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list-style-name="L5">
      <style:paragraph-properties fo:margin-top="0cm" fo:margin-bottom="0.499cm" loext:contextual-spacing="false"/>
    </style:style>
    <style:style style:name="P3" style:family="paragraph" style:parent-style-name="Preformatted_20_Text" style:list-style-name="L19">
      <style:paragraph-properties fo:margin-top="0cm" fo:margin-bottom="0.499cm" loext:contextual-spacing="false"/>
    </style:style>
    <style:style style:name="P4" style:family="paragraph" style:parent-style-name="Preformatted_20_Text" style:list-style-name="L23">
      <style:paragraph-properties fo:margin-top="0cm" fo:margin-bottom="0.499cm" loext:contextual-spacing="false"/>
    </style:style>
    <style:style style:name="P5" style:family="paragraph" style:parent-style-name="Preformatted_20_Text" style:list-style-name="L35">
      <style:paragraph-properties fo:margin-top="0cm" fo:margin-bottom="0.499cm" loext:contextual-spacing="false"/>
    </style:style>
    <style:style style:name="P6" style:family="paragraph" style:parent-style-name="Preformatted_20_Text" style:list-style-name="L37">
      <style:paragraph-properties fo:margin-top="0cm" fo:margin-bottom="0.499cm" loext:contextual-spacing="false"/>
    </style:style>
    <style:style style:name="P7" style:family="paragraph" style:parent-style-name="Preformatted_20_Text" style:list-style-name="L46">
      <style:paragraph-properties fo:margin-top="0cm" fo:margin-bottom="0.499cm" loext:contextual-spacing="false"/>
    </style:style>
    <style:style style:name="P8" style:family="paragraph" style:parent-style-name="Preformatted_20_Text" style:list-style-name="L53">
      <style:paragraph-properties fo:margin-top="0cm" fo:margin-bottom="0.499cm" loext:contextual-spacing="false"/>
    </style:style>
    <style:style style:name="P9" style:family="paragraph" style:parent-style-name="Preformatted_20_Text" style:list-style-name="L57">
      <style:paragraph-properties fo:margin-top="0cm" fo:margin-bottom="0.499cm" loext:contextual-spacing="false"/>
    </style:style>
    <style:style style:name="P10" style:family="paragraph" style:parent-style-name="Preformatted_20_Text" style:list-style-name="L64">
      <style:paragraph-properties fo:margin-top="0cm" fo:margin-bottom="0.499cm" loext:contextual-spacing="false"/>
    </style:style>
    <style:style style:name="P11" style:family="paragraph" style:parent-style-name="Preformatted_20_Text" style:list-style-name="L73">
      <style:paragraph-properties fo:margin-top="0cm" fo:margin-bottom="0.499cm" loext:contextual-spacing="false"/>
    </style:style>
    <style:style style:name="P12" style:family="paragraph" style:parent-style-name="Preformatted_20_Text" style:list-style-name="L78">
      <style:paragraph-properties fo:margin-top="0cm" fo:margin-bottom="0.499cm" loext:contextual-spacing="false"/>
    </style:style>
    <style:style style:name="P13" style:family="paragraph" style:parent-style-name="Preformatted_20_Text" style:list-style-name="L91">
      <style:paragraph-properties fo:margin-top="0cm" fo:margin-bottom="0.499cm" loext:contextual-spacing="false"/>
    </style:style>
    <style:style style:name="P14" style:family="paragraph" style:parent-style-name="Preformatted_20_Text" style:list-style-name="L97">
      <style:paragraph-properties fo:margin-top="0cm" fo:margin-bottom="0.499cm" loext:contextual-spacing="false"/>
    </style:style>
    <style:style style:name="P15" style:family="paragraph" style:parent-style-name="Preformatted_20_Text" style:list-style-name="L107">
      <style:paragraph-properties fo:margin-top="0cm" fo:margin-bottom="0.499cm" loext:contextual-spacing="false"/>
    </style:style>
    <style:style style:name="P16" style:family="paragraph" style:parent-style-name="Preformatted_20_Text" style:list-style-name="L109">
      <style:paragraph-properties fo:margin-top="0cm" fo:margin-bottom="0.499cm" loext:contextual-spacing="false"/>
    </style:style>
    <style:style style:name="P17" style:family="paragraph" style:parent-style-name="Preformatted_20_Text" style:list-style-name="L121">
      <style:paragraph-properties fo:margin-top="0cm" fo:margin-bottom="0.499cm" loext:contextual-spacing="false"/>
    </style:style>
    <style:style style:name="P18" style:family="paragraph" style:parent-style-name="Preformatted_20_Text" style:list-style-name="L123">
      <style:paragraph-properties fo:margin-top="0cm" fo:margin-bottom="0.499cm" loext:contextual-spacing="false"/>
    </style:style>
    <style:style style:name="P19" style:family="paragraph" style:parent-style-name="Preformatted_20_Text" style:list-style-name="L131">
      <style:paragraph-properties fo:margin-top="0cm" fo:margin-bottom="0.499cm" loext:contextual-spacing="false"/>
    </style:style>
    <style:style style:name="P20" style:family="paragraph" style:parent-style-name="Preformatted_20_Text" style:list-style-name="L133">
      <style:paragraph-properties fo:margin-top="0cm" fo:margin-bottom="0.499cm" loext:contextual-spacing="false"/>
    </style:style>
    <style:style style:name="P21" style:family="paragraph" style:parent-style-name="Preformatted_20_Text" style:list-style-name="L141">
      <style:paragraph-properties fo:margin-top="0cm" fo:margin-bottom="0.499cm" loext:contextual-spacing="false"/>
    </style:style>
    <style:style style:name="P22" style:family="paragraph" style:parent-style-name="Preformatted_20_Text" style:list-style-name="L145">
      <style:paragraph-properties fo:margin-top="0cm" fo:margin-bottom="0.499cm" loext:contextual-spacing="false"/>
    </style:style>
    <style:style style:name="P23" style:family="paragraph" style:parent-style-name="Preformatted_20_Text" style:list-style-name="L149">
      <style:paragraph-properties fo:margin-top="0cm" fo:margin-bottom="0.499cm" loext:contextual-spacing="false"/>
    </style:style>
    <style:style style:name="P24" style:family="paragraph" style:parent-style-name="Preformatted_20_Text" style:list-style-name="L153">
      <style:paragraph-properties fo:margin-top="0cm" fo:margin-bottom="0.499cm" loext:contextual-spacing="false"/>
    </style:style>
    <style:style style:name="P25" style:family="paragraph" style:parent-style-name="Preformatted_20_Text" style:list-style-name="L157">
      <style:paragraph-properties fo:margin-top="0cm" fo:margin-bottom="0.499cm" loext:contextual-spacing="false"/>
    </style:style>
    <style:style style:name="P26" style:family="paragraph" style:parent-style-name="Preformatted_20_Text" style:list-style-name="L161">
      <style:paragraph-properties fo:margin-top="0cm" fo:margin-bottom="0.499cm" loext:contextual-spacing="false"/>
    </style:style>
    <style:style style:name="P27" style:family="paragraph" style:parent-style-name="Preformatted_20_Text" style:list-style-name="L167">
      <style:paragraph-properties fo:margin-top="0cm" fo:margin-bottom="0.499cm" loext:contextual-spacing="false"/>
    </style:style>
    <style:style style:name="P28" style:family="paragraph" style:parent-style-name="Preformatted_20_Text" style:list-style-name="L171">
      <style:paragraph-properties fo:margin-top="0cm" fo:margin-bottom="0.499cm" loext:contextual-spacing="false"/>
    </style:style>
    <style:style style:name="P29" style:family="paragraph" style:parent-style-name="Preformatted_20_Text" style:list-style-name="L174">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writing-mode="lr-tb"/>
    </style:style>
    <style:style style:name="P31" style:family="paragraph" style:parent-style-name="Preformatted_20_Text" style:list-style-name="L6">
      <style:paragraph-properties fo:margin-top="0cm" fo:margin-bottom="0.499cm" loext:contextual-spacing="false" style:writing-mode="lr-tb"/>
    </style:style>
    <style:style style:name="P32" style:family="paragraph" style:parent-style-name="Preformatted_20_Text" style:list-style-name="L22">
      <style:paragraph-properties fo:margin-top="0cm" fo:margin-bottom="0.499cm" loext:contextual-spacing="false" style:writing-mode="lr-tb"/>
    </style:style>
    <style:style style:name="P33" style:family="paragraph" style:parent-style-name="Preformatted_20_Text" style:list-style-name="L24">
      <style:paragraph-properties fo:margin-top="0cm" fo:margin-bottom="0.499cm" loext:contextual-spacing="false" style:writing-mode="lr-tb"/>
    </style:style>
    <style:style style:name="P34" style:family="paragraph" style:parent-style-name="Preformatted_20_Text" style:list-style-name="L26">
      <style:paragraph-properties fo:margin-top="0cm" fo:margin-bottom="0.499cm" loext:contextual-spacing="false" style:writing-mode="lr-tb"/>
    </style:style>
    <style:style style:name="P35" style:family="paragraph" style:parent-style-name="Preformatted_20_Text" style:list-style-name="L36">
      <style:paragraph-properties fo:margin-top="0cm" fo:margin-bottom="0.499cm" loext:contextual-spacing="false" style:writing-mode="lr-tb"/>
    </style:style>
    <style:style style:name="P36" style:family="paragraph" style:parent-style-name="Preformatted_20_Text" style:list-style-name="L38">
      <style:paragraph-properties fo:margin-top="0cm" fo:margin-bottom="0.499cm" loext:contextual-spacing="false" style:writing-mode="lr-tb"/>
    </style:style>
    <style:style style:name="P37" style:family="paragraph" style:parent-style-name="Preformatted_20_Text" style:list-style-name="L47">
      <style:paragraph-properties fo:margin-top="0cm" fo:margin-bottom="0.499cm" loext:contextual-spacing="false" style:writing-mode="lr-tb"/>
    </style:style>
    <style:style style:name="P38" style:family="paragraph" style:parent-style-name="Preformatted_20_Text" style:list-style-name="L54">
      <style:paragraph-properties fo:margin-top="0cm" fo:margin-bottom="0.499cm" loext:contextual-spacing="false" style:writing-mode="lr-tb"/>
    </style:style>
    <style:style style:name="P39" style:family="paragraph" style:parent-style-name="Preformatted_20_Text" style:list-style-name="L66">
      <style:paragraph-properties fo:margin-top="0cm" fo:margin-bottom="0.499cm" loext:contextual-spacing="false" style:writing-mode="lr-tb"/>
    </style:style>
    <style:style style:name="P40" style:family="paragraph" style:parent-style-name="Preformatted_20_Text" style:list-style-name="L69">
      <style:paragraph-properties fo:margin-top="0cm" fo:margin-bottom="0.499cm" loext:contextual-spacing="false" style:writing-mode="lr-tb"/>
    </style:style>
    <style:style style:name="P41" style:family="paragraph" style:parent-style-name="Preformatted_20_Text" style:list-style-name="L74">
      <style:paragraph-properties fo:margin-top="0cm" fo:margin-bottom="0.499cm" loext:contextual-spacing="false" style:writing-mode="lr-tb"/>
    </style:style>
    <style:style style:name="P42" style:family="paragraph" style:parent-style-name="Preformatted_20_Text" style:list-style-name="L83">
      <style:paragraph-properties fo:margin-top="0cm" fo:margin-bottom="0.499cm" loext:contextual-spacing="false" style:writing-mode="lr-tb"/>
    </style:style>
    <style:style style:name="P43" style:family="paragraph" style:parent-style-name="Preformatted_20_Text" style:list-style-name="L87">
      <style:paragraph-properties fo:margin-top="0cm" fo:margin-bottom="0.499cm" loext:contextual-spacing="false" style:writing-mode="lr-tb"/>
    </style:style>
    <style:style style:name="P44" style:family="paragraph" style:parent-style-name="Preformatted_20_Text" style:list-style-name="L94">
      <style:paragraph-properties fo:margin-top="0cm" fo:margin-bottom="0.499cm" loext:contextual-spacing="false" style:writing-mode="lr-tb"/>
    </style:style>
    <style:style style:name="P45" style:family="paragraph" style:parent-style-name="Preformatted_20_Text" style:list-style-name="L98">
      <style:paragraph-properties fo:margin-top="0cm" fo:margin-bottom="0.499cm" loext:contextual-spacing="false" style:writing-mode="lr-tb"/>
    </style:style>
    <style:style style:name="P46" style:family="paragraph" style:parent-style-name="Preformatted_20_Text" style:list-style-name="L108">
      <style:paragraph-properties fo:margin-top="0cm" fo:margin-bottom="0.499cm" loext:contextual-spacing="false" style:writing-mode="lr-tb"/>
    </style:style>
    <style:style style:name="P47" style:family="paragraph" style:parent-style-name="Preformatted_20_Text" style:list-style-name="L122">
      <style:paragraph-properties fo:margin-top="0cm" fo:margin-bottom="0.499cm" loext:contextual-spacing="false" style:writing-mode="lr-tb"/>
    </style:style>
    <style:style style:name="P48" style:family="paragraph" style:parent-style-name="Preformatted_20_Text" style:list-style-name="L125">
      <style:paragraph-properties fo:margin-top="0cm" fo:margin-bottom="0.499cm" loext:contextual-spacing="false" style:writing-mode="lr-tb"/>
    </style:style>
    <style:style style:name="P49" style:family="paragraph" style:parent-style-name="Preformatted_20_Text" style:list-style-name="L132">
      <style:paragraph-properties fo:margin-top="0cm" fo:margin-bottom="0.499cm" loext:contextual-spacing="false" style:writing-mode="lr-tb"/>
    </style:style>
    <style:style style:name="P50" style:family="paragraph" style:parent-style-name="Preformatted_20_Text" style:list-style-name="L135">
      <style:paragraph-properties fo:margin-top="0cm" fo:margin-bottom="0.499cm" loext:contextual-spacing="false" style:writing-mode="lr-tb"/>
    </style:style>
    <style:style style:name="P51" style:family="paragraph" style:parent-style-name="Preformatted_20_Text" style:list-style-name="L143">
      <style:paragraph-properties fo:margin-top="0cm" fo:margin-bottom="0.499cm" loext:contextual-spacing="false" style:writing-mode="lr-tb"/>
    </style:style>
    <style:style style:name="P52" style:family="paragraph" style:parent-style-name="Preformatted_20_Text" style:list-style-name="L146">
      <style:paragraph-properties fo:margin-top="0cm" fo:margin-bottom="0.499cm" loext:contextual-spacing="false" style:writing-mode="lr-tb"/>
    </style:style>
    <style:style style:name="P53" style:family="paragraph" style:parent-style-name="Preformatted_20_Text" style:list-style-name="L151">
      <style:paragraph-properties fo:margin-top="0cm" fo:margin-bottom="0.499cm" loext:contextual-spacing="false" style:writing-mode="lr-tb"/>
    </style:style>
    <style:style style:name="P54" style:family="paragraph" style:parent-style-name="Preformatted_20_Text" style:list-style-name="L154">
      <style:paragraph-properties fo:margin-top="0cm" fo:margin-bottom="0.499cm" loext:contextual-spacing="false" style:writing-mode="lr-tb"/>
    </style:style>
    <style:style style:name="P55" style:family="paragraph" style:parent-style-name="Preformatted_20_Text" style:list-style-name="L158">
      <style:paragraph-properties fo:margin-top="0cm" fo:margin-bottom="0.499cm" loext:contextual-spacing="false" style:writing-mode="lr-tb"/>
    </style:style>
    <style:style style:name="P56" style:family="paragraph" style:parent-style-name="Preformatted_20_Text" style:list-style-name="L162">
      <style:paragraph-properties fo:margin-top="0cm" fo:margin-bottom="0.499cm" loext:contextual-spacing="false" style:writing-mode="lr-tb"/>
    </style:style>
    <style:style style:name="P57" style:family="paragraph" style:parent-style-name="Preformatted_20_Text" style:list-style-name="L164">
      <style:paragraph-properties fo:margin-top="0cm" fo:margin-bottom="0.499cm" loext:contextual-spacing="false" style:writing-mode="lr-tb"/>
    </style:style>
    <style:style style:name="P58" style:family="paragraph" style:parent-style-name="Preformatted_20_Text" style:list-style-name="L166">
      <style:paragraph-properties fo:margin-top="0cm" fo:margin-bottom="0.499cm" loext:contextual-spacing="false" style:writing-mode="lr-tb"/>
    </style:style>
    <style:style style:name="P59" style:family="paragraph" style:parent-style-name="Preformatted_20_Text" style:list-style-name="L168">
      <style:paragraph-properties fo:margin-top="0cm" fo:margin-bottom="0.499cm" loext:contextual-spacing="false" style:writing-mode="lr-tb"/>
    </style:style>
    <style:style style:name="P60" style:family="paragraph" style:parent-style-name="Preformatted_20_Text" style:list-style-name="L172">
      <style:paragraph-properties fo:margin-top="0cm" fo:margin-bottom="0.499cm" loext:contextual-spacing="false" style:writing-mode="lr-tb"/>
    </style:style>
    <style:style style:name="P61" style:family="paragraph" style:parent-style-name="Preformatted_20_Text" style:list-style-name="L175">
      <style:paragraph-properties fo:margin-top="0cm" fo:margin-bottom="0.499cm" loext:contextual-spacing="false" style:writing-mode="lr-tb"/>
    </style:style>
    <style:style style:name="P62" style:family="paragraph" style:parent-style-name="Preformatted_20_Text" style:list-style-name="L177">
      <style:paragraph-properties fo:margin-top="0cm" fo:margin-bottom="0.499cm" loext:contextual-spacing="false" style:writing-mode="lr-tb"/>
    </style:style>
    <style:style style:name="P63" style:family="paragraph" style:parent-style-name="Preformatted_20_Text">
      <style:paragraph-properties style:writing-mode="lr-tb"/>
    </style:style>
    <style:style style:name="P64" style:family="paragraph" style:parent-style-name="Preformatted_20_Text" style:list-style-name="L6">
      <style:paragraph-properties style:writing-mode="lr-tb"/>
    </style:style>
    <style:style style:name="P65" style:family="paragraph" style:parent-style-name="Preformatted_20_Text" style:list-style-name="L20">
      <style:paragraph-properties style:writing-mode="lr-tb"/>
    </style:style>
    <style:style style:name="P66" style:family="paragraph" style:parent-style-name="Preformatted_20_Text" style:list-style-name="L22">
      <style:paragraph-properties style:writing-mode="lr-tb"/>
    </style:style>
    <style:style style:name="P67" style:family="paragraph" style:parent-style-name="Preformatted_20_Text" style:list-style-name="L36">
      <style:paragraph-properties style:writing-mode="lr-tb"/>
    </style:style>
    <style:style style:name="P68" style:family="paragraph" style:parent-style-name="Preformatted_20_Text" style:list-style-name="L58">
      <style:paragraph-properties style:writing-mode="lr-tb"/>
    </style:style>
    <style:style style:name="P69" style:family="paragraph" style:parent-style-name="Preformatted_20_Text" style:list-style-name="L74">
      <style:paragraph-properties style:writing-mode="lr-tb"/>
    </style:style>
    <style:style style:name="P70" style:family="paragraph" style:parent-style-name="Preformatted_20_Text" style:list-style-name="L79">
      <style:paragraph-properties style:writing-mode="lr-tb"/>
    </style:style>
    <style:style style:name="P71" style:family="paragraph" style:parent-style-name="Preformatted_20_Text" style:list-style-name="L81">
      <style:paragraph-properties style:writing-mode="lr-tb"/>
    </style:style>
    <style:style style:name="P72" style:family="paragraph" style:parent-style-name="Preformatted_20_Text" style:list-style-name="L85">
      <style:paragraph-properties style:writing-mode="lr-tb"/>
    </style:style>
    <style:style style:name="P73" style:family="paragraph" style:parent-style-name="Preformatted_20_Text" style:list-style-name="L87">
      <style:paragraph-properties style:writing-mode="lr-tb"/>
    </style:style>
    <style:style style:name="P74" style:family="paragraph" style:parent-style-name="Preformatted_20_Text" style:list-style-name="L92">
      <style:paragraph-properties style:writing-mode="lr-tb"/>
    </style:style>
    <style:style style:name="P75" style:family="paragraph" style:parent-style-name="Preformatted_20_Text" style:list-style-name="L110">
      <style:paragraph-properties style:writing-mode="lr-tb"/>
    </style:style>
    <style:style style:name="P76" style:family="paragraph" style:parent-style-name="Preformatted_20_Text" style:list-style-name="L166">
      <style:paragraph-properties style:writing-mode="lr-tb"/>
    </style:style>
    <style:style style:name="P77" style:family="paragraph" style:parent-style-name="Preformatted_20_Text" style:list-style-name="L168">
      <style:paragraph-properties style:writing-mode="lr-tb"/>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1"/>
    <style:style style:name="P98" style:family="paragraph" style:parent-style-name="Text_20_body" style:list-style-name="L23"/>
    <style:style style:name="P99" style:family="paragraph" style:parent-style-name="Text_20_body" style:list-style-name="L25"/>
    <style:style style:name="P100" style:family="paragraph" style:parent-style-name="Text_20_body" style:list-style-name="L27"/>
    <style:style style:name="P101" style:family="paragraph" style:parent-style-name="Text_20_body" style:list-style-name="L28"/>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2"/>
    <style:style style:name="P106" style:family="paragraph" style:parent-style-name="Text_20_body" style:list-style-name="L33"/>
    <style:style style:name="P107" style:family="paragraph" style:parent-style-name="Text_20_body" style:list-style-name="L34"/>
    <style:style style:name="P108" style:family="paragraph" style:parent-style-name="Text_20_body" style:list-style-name="L35"/>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1"/>
    <style:style style:name="P114" style:family="paragraph" style:parent-style-name="Text_20_body" style:list-style-name="L42"/>
    <style:style style:name="P115" style:family="paragraph" style:parent-style-name="Text_20_body" style:list-style-name="L43"/>
    <style:style style:name="P116" style:family="paragraph" style:parent-style-name="Text_20_body" style:list-style-name="L44"/>
    <style:style style:name="P117" style:family="paragraph" style:parent-style-name="Text_20_body" style:list-style-name="L45"/>
    <style:style style:name="P118" style:family="paragraph" style:parent-style-name="Text_20_body" style:list-style-name="L46"/>
    <style:style style:name="P119" style:family="paragraph" style:parent-style-name="Text_20_body" style:list-style-name="L47"/>
    <style:style style:name="P120" style:family="paragraph" style:parent-style-name="Text_20_body" style:list-style-name="L48"/>
    <style:style style:name="P121" style:family="paragraph" style:parent-style-name="Text_20_body" style:list-style-name="L49"/>
    <style:style style:name="P122" style:family="paragraph" style:parent-style-name="Text_20_body" style:list-style-name="L50"/>
    <style:style style:name="P123" style:family="paragraph" style:parent-style-name="Text_20_body" style:list-style-name="L51"/>
    <style:style style:name="P124" style:family="paragraph" style:parent-style-name="Text_20_body" style:list-style-name="L52"/>
    <style:style style:name="P125" style:family="paragraph" style:parent-style-name="Text_20_body" style:list-style-name="L53"/>
    <style:style style:name="P126" style:family="paragraph" style:parent-style-name="Text_20_body" style:list-style-name="L55"/>
    <style:style style:name="P127" style:family="paragraph" style:parent-style-name="Text_20_body" style:list-style-name="L56"/>
    <style:style style:name="P128" style:family="paragraph" style:parent-style-name="Text_20_body" style:list-style-name="L57"/>
    <style:style style:name="P129" style:family="paragraph" style:parent-style-name="Text_20_body" style:list-style-name="L59"/>
    <style:style style:name="P130" style:family="paragraph" style:parent-style-name="Text_20_body" style:list-style-name="L60"/>
    <style:style style:name="P131" style:family="paragraph" style:parent-style-name="Text_20_body" style:list-style-name="L61"/>
    <style:style style:name="P132" style:family="paragraph" style:parent-style-name="Text_20_body" style:list-style-name="L62"/>
    <style:style style:name="P133" style:family="paragraph" style:parent-style-name="Text_20_body" style:list-style-name="L63"/>
    <style:style style:name="P134" style:family="paragraph" style:parent-style-name="Text_20_body" style:list-style-name="L64"/>
    <style:style style:name="P135" style:family="paragraph" style:parent-style-name="Text_20_body" style:list-style-name="L67"/>
    <style:style style:name="P136" style:family="paragraph" style:parent-style-name="Text_20_body" style:list-style-name="L68"/>
    <style:style style:name="P137" style:family="paragraph" style:parent-style-name="Text_20_body" style:list-style-name="L69"/>
    <style:style style:name="P138" style:family="paragraph" style:parent-style-name="Text_20_body" style:list-style-name="L70"/>
    <style:style style:name="P139" style:family="paragraph" style:parent-style-name="Text_20_body" style:list-style-name="L71"/>
    <style:style style:name="P140" style:family="paragraph" style:parent-style-name="Text_20_body" style:list-style-name="L72"/>
    <style:style style:name="P141" style:family="paragraph" style:parent-style-name="Text_20_body" style:list-style-name="L73"/>
    <style:style style:name="P142" style:family="paragraph" style:parent-style-name="Text_20_body" style:list-style-name="L75"/>
    <style:style style:name="P143" style:family="paragraph" style:parent-style-name="Text_20_body" style:list-style-name="L76"/>
    <style:style style:name="P144" style:family="paragraph" style:parent-style-name="Text_20_body" style:list-style-name="L77"/>
    <style:style style:name="P145" style:family="paragraph" style:parent-style-name="Text_20_body" style:list-style-name="L78"/>
    <style:style style:name="P146" style:family="paragraph" style:parent-style-name="Text_20_body" style:list-style-name="L80"/>
    <style:style style:name="P147" style:family="paragraph" style:parent-style-name="Text_20_body" style:list-style-name="L82"/>
    <style:style style:name="P148" style:family="paragraph" style:parent-style-name="Text_20_body" style:list-style-name="L84"/>
    <style:style style:name="P149" style:family="paragraph" style:parent-style-name="Text_20_body" style:list-style-name="L86"/>
    <style:style style:name="P150" style:family="paragraph" style:parent-style-name="Text_20_body" style:list-style-name="L88"/>
    <style:style style:name="P151" style:family="paragraph" style:parent-style-name="Text_20_body" style:list-style-name="L89"/>
    <style:style style:name="P152" style:family="paragraph" style:parent-style-name="Text_20_body" style:list-style-name="L90"/>
    <style:style style:name="P153" style:family="paragraph" style:parent-style-name="Text_20_body" style:list-style-name="L91"/>
    <style:style style:name="P154" style:family="paragraph" style:parent-style-name="Text_20_body" style:list-style-name="L93"/>
    <style:style style:name="P155" style:family="paragraph" style:parent-style-name="Text_20_body" style:list-style-name="L95"/>
    <style:style style:name="P156" style:family="paragraph" style:parent-style-name="Text_20_body" style:list-style-name="L96"/>
    <style:style style:name="P157" style:family="paragraph" style:parent-style-name="Text_20_body" style:list-style-name="L97"/>
    <style:style style:name="P158" style:family="paragraph" style:parent-style-name="Text_20_body" style:list-style-name="L99"/>
    <style:style style:name="P159" style:family="paragraph" style:parent-style-name="Text_20_body" style:list-style-name="L100"/>
    <style:style style:name="P160" style:family="paragraph" style:parent-style-name="Text_20_body" style:list-style-name="L101"/>
    <style:style style:name="P161" style:family="paragraph" style:parent-style-name="Text_20_body" style:list-style-name="L102"/>
    <style:style style:name="P162" style:family="paragraph" style:parent-style-name="Text_20_body" style:list-style-name="L103"/>
    <style:style style:name="P163" style:family="paragraph" style:parent-style-name="Text_20_body" style:list-style-name="L104"/>
    <style:style style:name="P164" style:family="paragraph" style:parent-style-name="Text_20_body" style:list-style-name="L105"/>
    <style:style style:name="P165" style:family="paragraph" style:parent-style-name="Text_20_body" style:list-style-name="L106"/>
    <style:style style:name="P166" style:family="paragraph" style:parent-style-name="Text_20_body" style:list-style-name="L107"/>
    <style:style style:name="P167" style:family="paragraph" style:parent-style-name="Text_20_body" style:list-style-name="L108"/>
    <style:style style:name="P168" style:family="paragraph" style:parent-style-name="Text_20_body" style:list-style-name="L109"/>
    <style:style style:name="P169" style:family="paragraph" style:parent-style-name="Text_20_body" style:list-style-name="L111"/>
    <style:style style:name="P170" style:family="paragraph" style:parent-style-name="Text_20_body" style:list-style-name="L112"/>
    <style:style style:name="P171" style:family="paragraph" style:parent-style-name="Text_20_body" style:list-style-name="L113"/>
    <style:style style:name="P172" style:family="paragraph" style:parent-style-name="Text_20_body" style:list-style-name="L114"/>
    <style:style style:name="P173" style:family="paragraph" style:parent-style-name="Text_20_body" style:list-style-name="L115"/>
    <style:style style:name="P174" style:family="paragraph" style:parent-style-name="Text_20_body" style:list-style-name="L116"/>
    <style:style style:name="P175" style:family="paragraph" style:parent-style-name="Text_20_body" style:list-style-name="L117"/>
    <style:style style:name="P176" style:family="paragraph" style:parent-style-name="Text_20_body" style:list-style-name="L118"/>
    <style:style style:name="P177" style:family="paragraph" style:parent-style-name="Text_20_body" style:list-style-name="L119"/>
    <style:style style:name="P178" style:family="paragraph" style:parent-style-name="Text_20_body" style:list-style-name="L120"/>
    <style:style style:name="P179" style:family="paragraph" style:parent-style-name="Text_20_body" style:list-style-name="L121"/>
    <style:style style:name="P180" style:family="paragraph" style:parent-style-name="Text_20_body" style:list-style-name="L123"/>
    <style:style style:name="P181" style:family="paragraph" style:parent-style-name="Text_20_body" style:list-style-name="L125"/>
    <style:style style:name="P182" style:family="paragraph" style:parent-style-name="Text_20_body" style:list-style-name="L126"/>
    <style:style style:name="P183" style:family="paragraph" style:parent-style-name="Text_20_body" style:list-style-name="L127"/>
    <style:style style:name="P184" style:family="paragraph" style:parent-style-name="Text_20_body" style:list-style-name="L128"/>
    <style:style style:name="P185" style:family="paragraph" style:parent-style-name="Text_20_body" style:list-style-name="L129"/>
    <style:style style:name="P186" style:family="paragraph" style:parent-style-name="Text_20_body" style:list-style-name="L130"/>
    <style:style style:name="P187" style:family="paragraph" style:parent-style-name="Text_20_body" style:list-style-name="L131"/>
    <style:style style:name="P188" style:family="paragraph" style:parent-style-name="Text_20_body" style:list-style-name="L132"/>
    <style:style style:name="P189" style:family="paragraph" style:parent-style-name="Text_20_body" style:list-style-name="L133"/>
    <style:style style:name="P190" style:family="paragraph" style:parent-style-name="Text_20_body" style:list-style-name="L135"/>
    <style:style style:name="P191" style:family="paragraph" style:parent-style-name="Text_20_body" style:list-style-name="L136"/>
    <style:style style:name="P192" style:family="paragraph" style:parent-style-name="Text_20_body" style:list-style-name="L137"/>
    <style:style style:name="P193" style:family="paragraph" style:parent-style-name="Text_20_body" style:list-style-name="L138"/>
    <style:style style:name="P194" style:family="paragraph" style:parent-style-name="Text_20_body" style:list-style-name="L139"/>
    <style:style style:name="P195" style:family="paragraph" style:parent-style-name="Text_20_body" style:list-style-name="L140"/>
    <style:style style:name="P196" style:family="paragraph" style:parent-style-name="Text_20_body" style:list-style-name="L141"/>
    <style:style style:name="P197" style:family="paragraph" style:parent-style-name="Text_20_body" style:list-style-name="L143"/>
    <style:style style:name="P198" style:family="paragraph" style:parent-style-name="Text_20_body" style:list-style-name="L144"/>
    <style:style style:name="P199" style:family="paragraph" style:parent-style-name="Text_20_body" style:list-style-name="L145"/>
    <style:style style:name="P200" style:family="paragraph" style:parent-style-name="Text_20_body" style:list-style-name="L146"/>
    <style:style style:name="P201" style:family="paragraph" style:parent-style-name="Text_20_body" style:list-style-name="L147"/>
    <style:style style:name="P202" style:family="paragraph" style:parent-style-name="Text_20_body" style:list-style-name="L148"/>
    <style:style style:name="P203" style:family="paragraph" style:parent-style-name="Text_20_body" style:list-style-name="L149"/>
    <style:style style:name="P204" style:family="paragraph" style:parent-style-name="Text_20_body" style:list-style-name="L150"/>
    <style:style style:name="P205" style:family="paragraph" style:parent-style-name="Text_20_body" style:list-style-name="L152"/>
    <style:style style:name="P206" style:family="paragraph" style:parent-style-name="Text_20_body" style:list-style-name="L153"/>
    <style:style style:name="P207" style:family="paragraph" style:parent-style-name="Text_20_body" style:list-style-name="L154"/>
    <style:style style:name="P208" style:family="paragraph" style:parent-style-name="Text_20_body" style:list-style-name="L155"/>
    <style:style style:name="P209" style:family="paragraph" style:parent-style-name="Text_20_body" style:list-style-name="L156"/>
    <style:style style:name="P210" style:family="paragraph" style:parent-style-name="Text_20_body" style:list-style-name="L157"/>
    <style:style style:name="P211" style:family="paragraph" style:parent-style-name="Text_20_body" style:list-style-name="L158"/>
    <style:style style:name="P212" style:family="paragraph" style:parent-style-name="Text_20_body" style:list-style-name="L159"/>
    <style:style style:name="P213" style:family="paragraph" style:parent-style-name="Text_20_body" style:list-style-name="L160"/>
    <style:style style:name="P214" style:family="paragraph" style:parent-style-name="Text_20_body" style:list-style-name="L161"/>
    <style:style style:name="P215" style:family="paragraph" style:parent-style-name="Text_20_body" style:list-style-name="L163"/>
    <style:style style:name="P216" style:family="paragraph" style:parent-style-name="Text_20_body" style:list-style-name="L165"/>
    <style:style style:name="P217" style:family="paragraph" style:parent-style-name="Text_20_body" style:list-style-name="L167"/>
    <style:style style:name="P218" style:family="paragraph" style:parent-style-name="Text_20_body" style:list-style-name="L169"/>
    <style:style style:name="P219" style:family="paragraph" style:parent-style-name="Text_20_body" style:list-style-name="L170"/>
    <style:style style:name="P220" style:family="paragraph" style:parent-style-name="Text_20_body" style:list-style-name="L171"/>
    <style:style style:name="P221" style:family="paragraph" style:parent-style-name="Text_20_body" style:list-style-name="L172"/>
    <style:style style:name="P222" style:family="paragraph" style:parent-style-name="Text_20_body" style:list-style-name="L173"/>
    <style:style style:name="P223" style:family="paragraph" style:parent-style-name="Text_20_body" style:list-style-name="L174"/>
    <style:style style:name="P224" style:family="paragraph" style:parent-style-name="Text_20_body" style:list-style-name="L176"/>
    <style:style style:name="P225" style:family="paragraph" style:parent-style-name="Text_20_body" style:list-style-name="L178"/>
    <style:style style:name="P226" style:family="paragraph" style:parent-style-name="Text_20_body" style:list-style-name="L179"/>
    <style:style style:name="P227" style:family="paragraph" style:parent-style-name="Text_20_body" style:list-style-name="L180"/>
    <style:style style:name="P228" style:family="paragraph" style:parent-style-name="Text_20_body" style:list-style-name="L181"/>
    <style:style style:name="P229" style:family="paragraph" style:parent-style-name="Text_20_body" style:list-style-name="L182"/>
    <style:style style:name="P230" style:family="paragraph" style:parent-style-name="Text_20_body" style:list-style-name="L183"/>
    <style:style style:name="P231" style:family="paragraph" style:parent-style-name="Text_20_body" style:list-style-name="L184"/>
    <style:style style:name="P232" style:family="paragraph" style:parent-style-name="Text_20_body" style:list-style-name="L185"/>
    <style:style style:name="P233" style:family="paragraph" style:parent-style-name="Text_20_body" style:list-style-name="L186"/>
    <style:style style:name="P234" style:family="paragraph" style:parent-style-name="Text_20_body" style:list-style-name="L187"/>
    <style:style style:name="P235" style:family="paragraph" style:parent-style-name="Text_20_body" style:list-style-name="L188"/>
    <style:style style:name="P236" style:family="paragraph" style:parent-style-name="Text_20_body" style:list-style-name="L189"/>
    <style:style style:name="P237" style:family="paragraph" style:parent-style-name="Text_20_body" style:list-style-name="L190"/>
    <style:style style:name="P238" style:family="paragraph" style:parent-style-name="Text_20_body" style:list-style-name="L191"/>
    <style:style style:name="P239" style:family="paragraph" style:parent-style-name="Text_20_body" style:list-style-name="L192"/>
    <style:style style:name="P240" style:family="paragraph" style:parent-style-name="Text_20_body" style:list-style-name="L193"/>
    <style:style style:name="P241" style:family="paragraph" style:parent-style-name="Text_20_body" style:list-style-name="L194"/>
    <style:style style:name="P242" style:family="paragraph" style:parent-style-name="Text_20_body" style:list-style-name="L195"/>
    <style:style style:name="P243" style:family="paragraph" style:parent-style-name="Text_20_body" style:list-style-name="L196"/>
    <style:style style:name="P244" style:family="paragraph" style:parent-style-name="Text_20_body" style:list-style-name="L197"/>
    <style:style style:name="P245" style:family="paragraph" style:parent-style-name="Text_20_body" style:list-style-name="L198"/>
    <style:style style:name="P246" style:family="paragraph" style:parent-style-name="Text_20_body" style:list-style-name="L199"/>
    <style:style style:name="P247" style:family="paragraph" style:parent-style-name="Text_20_body">
      <style:paragraph-properties fo:margin-top="0cm" fo:margin-bottom="0cm" loext:contextual-spacing="false"/>
    </style:style>
    <style:style style:name="P248" style:family="paragraph" style:parent-style-name="Text_20_body" style:list-style-name="L2">
      <style:paragraph-properties fo:margin-top="0cm" fo:margin-bottom="0cm" loext:contextual-spacing="false"/>
    </style:style>
    <style:style style:name="P249" style:family="paragraph" style:parent-style-name="Text_20_body" style:list-style-name="L3">
      <style:paragraph-properties fo:margin-top="0cm" fo:margin-bottom="0cm" loext:contextual-spacing="false"/>
    </style:style>
    <style:style style:name="P250" style:family="paragraph" style:parent-style-name="Text_20_body" style:list-style-name="L4">
      <style:paragraph-properties fo:margin-top="0cm" fo:margin-bottom="0cm" loext:contextual-spacing="false"/>
    </style:style>
    <style:style style:name="P251" style:family="paragraph" style:parent-style-name="Text_20_body" style:list-style-name="L8">
      <style:paragraph-properties fo:margin-top="0cm" fo:margin-bottom="0cm" loext:contextual-spacing="false"/>
    </style:style>
    <style:style style:name="P252" style:family="paragraph" style:parent-style-name="Text_20_body" style:list-style-name="L9">
      <style:paragraph-properties fo:margin-top="0cm" fo:margin-bottom="0cm" loext:contextual-spacing="false"/>
    </style:style>
    <style:style style:name="P253" style:family="paragraph" style:parent-style-name="Text_20_body" style:list-style-name="L10">
      <style:paragraph-properties fo:margin-top="0cm" fo:margin-bottom="0cm" loext:contextual-spacing="false"/>
    </style:style>
    <style:style style:name="P254" style:family="paragraph" style:parent-style-name="Text_20_body" style:list-style-name="L11">
      <style:paragraph-properties fo:margin-top="0cm" fo:margin-bottom="0cm" loext:contextual-spacing="false"/>
    </style:style>
    <style:style style:name="P255" style:family="paragraph" style:parent-style-name="Text_20_body" style:list-style-name="L12">
      <style:paragraph-properties fo:margin-top="0cm" fo:margin-bottom="0cm" loext:contextual-spacing="false"/>
    </style:style>
    <style:style style:name="P256" style:family="paragraph" style:parent-style-name="Text_20_body" style:list-style-name="L13">
      <style:paragraph-properties fo:margin-top="0cm" fo:margin-bottom="0cm" loext:contextual-spacing="false"/>
    </style:style>
    <style:style style:name="P257" style:family="paragraph" style:parent-style-name="Text_20_body" style:list-style-name="L14">
      <style:paragraph-properties fo:margin-top="0cm" fo:margin-bottom="0cm" loext:contextual-spacing="false"/>
    </style:style>
    <style:style style:name="P258" style:family="paragraph" style:parent-style-name="Text_20_body" style:list-style-name="L15">
      <style:paragraph-properties fo:margin-top="0cm" fo:margin-bottom="0cm" loext:contextual-spacing="false"/>
    </style:style>
    <style:style style:name="P259" style:family="paragraph" style:parent-style-name="Text_20_body" style:list-style-name="L16">
      <style:paragraph-properties fo:margin-top="0cm" fo:margin-bottom="0cm" loext:contextual-spacing="false"/>
    </style:style>
    <style:style style:name="P260" style:family="paragraph" style:parent-style-name="Text_20_body" style:list-style-name="L18">
      <style:paragraph-properties fo:margin-top="0cm" fo:margin-bottom="0cm" loext:contextual-spacing="false"/>
    </style:style>
    <style:style style:name="P261" style:family="paragraph" style:parent-style-name="Text_20_body" style:list-style-name="L27">
      <style:paragraph-properties fo:margin-top="0cm" fo:margin-bottom="0cm" loext:contextual-spacing="false"/>
    </style:style>
    <style:style style:name="P262" style:family="paragraph" style:parent-style-name="Text_20_body" style:list-style-name="L28">
      <style:paragraph-properties fo:margin-top="0cm" fo:margin-bottom="0cm" loext:contextual-spacing="false"/>
    </style:style>
    <style:style style:name="P263" style:family="paragraph" style:parent-style-name="Text_20_body" style:list-style-name="L29">
      <style:paragraph-properties fo:margin-top="0cm" fo:margin-bottom="0cm" loext:contextual-spacing="false"/>
    </style:style>
    <style:style style:name="P264" style:family="paragraph" style:parent-style-name="Text_20_body" style:list-style-name="L30">
      <style:paragraph-properties fo:margin-top="0cm" fo:margin-bottom="0cm" loext:contextual-spacing="false"/>
    </style:style>
    <style:style style:name="P265" style:family="paragraph" style:parent-style-name="Text_20_body" style:list-style-name="L31">
      <style:paragraph-properties fo:margin-top="0cm" fo:margin-bottom="0cm" loext:contextual-spacing="false"/>
    </style:style>
    <style:style style:name="P266" style:family="paragraph" style:parent-style-name="Text_20_body" style:list-style-name="L32">
      <style:paragraph-properties fo:margin-top="0cm" fo:margin-bottom="0cm" loext:contextual-spacing="false"/>
    </style:style>
    <style:style style:name="P267" style:family="paragraph" style:parent-style-name="Text_20_body" style:list-style-name="L33">
      <style:paragraph-properties fo:margin-top="0cm" fo:margin-bottom="0cm" loext:contextual-spacing="false"/>
    </style:style>
    <style:style style:name="P268" style:family="paragraph" style:parent-style-name="Text_20_body" style:list-style-name="L34">
      <style:paragraph-properties fo:margin-top="0cm" fo:margin-bottom="0cm" loext:contextual-spacing="false"/>
    </style:style>
    <style:style style:name="P269" style:family="paragraph" style:parent-style-name="Text_20_body" style:list-style-name="L35">
      <style:paragraph-properties fo:margin-top="0cm" fo:margin-bottom="0cm" loext:contextual-spacing="false"/>
    </style:style>
    <style:style style:name="P270" style:family="paragraph" style:parent-style-name="Text_20_body" style:list-style-name="L37">
      <style:paragraph-properties fo:margin-top="0cm" fo:margin-bottom="0cm" loext:contextual-spacing="false"/>
    </style:style>
    <style:style style:name="P271" style:family="paragraph" style:parent-style-name="Text_20_body" style:list-style-name="L38">
      <style:paragraph-properties fo:margin-top="0cm" fo:margin-bottom="0cm" loext:contextual-spacing="false"/>
    </style:style>
    <style:style style:name="P272" style:family="paragraph" style:parent-style-name="Text_20_body" style:list-style-name="L39">
      <style:paragraph-properties fo:margin-top="0cm" fo:margin-bottom="0cm" loext:contextual-spacing="false"/>
    </style:style>
    <style:style style:name="P273" style:family="paragraph" style:parent-style-name="Text_20_body" style:list-style-name="L40">
      <style:paragraph-properties fo:margin-top="0cm" fo:margin-bottom="0cm" loext:contextual-spacing="false"/>
    </style:style>
    <style:style style:name="P274" style:family="paragraph" style:parent-style-name="Text_20_body" style:list-style-name="L41">
      <style:paragraph-properties fo:margin-top="0cm" fo:margin-bottom="0cm" loext:contextual-spacing="false"/>
    </style:style>
    <style:style style:name="P275" style:family="paragraph" style:parent-style-name="Text_20_body" style:list-style-name="L43">
      <style:paragraph-properties fo:margin-top="0cm" fo:margin-bottom="0cm" loext:contextual-spacing="false"/>
    </style:style>
    <style:style style:name="P276" style:family="paragraph" style:parent-style-name="Text_20_body" style:list-style-name="L44">
      <style:paragraph-properties fo:margin-top="0cm" fo:margin-bottom="0cm" loext:contextual-spacing="false"/>
    </style:style>
    <style:style style:name="P277" style:family="paragraph" style:parent-style-name="Text_20_body" style:list-style-name="L45">
      <style:paragraph-properties fo:margin-top="0cm" fo:margin-bottom="0cm" loext:contextual-spacing="false"/>
    </style:style>
    <style:style style:name="P278" style:family="paragraph" style:parent-style-name="Text_20_body" style:list-style-name="L46">
      <style:paragraph-properties fo:margin-top="0cm" fo:margin-bottom="0cm" loext:contextual-spacing="false"/>
    </style:style>
    <style:style style:name="P279" style:family="paragraph" style:parent-style-name="Text_20_body" style:list-style-name="L47">
      <style:paragraph-properties fo:margin-top="0cm" fo:margin-bottom="0cm" loext:contextual-spacing="false"/>
    </style:style>
    <style:style style:name="P280" style:family="paragraph" style:parent-style-name="Text_20_body" style:list-style-name="L48">
      <style:paragraph-properties fo:margin-top="0cm" fo:margin-bottom="0cm" loext:contextual-spacing="false"/>
    </style:style>
    <style:style style:name="P281" style:family="paragraph" style:parent-style-name="Text_20_body" style:list-style-name="L49">
      <style:paragraph-properties fo:margin-top="0cm" fo:margin-bottom="0cm" loext:contextual-spacing="false"/>
    </style:style>
    <style:style style:name="P282" style:family="paragraph" style:parent-style-name="Text_20_body" style:list-style-name="L50">
      <style:paragraph-properties fo:margin-top="0cm" fo:margin-bottom="0cm" loext:contextual-spacing="false"/>
    </style:style>
    <style:style style:name="P283" style:family="paragraph" style:parent-style-name="Text_20_body" style:list-style-name="L51">
      <style:paragraph-properties fo:margin-top="0cm" fo:margin-bottom="0cm" loext:contextual-spacing="false"/>
    </style:style>
    <style:style style:name="P284" style:family="paragraph" style:parent-style-name="Text_20_body" style:list-style-name="L52">
      <style:paragraph-properties fo:margin-top="0cm" fo:margin-bottom="0cm" loext:contextual-spacing="false"/>
    </style:style>
    <style:style style:name="P285" style:family="paragraph" style:parent-style-name="Text_20_body" style:list-style-name="L55">
      <style:paragraph-properties fo:margin-top="0cm" fo:margin-bottom="0cm" loext:contextual-spacing="false"/>
    </style:style>
    <style:style style:name="P286" style:family="paragraph" style:parent-style-name="Text_20_body" style:list-style-name="L60">
      <style:paragraph-properties fo:margin-top="0cm" fo:margin-bottom="0cm" loext:contextual-spacing="false"/>
    </style:style>
    <style:style style:name="P287" style:family="paragraph" style:parent-style-name="Text_20_body" style:list-style-name="L62">
      <style:paragraph-properties fo:margin-top="0cm" fo:margin-bottom="0cm" loext:contextual-spacing="false"/>
    </style:style>
    <style:style style:name="P288" style:family="paragraph" style:parent-style-name="Text_20_body" style:list-style-name="L69">
      <style:paragraph-properties fo:margin-top="0cm" fo:margin-bottom="0cm" loext:contextual-spacing="false"/>
    </style:style>
    <style:style style:name="P289" style:family="paragraph" style:parent-style-name="Text_20_body" style:list-style-name="L70">
      <style:paragraph-properties fo:margin-top="0cm" fo:margin-bottom="0cm" loext:contextual-spacing="false"/>
    </style:style>
    <style:style style:name="P290" style:family="paragraph" style:parent-style-name="Text_20_body" style:list-style-name="L72">
      <style:paragraph-properties fo:margin-top="0cm" fo:margin-bottom="0cm" loext:contextual-spacing="false"/>
    </style:style>
    <style:style style:name="P291" style:family="paragraph" style:parent-style-name="Text_20_body" style:list-style-name="L73">
      <style:paragraph-properties fo:margin-top="0cm" fo:margin-bottom="0cm" loext:contextual-spacing="false"/>
    </style:style>
    <style:style style:name="P292" style:family="paragraph" style:parent-style-name="Text_20_body" style:list-style-name="L75">
      <style:paragraph-properties fo:margin-top="0cm" fo:margin-bottom="0cm" loext:contextual-spacing="false"/>
    </style:style>
    <style:style style:name="P293" style:family="paragraph" style:parent-style-name="Text_20_body" style:list-style-name="L76">
      <style:paragraph-properties fo:margin-top="0cm" fo:margin-bottom="0cm" loext:contextual-spacing="false"/>
    </style:style>
    <style:style style:name="P294" style:family="paragraph" style:parent-style-name="Text_20_body" style:list-style-name="L77">
      <style:paragraph-properties fo:margin-top="0cm" fo:margin-bottom="0cm" loext:contextual-spacing="false"/>
    </style:style>
    <style:style style:name="P295" style:family="paragraph" style:parent-style-name="Text_20_body" style:list-style-name="L78">
      <style:paragraph-properties fo:margin-top="0cm" fo:margin-bottom="0cm" loext:contextual-spacing="false"/>
    </style:style>
    <style:style style:name="P296" style:family="paragraph" style:parent-style-name="Text_20_body" style:list-style-name="L88">
      <style:paragraph-properties fo:margin-top="0cm" fo:margin-bottom="0cm" loext:contextual-spacing="false"/>
    </style:style>
    <style:style style:name="P297" style:family="paragraph" style:parent-style-name="Text_20_body" style:list-style-name="L89">
      <style:paragraph-properties fo:margin-top="0cm" fo:margin-bottom="0cm" loext:contextual-spacing="false"/>
    </style:style>
    <style:style style:name="P298" style:family="paragraph" style:parent-style-name="Text_20_body" style:list-style-name="L90">
      <style:paragraph-properties fo:margin-top="0cm" fo:margin-bottom="0cm" loext:contextual-spacing="false"/>
    </style:style>
    <style:style style:name="P299" style:family="paragraph" style:parent-style-name="Text_20_body" style:list-style-name="L95">
      <style:paragraph-properties fo:margin-top="0cm" fo:margin-bottom="0cm" loext:contextual-spacing="false"/>
    </style:style>
    <style:style style:name="P300" style:family="paragraph" style:parent-style-name="Text_20_body" style:list-style-name="L97">
      <style:paragraph-properties fo:margin-top="0cm" fo:margin-bottom="0cm" loext:contextual-spacing="false"/>
    </style:style>
    <style:style style:name="P301" style:family="paragraph" style:parent-style-name="Text_20_body" style:list-style-name="L99">
      <style:paragraph-properties fo:margin-top="0cm" fo:margin-bottom="0cm" loext:contextual-spacing="false"/>
    </style:style>
    <style:style style:name="P302" style:family="paragraph" style:parent-style-name="Text_20_body" style:list-style-name="L100">
      <style:paragraph-properties fo:margin-top="0cm" fo:margin-bottom="0cm" loext:contextual-spacing="false"/>
    </style:style>
    <style:style style:name="P303" style:family="paragraph" style:parent-style-name="Text_20_body" style:list-style-name="L101">
      <style:paragraph-properties fo:margin-top="0cm" fo:margin-bottom="0cm" loext:contextual-spacing="false"/>
    </style:style>
    <style:style style:name="P304" style:family="paragraph" style:parent-style-name="Text_20_body" style:list-style-name="L102">
      <style:paragraph-properties fo:margin-top="0cm" fo:margin-bottom="0cm" loext:contextual-spacing="false"/>
    </style:style>
    <style:style style:name="P305" style:family="paragraph" style:parent-style-name="Text_20_body" style:list-style-name="L104">
      <style:paragraph-properties fo:margin-top="0cm" fo:margin-bottom="0cm" loext:contextual-spacing="false"/>
    </style:style>
    <style:style style:name="P306" style:family="paragraph" style:parent-style-name="Text_20_body" style:list-style-name="L105">
      <style:paragraph-properties fo:margin-top="0cm" fo:margin-bottom="0cm" loext:contextual-spacing="false"/>
    </style:style>
    <style:style style:name="P307" style:family="paragraph" style:parent-style-name="Text_20_body" style:list-style-name="L106">
      <style:paragraph-properties fo:margin-top="0cm" fo:margin-bottom="0cm" loext:contextual-spacing="false"/>
    </style:style>
    <style:style style:name="P308" style:family="paragraph" style:parent-style-name="Text_20_body" style:list-style-name="L107">
      <style:paragraph-properties fo:margin-top="0cm" fo:margin-bottom="0cm" loext:contextual-spacing="false"/>
    </style:style>
    <style:style style:name="P309" style:family="paragraph" style:parent-style-name="Text_20_body" style:list-style-name="L109">
      <style:paragraph-properties fo:margin-top="0cm" fo:margin-bottom="0cm" loext:contextual-spacing="false"/>
    </style:style>
    <style:style style:name="P310" style:family="paragraph" style:parent-style-name="Text_20_body" style:list-style-name="L111">
      <style:paragraph-properties fo:margin-top="0cm" fo:margin-bottom="0cm" loext:contextual-spacing="false"/>
    </style:style>
    <style:style style:name="P311" style:family="paragraph" style:parent-style-name="Text_20_body" style:list-style-name="L115">
      <style:paragraph-properties fo:margin-top="0cm" fo:margin-bottom="0cm" loext:contextual-spacing="false"/>
    </style:style>
    <style:style style:name="P312" style:family="paragraph" style:parent-style-name="Text_20_body" style:list-style-name="L117">
      <style:paragraph-properties fo:margin-top="0cm" fo:margin-bottom="0cm" loext:contextual-spacing="false"/>
    </style:style>
    <style:style style:name="P313" style:family="paragraph" style:parent-style-name="Text_20_body" style:list-style-name="L119">
      <style:paragraph-properties fo:margin-top="0cm" fo:margin-bottom="0cm" loext:contextual-spacing="false"/>
    </style:style>
    <style:style style:name="P314" style:family="paragraph" style:parent-style-name="Text_20_body" style:list-style-name="L123">
      <style:paragraph-properties fo:margin-top="0cm" fo:margin-bottom="0cm" loext:contextual-spacing="false"/>
    </style:style>
    <style:style style:name="P315" style:family="paragraph" style:parent-style-name="Text_20_body" style:list-style-name="L133">
      <style:paragraph-properties fo:margin-top="0cm" fo:margin-bottom="0cm" loext:contextual-spacing="false"/>
    </style:style>
    <style:style style:name="P316" style:family="paragraph" style:parent-style-name="Text_20_body" style:list-style-name="L147">
      <style:paragraph-properties fo:margin-top="0cm" fo:margin-bottom="0cm" loext:contextual-spacing="false"/>
    </style:style>
    <style:style style:name="P317" style:family="paragraph" style:parent-style-name="Text_20_body" style:list-style-name="L148">
      <style:paragraph-properties fo:margin-top="0cm" fo:margin-bottom="0cm" loext:contextual-spacing="false"/>
    </style:style>
    <style:style style:name="P318" style:family="paragraph" style:parent-style-name="Text_20_body" style:list-style-name="L149">
      <style:paragraph-properties fo:margin-top="0cm" fo:margin-bottom="0cm" loext:contextual-spacing="false"/>
    </style:style>
    <style:style style:name="P319" style:family="paragraph" style:parent-style-name="Text_20_body" style:list-style-name="L155">
      <style:paragraph-properties fo:margin-top="0cm" fo:margin-bottom="0cm" loext:contextual-spacing="false"/>
    </style:style>
    <style:style style:name="P320" style:family="paragraph" style:parent-style-name="Text_20_body" style:list-style-name="L156">
      <style:paragraph-properties fo:margin-top="0cm" fo:margin-bottom="0cm" loext:contextual-spacing="false"/>
    </style:style>
    <style:style style:name="P321" style:family="paragraph" style:parent-style-name="Text_20_body" style:list-style-name="L157">
      <style:paragraph-properties fo:margin-top="0cm" fo:margin-bottom="0cm" loext:contextual-spacing="false"/>
    </style:style>
    <style:style style:name="P322" style:family="paragraph" style:parent-style-name="Text_20_body" style:list-style-name="L159">
      <style:paragraph-properties fo:margin-top="0cm" fo:margin-bottom="0cm" loext:contextual-spacing="false"/>
    </style:style>
    <style:style style:name="P323" style:family="paragraph" style:parent-style-name="Text_20_body" style:list-style-name="L160">
      <style:paragraph-properties fo:margin-top="0cm" fo:margin-bottom="0cm" loext:contextual-spacing="false"/>
    </style:style>
    <style:style style:name="P324" style:family="paragraph" style:parent-style-name="Text_20_body" style:list-style-name="L161">
      <style:paragraph-properties fo:margin-top="0cm" fo:margin-bottom="0cm" loext:contextual-spacing="false"/>
    </style:style>
    <style:style style:name="P325" style:family="paragraph" style:parent-style-name="Text_20_body" style:list-style-name="L167">
      <style:paragraph-properties fo:margin-top="0cm" fo:margin-bottom="0cm" loext:contextual-spacing="false"/>
    </style:style>
    <style:style style:name="P326" style:family="paragraph" style:parent-style-name="Text_20_body" style:list-style-name="L169">
      <style:paragraph-properties fo:margin-top="0cm" fo:margin-bottom="0cm" loext:contextual-spacing="false"/>
    </style:style>
    <style:style style:name="P327" style:family="paragraph" style:parent-style-name="Text_20_body" style:list-style-name="L170">
      <style:paragraph-properties fo:margin-top="0cm" fo:margin-bottom="0cm" loext:contextual-spacing="false"/>
    </style:style>
    <style:style style:name="P328" style:family="paragraph" style:parent-style-name="Text_20_body" style:list-style-name="L171">
      <style:paragraph-properties fo:margin-top="0cm" fo:margin-bottom="0cm" loext:contextual-spacing="false"/>
    </style:style>
    <style:style style:name="P329" style:family="paragraph" style:parent-style-name="Text_20_body" style:list-style-name="L173">
      <style:paragraph-properties fo:margin-top="0cm" fo:margin-bottom="0cm" loext:contextual-spacing="false"/>
    </style:style>
    <style:style style:name="P330" style:family="paragraph" style:parent-style-name="Text_20_body" style:list-style-name="L174">
      <style:paragraph-properties fo:margin-top="0cm" fo:margin-bottom="0cm" loext:contextual-spacing="false"/>
    </style:style>
    <style:style style:name="P331" style:family="paragraph" style:parent-style-name="Text_20_body" style:list-style-name="L178">
      <style:paragraph-properties fo:margin-top="0cm" fo:margin-bottom="0cm" loext:contextual-spacing="false"/>
    </style:style>
    <style:style style:name="P332" style:family="paragraph" style:parent-style-name="Text_20_body" style:list-style-name="L179">
      <style:paragraph-properties fo:margin-top="0cm" fo:margin-bottom="0cm" loext:contextual-spacing="false"/>
    </style:style>
    <style:style style:name="P333" style:family="paragraph" style:parent-style-name="Text_20_body" style:list-style-name="L180">
      <style:paragraph-properties fo:margin-top="0cm" fo:margin-bottom="0cm" loext:contextual-spacing="false"/>
    </style:style>
    <style:style style:name="P334" style:family="paragraph" style:parent-style-name="Text_20_body" style:list-style-name="L181">
      <style:paragraph-properties fo:margin-top="0cm" fo:margin-bottom="0cm" loext:contextual-spacing="false"/>
    </style:style>
    <style:style style:name="P335" style:family="paragraph" style:parent-style-name="Text_20_body" style:list-style-name="L182">
      <style:paragraph-properties fo:margin-top="0cm" fo:margin-bottom="0cm" loext:contextual-spacing="false"/>
    </style:style>
    <style:style style:name="P336" style:family="paragraph" style:parent-style-name="Text_20_body" style:list-style-name="L183">
      <style:paragraph-properties fo:margin-top="0cm" fo:margin-bottom="0cm" loext:contextual-spacing="false"/>
    </style:style>
    <style:style style:name="P337" style:family="paragraph" style:parent-style-name="Text_20_body" style:list-style-name="L184">
      <style:paragraph-properties fo:margin-top="0cm" fo:margin-bottom="0cm" loext:contextual-spacing="false"/>
    </style:style>
    <style:style style:name="P338" style:family="paragraph" style:parent-style-name="Text_20_body" style:list-style-name="L186">
      <style:paragraph-properties fo:margin-top="0cm" fo:margin-bottom="0cm" loext:contextual-spacing="false"/>
    </style:style>
    <style:style style:name="P339" style:family="paragraph" style:parent-style-name="Text_20_body" style:list-style-name="L194">
      <style:paragraph-properties fo:margin-top="0cm" fo:margin-bottom="0cm" loext:contextual-spacing="false"/>
    </style:style>
    <style:style style:name="P340" style:family="paragraph" style:parent-style-name="Text_20_body" style:list-style-name="L195">
      <style:paragraph-properties fo:margin-top="0cm" fo:margin-bottom="0cm" loext:contextual-spacing="false"/>
    </style:style>
    <style:style style:name="P341" style:family="paragraph" style:parent-style-name="Text_20_body" style:list-style-name="L196">
      <style:paragraph-properties fo:margin-top="0cm" fo:margin-bottom="0cm" loext:contextual-spacing="false"/>
    </style:style>
    <style:style style:name="P342" style:family="paragraph" style:parent-style-name="Text_20_body" style:list-style-name="L197">
      <style:paragraph-properties fo:margin-top="0cm" fo:margin-bottom="0cm" loext:contextual-spacing="false"/>
    </style:style>
    <style:style style:name="P343" style:family="paragraph" style:parent-style-name="Text_20_body" style:list-style-name="L198">
      <style:paragraph-properties fo:margin-top="0cm" fo:margin-bottom="0cm" loext:contextual-spacing="false"/>
    </style:style>
    <style:style style:name="P344" style:family="paragraph" style:parent-style-name="Text_20_body" style:list-style-name="L199">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You said:</text:h>
      <text:p text:style-name="Text_20_body">what is aws cross account access</text:p>
      <text:h text:style-name="Heading_20_6" text:outline-level="6">ChatGPT said:</text:h>
      <text:p text:style-name="Text_20_body">AWS Cross Account Access allows one AWS account to access resources in another AWS account securely. This is useful for organizations that have multiple AWS accounts and want to manage permissions and resources across them.</text:p>
      <text:h text:style-name="Heading_20_3" text:outline-level="3">Key Features:</text:h>
      <text:list xml:id="list3636416385" text:style-name="L1">
        <text:list-item>
          <text:p text:style-name="P78"><text:span text:style-name="Strong_20_Emphasis">IAM Roles</text:span>: You create an IAM role in the target account (the account you want to access) and specify which actions are allowed. The role can be assumed by an IAM user or role in the source account (the account that needs access).</text:p>
        </text:list-item>
        <text:list-item>
          <text:p text:style-name="P78"><text:span text:style-name="Strong_20_Emphasis">Trust Policies</text:span>: You define a trust policy in the IAM role that specifies which accounts or roles can assume the role. This helps in controlling access.</text:p>
        </text:list-item>
        <text:list-item>
          <text:p text:style-name="P78"><text:span text:style-name="Strong_20_Emphasis">Temporary Security Credentials</text:span>: When a role is assumed, AWS provides temporary security credentials that the source account can use to interact with resources in the target account.</text:p>
        </text:list-item>
      </text:list>
      <text:h text:style-name="Heading_20_3" text:outline-level="3">Common Use Cases:</text:h>
      <text:list xml:id="list2874350433" text:style-name="L2">
        <text:list-item>
          <text:p text:style-name="P248"><text:span text:style-name="Strong_20_Emphasis">Centralized Management</text:span>: Manage resources in multiple accounts from a single account.</text:p>
        </text:list-item>
        <text:list-item>
          <text:p text:style-name="P248"><text:span text:style-name="Strong_20_Emphasis">Data Sharing</text:span>: Share data across accounts without creating duplicate resources.</text:p>
        </text:list-item>
        <text:list-item>
          <text:p text:style-name="P79"><text:span text:style-name="Strong_20_Emphasis">Cross Account Automation</text:span>: Use automation tools (like AWS Lambda) in one account to manage resources in another.</text:p>
        </text:list-item>
      </text:list>
      <text:h text:style-name="Heading_20_3" text:outline-level="3">Example Steps:</text:h>
      <text:list xml:id="list3269740482" text:style-name="L3">
        <text:list-item>
          <text:p text:style-name="P249"><text:span text:style-name="Strong_20_Emphasis">Create a Role in the Target Account</text:span>: Define the permissions and trust relationship.</text:p>
        </text:list-item>
        <text:list-item>
          <text:p text:style-name="P249"><text:span text:style-name="Strong_20_Emphasis">Assume the Role from the Source Account</text:span>: Use the AWS SDK or CLI to assume the role and get temporary credentials.</text:p>
        </text:list-item>
        <text:list-item>
          <text:p text:style-name="P80"><text:span text:style-name="Strong_20_Emphasis">Access Resources</text:span>: Use the temporary credentials to access resources in the target account.</text:p>
        </text:list-item>
      </text:list>
      <text:p text:style-name="Text_20_body">This setup enhances security and simplifies management across AWS accounts.</text:p>
      <text:h text:style-name="Heading_20_5" text:outline-level="5">You said:</text:h>
      <text:p text:style-name="Text_20_body">how i can push docker image to ecr using lambda function</text:p>
      <text:h text:style-name="Heading_20_6" text:outline-level="6">ChatGPT said:</text:h>
      <text:p text:style-name="Text_20_body">To push a Docker image to Amazon ECR (Elastic Container Registry) using an AWS Lambda function, you can follow these general steps:</text:p>
      <text:h text:style-name="Heading_20_3" text:outline-level="3">Prerequisites</text:h>
      <text:list xml:id="list3336658875" text:style-name="L4">
        <text:list-item>
          <text:p text:style-name="P81"><text:span text:style-name="Strong_20_Emphasis">ECR Repository</text:span>: Make sure you have an ECR repository created.</text:p>
        </text:list-item>
        <text:list-item>
          <text:p text:style-name="P81"><text:span text:style-name="Strong_20_Emphasis">Lambda Execution Role</text:span>: The Lambda function should have permissions to interact with ECR. Attach the following permissions to the IAM role associated with your Lambda function:</text:p>
          <text:list>
            <text:list-item>
              <text:p text:style-name="P250"><text:span text:style-name="Source_20_Text">ecr:PutImage</text:span></text:p>
            </text:list-item>
            <text:list-item>
              <text:p text:style-name="P250"><text:soft-page-break/><text:span text:style-name="Source_20_Text">ecr:InitiateLayerUpload</text:span></text:p>
            </text:list-item>
            <text:list-item>
              <text:p text:style-name="P250"><text:span text:style-name="Source_20_Text">ecr:UploadLayerPart</text:span></text:p>
            </text:list-item>
            <text:list-item>
              <text:p text:style-name="P250"><text:span text:style-name="Source_20_Text">ecr:CompleteLayerUpload</text:span></text:p>
            </text:list-item>
            <text:list-item>
              <text:p text:style-name="P250"><text:span text:style-name="Source_20_Text">ecr:BatchCheckLayerAvailability</text:span></text:p>
            </text:list-item>
            <text:list-item>
              <text:p text:style-name="P250"><text:span text:style-name="Source_20_Text">ecr:CreateRepository</text:span> (if needed)</text:p>
            </text:list-item>
            <text:list-item>
              <text:p text:style-name="P250"><text:span text:style-name="Source_20_Text">ecr:DescribeRepositories</text:span></text:p>
            </text:list-item>
          </text:list>
        </text:list-item>
        <text:list-item>
          <text:p text:style-name="P81"><text:span text:style-name="Strong_20_Emphasis">Docker Image</text:span>: Ensure you have the Docker image ready to be pushed.</text:p>
        </text:list-item>
      </text:list>
      <text:h text:style-name="Heading_20_3" text:outline-level="3">Steps to Push Docker Image to ECR from Lambda</text:h>
      <text:list xml:id="list238937334" text:style-name="L5">
        <text:list-item>
          <text:p text:style-name="P82"><text:span text:style-name="Strong_20_Emphasis">Create the Lambda Function</text:span>: You can use the AWS Management Console or the AWS CLI to create a Lambda function.</text:p>
        </text:list-item>
        <text:list-item>
          <text:p text:style-name="P82"><text:span text:style-name="Strong_20_Emphasis">Install Required Packages</text:span>: Since Lambda has a size limitation for deployment packages, consider using a Lambda Layer or a custom runtime that includes the Docker CLI. You might need to create a Docker image for the Lambda function itself or use a tool like AWS CDK or SAM for easier management.</text:p>
        </text:list-item>
        <text:list-item>
          <text:p text:style-name="P82"><text:span text:style-name="Strong_20_Emphasis">Write Lambda Function Code</text:span>: Here’s an example of how you might structure the function in Python:</text:p>
          <text:p text:style-name="P2">python</text:p>
        </text:list-item>
      </text:list>
      <text:list xml:id="list2299879796" text:style-name="L6">
        <text:list-item text:start-value="3">
          <text:p text:style-name="P64"><text:span text:style-name="Source_20_Text">import boto3</text:span></text:p>
          <text:p text:style-name="P64"><text:span text:style-name="Source_20_Text">import base64</text:span></text:p>
          <text:p text:style-name="P64"><text:span text:style-name="Source_20_Text">import os</text:span></text:p>
          <text:p text:style-name="P64"/>
          <text:p text:style-name="P64"><text:span text:style-name="Source_20_Text">ecr_client = boto3.client('ecr')</text:span></text:p>
          <text:p text:style-name="P64"/>
          <text:p text:style-name="P64"><text:span text:style-name="Source_20_Text">def lambda_handler(event, context):</text:span></text:p>
          <text:p text:style-name="P64"><text:span text:style-name="Source_20_Text"><text:s text:c="4"/>repository_name = os.environ['REPOSITORY_NAME'] <text:s/># Set this in Lambda environment variables</text:span></text:p>
          <text:p text:style-name="P64"><text:span text:style-name="Source_20_Text"><text:s text:c="4"/>image_tag = os.environ['IMAGE_TAG'] <text:s/># Set this in Lambda environment variables</text:span></text:p>
          <text:p text:style-name="P64"/>
          <text:p text:style-name="P64"><text:span text:style-name="Source_20_Text"><text:s text:c="4"/># Create repository if it doesn't exist</text:span></text:p>
          <text:p text:style-name="P64"><text:span text:style-name="Source_20_Text"><text:s text:c="4"/>try:</text:span></text:p>
          <text:p text:style-name="P64"><text:span text:style-name="Source_20_Text"><text:s text:c="8"/>ecr_client.create_repository(repositoryName=repository_name)</text:span></text:p>
          <text:p text:style-name="P64"><text:span text:style-name="Source_20_Text"><text:s text:c="4"/>except ecr_client.exceptions.RepositoryAlreadyExistsException:</text:span></text:p>
          <text:p text:style-name="P64"><text:span text:style-name="Source_20_Text"><text:s text:c="8"/>pass</text:span></text:p>
          <text:p text:style-name="P64"/>
          <text:p text:style-name="P64"><text:span text:style-name="Source_20_Text"><text:s text:c="4"/># Assume you already have the Docker image as a base64-encoded string in the event</text:span></text:p>
          <text:p text:style-name="P64"><text:span text:style-name="Source_20_Text"><text:s text:c="4"/>image_data = event['image_data'] <text:s/># Base64 encoded image data</text:span></text:p>
          <text:p text:style-name="P64"><text:span text:style-name="Source_20_Text"><text:s text:c="4"/>image_bytes = base64.b64decode(image_data)</text:span></text:p>
          <text:p text:style-name="P64"/>
          <text:p text:style-name="P64"><text:span text:style-name="Source_20_Text"><text:s text:c="4"/># Put image into ECR</text:span></text:p>
          <text:p text:style-name="P64"><text:span text:style-name="Source_20_Text"><text:s text:c="4"/>response = ecr_client.batch_check_layer_availability(</text:span></text:p>
          <text:p text:style-name="P64"><text:span text:style-name="Source_20_Text"><text:s text:c="8"/>repositoryName=repository_name,</text:span></text:p>
          <text:p text:style-name="P64"><text:span text:style-name="Source_20_Text"><text:s text:c="8"/>layerDigests=[] <text:s/># Add layer digests if needed</text:span></text:p>
          <text:p text:style-name="P64"><text:span text:style-name="Source_20_Text"><text:s text:c="4"/>)</text:span></text:p>
          <text:p text:style-name="P64"/>
          <text:p text:style-name="P64"><text:span text:style-name="Source_20_Text"><text:s text:c="4"/># Proceed with image upload</text:span></text:p>
          <text:p text:style-name="P64"><text:span text:style-name="Source_20_Text"><text:s text:c="4"/># Note: You may need to implement logic for layer upload</text:span></text:p>
          <text:p text:style-name="P64"><text:span text:style-name="Source_20_Text"><text:s text:c="4"/># This part would require additional work to manage layers and finalize uploads</text:span></text:p>
          <text:p text:style-name="P64"/>
          <text:p text:style-name="P64"><text:span text:style-name="Source_20_Text"><text:s text:c="4"/>return {</text:span></text:p>
          <text:p text:style-name="P64"><text:soft-page-break/><text:span text:style-name="Source_20_Text"><text:s text:c="8"/>'statusCode': 200,</text:span></text:p>
          <text:p text:style-name="P64"><text:span text:style-name="Source_20_Text"><text:s text:c="8"/>'body': 'Image pushed to ECR successfully!'</text:span></text:p>
          <text:p text:style-name="P31"><text:span text:style-name="Source_20_Text"><text:s text:c="4"/>}</text:span></text:p>
        </text:list-item>
        <text:list-item>
          <text:p text:style-name="P83"><text:span text:style-name="Strong_20_Emphasis">Deploy the Lambda Function</text:span>: Ensure your function has the necessary permissions and environment variables configured.</text:p>
        </text:list-item>
        <text:list-item>
          <text:p text:style-name="P83"><text:span text:style-name="Strong_20_Emphasis">Invoke the Lambda Function</text:span>: You can trigger it via API Gateway, S3 events, or other AWS services.</text:p>
        </text:list-item>
      </text:list>
      <text:h text:style-name="Heading_20_3" text:outline-level="3">Important Considerations</text:h>
      <text:list xml:id="list1050267662" text:style-name="L7">
        <text:list-item>
          <text:p text:style-name="P84"><text:span text:style-name="Strong_20_Emphasis">Lambda Execution Environment</text:span>: The Lambda execution environment does not natively support Docker commands, so your approach might involve using AWS SDKs to interact with ECR instead of directly using Docker commands.</text:p>
        </text:list-item>
        <text:list-item>
          <text:p text:style-name="P84"><text:span text:style-name="Strong_20_Emphasis">Image Size Limits</text:span>: Lambda has a deployment package size limit (50 MB zipped, 250 MB unzipped). If the image is large, you might need to rethink your approach, perhaps using AWS CodePipeline or another service.</text:p>
        </text:list-item>
        <text:list-item>
          <text:p text:style-name="P84"><text:span text:style-name="Strong_20_Emphasis">Layer Management</text:span>: Pushing Docker images involves dealing with layers. Ensure your code can handle layer uploads if you're pushing a complex image.</text:p>
        </text:list-item>
      </text:list>
      <text:h text:style-name="Heading_20_3" text:outline-level="3">Alternative Approaches</text:h>
      <text:p text:style-name="Text_20_body">For large images or more complex scenarios, consider using:</text:p>
      <text:list xml:id="list812787323" text:style-name="L8">
        <text:list-item>
          <text:p text:style-name="P251"><text:span text:style-name="Strong_20_Emphasis">AWS CodeBuild</text:span>: Build and push Docker images to ECR as part of your CI/CD pipeline.</text:p>
        </text:list-item>
        <text:list-item>
          <text:p text:style-name="P251"><text:span text:style-name="Strong_20_Emphasis">AWS Fargate or ECS</text:span>: For running containers without managing servers.</text:p>
        </text:list-item>
        <text:list-item>
          <text:p text:style-name="P85"><text:span text:style-name="Strong_20_Emphasis">AWS CodePipeline</text:span>: To automate the CI/CD process, including pushing images to ECR.</text:p>
        </text:list-item>
      </text:list>
      <text:p text:style-name="Text_20_body">This setup can vary depending on your specific use case, but the steps above should guide you in the right direction!</text:p>
      <text:h text:style-name="Heading_20_5" text:outline-level="5">You said:</text:h>
      <text:p text:style-name="Text_20_body">provide me steps how i can do it without automation</text:p>
      <text:h text:style-name="Heading_20_6" text:outline-level="6">ChatGPT said:</text:h>
      <text:p text:style-name="Text_20_body">To manually push a Docker image to Amazon ECR without using automation tools like AWS Lambda, you can follow these steps:</text:p>
      <text:h text:style-name="Heading_20_3" text:outline-level="3">Prerequisites</text:h>
      <text:list xml:id="list437779388" text:style-name="L9">
        <text:list-item>
          <text:p text:style-name="P252"><text:span text:style-name="Strong_20_Emphasis">AWS Account</text:span>: Ensure you have access to an AWS account.</text:p>
        </text:list-item>
        <text:list-item>
          <text:p text:style-name="P252"><text:span text:style-name="Strong_20_Emphasis">ECR Repository</text:span>: Create an ECR repository where you'll push the image.</text:p>
        </text:list-item>
        <text:list-item>
          <text:p text:style-name="P86"><text:span text:style-name="Strong_20_Emphasis">Docker Installed</text:span>: Make sure you have Docker installed on your local machine.</text:p>
        </text:list-item>
      </text:list>
      <text:h text:style-name="Heading_20_3" text:outline-level="3">Steps to Push a Docker Image to ECR</text:h>
      <text:h text:style-name="Heading_20_4" text:outline-level="4">1. Create an ECR Repository</text:h>
      <text:list xml:id="list3098395044" text:style-name="L10">
        <text:list-item>
          <text:p text:style-name="P253">Go to the <text:span text:style-name="Strong_20_Emphasis">ECR console</text:span> in AWS.</text:p>
        </text:list-item>
        <text:list-item>
          <text:p text:style-name="P253">Click on <text:span text:style-name="Strong_20_Emphasis">Create repository</text:span>.</text:p>
        </text:list-item>
        <text:list-item>
          <text:p text:style-name="P87">Fill in the details (repository name, settings) and click <text:span text:style-name="Strong_20_Emphasis">Create repository</text:span>.</text:p>
        </text:list-item>
      </text:list>
      <text:h text:style-name="Heading_20_4" text:outline-level="4"><text:soft-page-break/>2. Authenticate Docker to Your ECR Registry</text:h>
      <text:p text:style-name="Text_20_body">You need to authenticate your Docker client to your ECR registry using the AWS CLI:</text:p>
      <text:p text:style-name="P1">bash</text:p>
      <text:p text:style-name="P30"><text:span text:style-name="Source_20_Text">aws ecr get-login-password --region &lt;your-region&gt; | docker login --username AWS --password-stdin &lt;account-id&gt;.dkr.ecr.&lt;your-region&gt;.amazonaws.com</text:span></text:p>
      <text:p text:style-name="Text_20_body">Replace <text:span text:style-name="Source_20_Text">&lt;your-region&gt;</text:span> with your AWS region (e.g., <text:span text:style-name="Source_20_Text">us-east-1</text:span>) and <text:span text:style-name="Source_20_Text">&lt;account-id&gt;</text:span> with your AWS account ID.</text:p>
      <text:h text:style-name="Heading_20_4" text:outline-level="4">3. Tag Your Docker Image</text:h>
      <text:p text:style-name="Text_20_body">Assuming you have a Docker image built locally, tag it to match the ECR repository format:</text:p>
      <text:p text:style-name="P1">bash</text:p>
      <text:p text:style-name="P30"><text:span text:style-name="Source_20_Text">docker tag &lt;local-image-name&gt;:&lt;tag&gt; &lt;account-id&gt;.dkr.ecr.&lt;your-region&gt;.amazonaws.com/&lt;repository-name&gt;:&lt;tag&gt;</text:span></text:p>
      <text:p text:style-name="Text_20_body">Replace:</text:p>
      <text:list xml:id="list3593239726" text:style-name="L11">
        <text:list-item>
          <text:p text:style-name="P254"><text:span text:style-name="Source_20_Text">&lt;local-image-name&gt;</text:span>: The name of your local image.</text:p>
        </text:list-item>
        <text:list-item>
          <text:p text:style-name="P254"><text:span text:style-name="Source_20_Text">&lt;tag&gt;</text:span>: The tag of your local image (e.g., <text:span text:style-name="Source_20_Text">latest</text:span>).</text:p>
        </text:list-item>
        <text:list-item>
          <text:p text:style-name="P88"><text:span text:style-name="Source_20_Text">&lt;repository-name&gt;</text:span>: The name of your ECR repository.</text:p>
        </text:list-item>
      </text:list>
      <text:h text:style-name="Heading_20_4" text:outline-level="4">4. Push the Docker Image to ECR</text:h>
      <text:p text:style-name="Text_20_body">Now, you can push the tagged image to your ECR repository:</text:p>
      <text:p text:style-name="P1">bash</text:p>
      <text:p text:style-name="P30"><text:span text:style-name="Source_20_Text">docker push &lt;account-id&gt;.dkr.ecr.&lt;your-region&gt;.amazonaws.com/&lt;repository-name&gt;:&lt;tag&gt;</text:span></text:p>
      <text:h text:style-name="Heading_20_4" text:outline-level="4">5. Verify the Image in ECR</text:h>
      <text:list xml:id="list2767911705" text:style-name="L12">
        <text:list-item>
          <text:p text:style-name="P255">Go back to the <text:span text:style-name="Strong_20_Emphasis">ECR console</text:span>.</text:p>
        </text:list-item>
        <text:list-item>
          <text:p text:style-name="P89">Click on your repository to see the newly pushed image and its tags.</text:p>
        </text:list-item>
      </text:list>
      <text:h text:style-name="Heading_20_3" text:outline-level="3">Summary</text:h>
      <text:p text:style-name="Text_20_body">By following these steps, you've manually pushed a Docker image to Amazon ECR without automation. You’ve created a repository, authenticated your Docker client, tagged your image, and finally pushed it to the ECR repository.</text:p>
      <text:h text:style-name="Heading_20_5" text:outline-level="5">You said:</text:h>
      <text:p text:style-name="Text_20_body">i want to push image using lambda provide me all the steps</text:p>
      <text:h text:style-name="Heading_20_6" text:outline-level="6">ChatGPT said:</text:h>
      <text:p text:style-name="Text_20_body">To push a Docker image to Amazon ECR using an AWS Lambda function, you’ll need to follow several steps to set up the environment, configure permissions, and write the Lambda function code. Here’s a detailed guide:</text:p>
      <text:h text:style-name="Heading_20_3" text:outline-level="3"><text:soft-page-break/>Step 1: Create an ECR Repository</text:h>
      <text:list xml:id="list777653963" text:style-name="L13">
        <text:list-item>
          <text:p text:style-name="P256"><text:span text:style-name="Strong_20_Emphasis">Log in to the AWS Management Console</text:span>.</text:p>
        </text:list-item>
        <text:list-item>
          <text:p text:style-name="P256">Navigate to <text:span text:style-name="Strong_20_Emphasis">ECR (Elastic Container Registry)</text:span>.</text:p>
        </text:list-item>
        <text:list-item>
          <text:p text:style-name="P256">Click on <text:span text:style-name="Strong_20_Emphasis">Create repository</text:span>.</text:p>
        </text:list-item>
        <text:list-item>
          <text:p text:style-name="P90">Fill in the repository name and other details, then click <text:span text:style-name="Strong_20_Emphasis">Create repository</text:span>.</text:p>
        </text:list-item>
      </text:list>
      <text:h text:style-name="Heading_20_3" text:outline-level="3">Step 2: Set Up IAM Role for Lambda</text:h>
      <text:list xml:id="list3690710541" text:style-name="L14">
        <text:list-item>
          <text:p text:style-name="P257">Go to the <text:span text:style-name="Strong_20_Emphasis">IAM</text:span> console.</text:p>
        </text:list-item>
        <text:list-item>
          <text:p text:style-name="P257">Click on <text:span text:style-name="Strong_20_Emphasis">Roles</text:span>, then <text:span text:style-name="Strong_20_Emphasis">Create role</text:span>.</text:p>
        </text:list-item>
        <text:list-item>
          <text:p text:style-name="P257">Choose <text:span text:style-name="Strong_20_Emphasis">Lambda</text:span> as the trusted entity.</text:p>
        </text:list-item>
        <text:list-item>
          <text:p text:style-name="P257">Attach the following policies:</text:p>
          <text:list>
            <text:list-item>
              <text:p text:style-name="P257"><text:span text:style-name="Source_20_Text">AmazonEC2ContainerRegistryFullAccess</text:span> (or create a custom policy with more restricted permissions).</text:p>
            </text:list-item>
          </text:list>
        </text:list-item>
        <text:list-item>
          <text:p text:style-name="P91">Name the role (e.g., <text:span text:style-name="Source_20_Text">LambdaECRPushRole</text:span>) and create it.</text:p>
        </text:list-item>
      </text:list>
      <text:h text:style-name="Heading_20_3" text:outline-level="3">Step 3: Create the Lambda Function</text:h>
      <text:list xml:id="list1701303584" text:style-name="L15">
        <text:list-item>
          <text:p text:style-name="P258">Go to the <text:span text:style-name="Strong_20_Emphasis">Lambda</text:span> console.</text:p>
        </text:list-item>
        <text:list-item>
          <text:p text:style-name="P258">Click on <text:span text:style-name="Strong_20_Emphasis">Create function</text:span>.</text:p>
        </text:list-item>
        <text:list-item>
          <text:p text:style-name="P258">Choose <text:span text:style-name="Strong_20_Emphasis">Author from scratch</text:span>.</text:p>
        </text:list-item>
        <text:list-item>
          <text:p text:style-name="P258">Fill in the function name (e.g., <text:span text:style-name="Source_20_Text">PushDockerImageToECR</text:span>).</text:p>
        </text:list-item>
        <text:list-item>
          <text:p text:style-name="P258">Select the runtime (e.g., <text:span text:style-name="Strong_20_Emphasis">Python 3.x</text:span>).</text:p>
        </text:list-item>
        <text:list-item>
          <text:p text:style-name="P258">Under <text:span text:style-name="Strong_20_Emphasis">Permissions</text:span>, choose the execution role you created earlier.</text:p>
        </text:list-item>
        <text:list-item>
          <text:p text:style-name="P92">Click on <text:span text:style-name="Strong_20_Emphasis">Create function</text:span>.</text:p>
        </text:list-item>
      </text:list>
      <text:h text:style-name="Heading_20_3" text:outline-level="3">Step 4: Write the Lambda Function Code</text:h>
      <text:p text:style-name="Text_20_body">You'll need to include code that handles the Docker image upload process. Here's a Python example using <text:span text:style-name="Source_20_Text">boto3</text:span>:</text:p>
      <text:p text:style-name="P1">python</text:p>
      <text:p text:style-name="P63"><text:span text:style-name="Source_20_Text">import json</text:span></text:p>
      <text:p text:style-name="P63"><text:span text:style-name="Source_20_Text">import boto3</text:span></text:p>
      <text:p text:style-name="P63"><text:span text:style-name="Source_20_Text">import base64</text:span></text:p>
      <text:p text:style-name="P63"><text:span text:style-name="Source_20_Text">import os</text:span></text:p>
      <text:p text:style-name="P63"/>
      <text:p text:style-name="P63"><text:span text:style-name="Source_20_Text">ecr_client = boto3.client('ecr')</text:span></text:p>
      <text:p text:style-name="P63"/>
      <text:p text:style-name="P63"><text:span text:style-name="Source_20_Text">def lambda_handler(event, context):</text:span></text:p>
      <text:p text:style-name="P63"><text:span text:style-name="Source_20_Text"><text:s text:c="4"/>repository_name = os.environ['REPOSITORY_NAME']</text:span></text:p>
      <text:p text:style-name="P63"><text:span text:style-name="Source_20_Text"><text:s text:c="4"/>image_tag = os.environ['IMAGE_TAG']</text:span></text:p>
      <text:p text:style-name="P63"><text:span text:style-name="Source_20_Text"><text:s text:c="4"/>image_data = event['image_data'] <text:s/># Base64-encoded image data</text:span></text:p>
      <text:p text:style-name="P63"><text:span text:style-name="Source_20_Text"><text:s text:c="4"/></text:span></text:p>
      <text:p text:style-name="P63"><text:span text:style-name="Source_20_Text"><text:s text:c="4"/># Create repository if it doesn't exist</text:span></text:p>
      <text:p text:style-name="P63"><text:span text:style-name="Source_20_Text"><text:s text:c="4"/>try:</text:span></text:p>
      <text:p text:style-name="P63"><text:span text:style-name="Source_20_Text"><text:s text:c="8"/>ecr_client.create_repository(repositoryName=repository_name)</text:span></text:p>
      <text:p text:style-name="P63"><text:span text:style-name="Source_20_Text"><text:s text:c="4"/>except ecr_client.exceptions.RepositoryAlreadyExistsException:</text:span></text:p>
      <text:p text:style-name="P63"><text:span text:style-name="Source_20_Text"><text:s text:c="8"/>pass</text:span></text:p>
      <text:p text:style-name="P63"/>
      <text:p text:style-name="P63"><text:span text:style-name="Source_20_Text"><text:s text:c="4"/># Decode the image data</text:span></text:p>
      <text:p text:style-name="P63"><text:span text:style-name="Source_20_Text"><text:s text:c="4"/>image_bytes = base64.b64decode(image_data)</text:span></text:p>
      <text:p text:style-name="P63"/>
      <text:p text:style-name="P63"><text:soft-page-break/><text:span text:style-name="Source_20_Text"><text:s text:c="4"/># Initiate layer upload</text:span></text:p>
      <text:p text:style-name="P63"><text:span text:style-name="Source_20_Text"><text:s text:c="4"/>layer_response = ecr_client.initiate_layer_upload(repositoryName=repository_name)</text:span></text:p>
      <text:p text:style-name="P63"><text:span text:style-name="Source_20_Text"><text:s text:c="4"/>layer_upload_id = layer_response['uploadId']</text:span></text:p>
      <text:p text:style-name="P63"/>
      <text:p text:style-name="P63"><text:span text:style-name="Source_20_Text"><text:s text:c="4"/># Upload image layer</text:span></text:p>
      <text:p text:style-name="P63"><text:span text:style-name="Source_20_Text"><text:s text:c="4"/>upload_response = ecr_client.upload_layer_part(</text:span></text:p>
      <text:p text:style-name="P63"><text:span text:style-name="Source_20_Text"><text:s text:c="8"/>repositoryName=repository_name,</text:span></text:p>
      <text:p text:style-name="P63"><text:span text:style-name="Source_20_Text"><text:s text:c="8"/>uploadId=layer_upload_id,</text:span></text:p>
      <text:p text:style-name="P63"><text:span text:style-name="Source_20_Text"><text:s text:c="8"/>partFirstByte=0,</text:span></text:p>
      <text:p text:style-name="P63"><text:span text:style-name="Source_20_Text"><text:s text:c="8"/>partLastByte=len(image_bytes) - 1,</text:span></text:p>
      <text:p text:style-name="P63"><text:span text:style-name="Source_20_Text"><text:s text:c="8"/>layerPartBlob=image_bytes</text:span></text:p>
      <text:p text:style-name="P63"><text:span text:style-name="Source_20_Text"><text:s text:c="4"/>)</text:span></text:p>
      <text:p text:style-name="P63"/>
      <text:p text:style-name="P63"><text:span text:style-name="Source_20_Text"><text:s text:c="4"/># Complete layer upload</text:span></text:p>
      <text:p text:style-name="P63"><text:span text:style-name="Source_20_Text"><text:s text:c="4"/>complete_response = ecr_client.complete_layer_upload(</text:span></text:p>
      <text:p text:style-name="P63"><text:span text:style-name="Source_20_Text"><text:s text:c="8"/>repositoryName=repository_name,</text:span></text:p>
      <text:p text:style-name="P63"><text:span text:style-name="Source_20_Text"><text:s text:c="8"/>uploadId=layer_upload_id,</text:span></text:p>
      <text:p text:style-name="P63"><text:span text:style-name="Source_20_Text"><text:s text:c="8"/>layerDigest=upload_response['layerDigest']</text:span></text:p>
      <text:p text:style-name="P63"><text:span text:style-name="Source_20_Text"><text:s text:c="4"/>)</text:span></text:p>
      <text:p text:style-name="P63"/>
      <text:p text:style-name="P63"><text:span text:style-name="Source_20_Text"><text:s text:c="4"/># Put image into ECR</text:span></text:p>
      <text:p text:style-name="P63"><text:span text:style-name="Source_20_Text"><text:s text:c="4"/>put_image_response = ecr_client.put_image(</text:span></text:p>
      <text:p text:style-name="P63"><text:span text:style-name="Source_20_Text"><text:s text:c="8"/>repositoryName=repository_name,</text:span></text:p>
      <text:p text:style-name="P63"><text:span text:style-name="Source_20_Text"><text:s text:c="8"/>imageTag=image_tag,</text:span></text:p>
      <text:p text:style-name="P63"><text:span text:style-name="Source_20_Text"><text:s text:c="8"/>imageManifest=json.dumps({</text:span></text:p>
      <text:p text:style-name="P63"><text:span text:style-name="Source_20_Text"><text:s text:c="12"/>"layers": [</text:span></text:p>
      <text:p text:style-name="P63"><text:span text:style-name="Source_20_Text"><text:s text:c="16"/>{</text:span></text:p>
      <text:p text:style-name="P63"><text:span text:style-name="Source_20_Text"><text:s text:c="20"/>"digest": complete_response['layerDigest']</text:span></text:p>
      <text:p text:style-name="P63"><text:span text:style-name="Source_20_Text"><text:s text:c="16"/>}</text:span></text:p>
      <text:p text:style-name="P63"><text:span text:style-name="Source_20_Text"><text:s text:c="12"/>]</text:span></text:p>
      <text:p text:style-name="P63"><text:span text:style-name="Source_20_Text"><text:s text:c="8"/>})</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Image pushed to ECR successfully!'</text:span></text:p>
      <text:p text:style-name="P30"><text:span text:style-name="Source_20_Text"><text:s text:c="4"/>}</text:span></text:p>
      <text:h text:style-name="Heading_20_3" text:outline-level="3">Step 5: Set Environment Variables</text:h>
      <text:list xml:id="list590673923" text:style-name="L16">
        <text:list-item>
          <text:p text:style-name="P259">In the Lambda console, go to the <text:span text:style-name="Strong_20_Emphasis">Configuration</text:span> tab.</text:p>
        </text:list-item>
        <text:list-item>
          <text:p text:style-name="P259">Under <text:span text:style-name="Strong_20_Emphasis">Environment variables</text:span>, add:</text:p>
          <text:list>
            <text:list-item>
              <text:p text:style-name="P259"><text:span text:style-name="Source_20_Text">REPOSITORY_NAME</text:span>: The name of your ECR repository.</text:p>
            </text:list-item>
            <text:list-item>
              <text:p text:style-name="P93"><text:span text:style-name="Source_20_Text">IMAGE_TAG</text:span>: The tag you want to use for your image (e.g., <text:span text:style-name="Source_20_Text">latest</text:span>).</text:p>
            </text:list-item>
          </text:list>
        </text:list-item>
      </text:list>
      <text:h text:style-name="Heading_20_3" text:outline-level="3">Step 6: Deploy the Lambda Function</text:h>
      <text:list xml:id="list2700946873" text:style-name="L17">
        <text:list-item>
          <text:p text:style-name="P94">Click on <text:span text:style-name="Strong_20_Emphasis">Deploy</text:span> to save your changes.</text:p>
        </text:list-item>
      </text:list>
      <text:h text:style-name="Heading_20_3" text:outline-level="3">Step 7: Invoke the Lambda Function</text:h>
      <text:p text:style-name="Text_20_body">To test your function, you need to provide a base64-encoded string of your Docker image data. You can do this through the Lambda console or an API Gateway.</text:p>
      <text:p text:style-name="Text_20_body"><text:span text:style-name="Strong_20_Emphasis">Example Event JSON</text:span>:</text:p>
      <text:p text:style-name="P1">json</text:p>
      <text:p text:style-name="P63"><text:span text:style-name="Source_20_Text">{</text:span></text:p>
      <text:p text:style-name="P63"><text:soft-page-break/><text:span text:style-name="Source_20_Text"><text:s text:c="4"/>"image_data": "base64-encoded-image-data"</text:span></text:p>
      <text:p text:style-name="P30"><text:span text:style-name="Source_20_Text">}</text:span></text:p>
      <text:h text:style-name="Heading_20_3" text:outline-level="3">Additional Notes</text:h>
      <text:list xml:id="list3817798084" text:style-name="L18">
        <text:list-item>
          <text:p text:style-name="P260"><text:span text:style-name="Strong_20_Emphasis">Docker Image Size</text:span>: Ensure the image is small enough for Lambda’s limits.</text:p>
        </text:list-item>
        <text:list-item>
          <text:p text:style-name="P260"><text:span text:style-name="Strong_20_Emphasis">Layer Management</text:span>: This example handles single-layer images. For multi-layer images, you’ll need to handle layers appropriately.</text:p>
        </text:list-item>
        <text:list-item>
          <text:p text:style-name="P95"><text:span text:style-name="Strong_20_Emphasis">Permissions</text:span>: Make sure your Lambda execution role has the necessary permissions to ECR.</text:p>
        </text:list-item>
      </text:list>
      <text:h text:style-name="Heading_20_3" text:outline-level="3">Summary</text:h>
      <text:p text:style-name="Text_20_body">This guide walks you through the steps of creating an ECR repository, setting up a Lambda function, and writing the code to push a Docker image to ECR. Remember to adapt the image handling code to fit your specific image requirements!</text:p>
      <text:h text:style-name="Heading_20_5" text:outline-level="5">You said:</text:h>
      <text:p text:style-name="Text_20_body">my docker and docker image will be created on ec2 so is there any way that we dont need to write any code and our lambda function will push image to ecr</text:p>
      <text:h text:style-name="Heading_20_6" text:outline-level="6">ChatGPT said:</text:h>
      <text:p text:style-name="Text_20_body">If you want to push a Docker image from an EC2 instance to ECR without writing any code in a Lambda function, you can follow a simpler approach using AWS CLI commands. Here’s how you can do it:</text:p>
      <text:h text:style-name="Heading_20_3" text:outline-level="3">Step 1: Set Up Your EC2 Instance</text:h>
      <text:list xml:id="list3245221471" text:style-name="L19">
        <text:list-item>
          <text:p text:style-name="P96"><text:span text:style-name="Strong_20_Emphasis">Launch an EC2 Instance</text:span>: Ensure your EC2 instance has Docker installed. If it's an Amazon Linux or Ubuntu instance, you can install Docker using the following commands:</text:p>
          <text:p text:style-name="P3">bash</text:p>
        </text:list-item>
      </text:list>
      <text:list xml:id="list948832821" text:style-name="L20">
        <text:list-item>
          <text:p text:style-name="P65"><text:span text:style-name="Source_20_Text"># For Amazon Linux</text:span></text:p>
        </text:list-item>
      </text:list>
      <text:p text:style-name="P63"><text:span text:style-name="Source_20_Text">sudo yum update -y</text:span></text:p>
      <text:p text:style-name="P63"><text:span text:style-name="Source_20_Text">sudo yum install docker -y</text:span></text:p>
      <text:p text:style-name="P63"><text:span text:style-name="Source_20_Text">sudo service docker start</text:span></text:p>
      <text:p text:style-name="P63"><text:span text:style-name="Source_20_Text">sudo usermod -a -G docker ec2-user <text:s/># Add ec2-user to docker group</text:span></text:p>
      <text:p text:style-name="P63"/>
      <text:p text:style-name="P63"><text:span text:style-name="Source_20_Text"># For Ubuntu</text:span></text:p>
      <text:p text:style-name="P63"><text:span text:style-name="Source_20_Text">sudo apt-get update</text:span></text:p>
      <text:p text:style-name="P63"><text:span text:style-name="Source_20_Text">sudo apt-get install docker.io -y</text:span></text:p>
      <text:p text:style-name="P63"><text:span text:style-name="Source_20_Text">sudo systemctl start docker</text:span></text:p>
      <text:p text:style-name="P30"><text:span text:style-name="Source_20_Text">sudo usermod -aG docker $USER</text:span></text:p>
      <text:list xml:id="list3847946455" text:style-name="L21">
        <text:list-item>
          <text:p text:style-name="P97"><text:span text:style-name="Strong_20_Emphasis">Install AWS CLI</text:span>: Ensure AWS CLI is installed on your EC2 instance.</text:p>
        </text:list-item>
      </text:list>
      <text:p text:style-name="P1">bash</text:p>
      <text:list xml:id="list1151730127" text:style-name="L22">
        <text:list-item text:start-value="2">
          <text:p text:style-name="P66"><text:span text:style-name="Source_20_Text"># For Amazon Linux</text:span></text:p>
          <text:p text:style-name="P66"><text:span text:style-name="Source_20_Text">sudo yum install aws-cli -y</text:span></text:p>
          <text:p text:style-name="P66"/>
          <text:p text:style-name="P66"><text:span text:style-name="Source_20_Text"># For Ubuntu</text:span></text:p>
          <text:p text:style-name="P32"><text:span text:style-name="Source_20_Text">sudo apt-get install awscli -y</text:span></text:p>
        </text:list-item>
      </text:list>
      <text:h text:style-name="Heading_20_3" text:outline-level="3"><text:soft-page-break/>Step 2: Create an ECR Repository</text:h>
      <text:p text:style-name="Text_20_body">If you haven't created an ECR repository yet, do this from the AWS Management Console or using the AWS CLI:</text:p>
      <text:p text:style-name="P1">bash</text:p>
      <text:p text:style-name="P30"><text:span text:style-name="Source_20_Text">aws ecr create-repository --repository-name your-repository-name</text:span></text:p>
      <text:h text:style-name="Heading_20_3" text:outline-level="3">Step 3: Authenticate Docker to Your ECR Registry</text:h>
      <text:p text:style-name="Text_20_body">Run the following command to authenticate Docker with ECR:</text:p>
      <text:p text:style-name="P1">bash</text:p>
      <text:p text:style-name="P30"><text:span text:style-name="Source_20_Text">aws ecr get-login-password --region your-region | docker login --username AWS --password-stdin your-account-id.dkr.ecr.your-region.amazonaws.com</text:span></text:p>
      <text:h text:style-name="Heading_20_3" text:outline-level="3">Step 4: Build and Tag Your Docker Image</text:h>
      <text:list xml:id="list40771902" text:style-name="L23">
        <text:list-item>
          <text:p text:style-name="P98">Build your Docker image:</text:p>
          <text:p text:style-name="P4">bash</text:p>
        </text:list-item>
      </text:list>
      <text:list xml:id="list4043779227" text:style-name="L24">
        <text:list-item>
          <text:p text:style-name="P33"><text:span text:style-name="Source_20_Text">docker build -t your-image-name .</text:span></text:p>
        </text:list-item>
      </text:list>
      <text:list xml:id="list1492366416" text:style-name="L25">
        <text:list-item>
          <text:p text:style-name="P99">Tag your image for ECR:</text:p>
        </text:list-item>
      </text:list>
      <text:p text:style-name="P1">bash</text:p>
      <text:list xml:id="list2341796994" text:style-name="L26">
        <text:list-item text:start-value="2">
          <text:p text:style-name="P34"><text:span text:style-name="Source_20_Text">docker tag your-image-name:latest your-account-id.dkr.ecr.your-region.amazonaws.com/your-repository-name:latest</text:span></text:p>
        </text:list-item>
      </text:list>
      <text:h text:style-name="Heading_20_3" text:outline-level="3">Step 5: Push the Docker Image to ECR</text:h>
      <text:p text:style-name="Text_20_body">Finally, push your Docker image to the ECR repository:</text:p>
      <text:p text:style-name="P1">bash</text:p>
      <text:p text:style-name="P30"><text:span text:style-name="Source_20_Text">docker push your-account-id.dkr.ecr.your-region.amazonaws.com/your-repository-name:latest</text:span></text:p>
      <text:h text:style-name="Heading_20_3" text:outline-level="3">Summary</text:h>
      <text:p text:style-name="Text_20_body">This approach uses EC2 directly to handle the Docker image creation and push to ECR without needing Lambda or any code in it. You simply authenticate your Docker client, build your image, tag it appropriately, and push it to your ECR repository using AWS CLI commands. This method is straightforward and effective for pushing Docker images from an EC2 instance to ECR.</text:p>
      <text:h text:style-name="Heading_20_5" text:outline-level="5">You said:</text:h>
      <text:p text:style-name="Text_20_body">i dont want to manually push the image i want to push by using lambda function</text:p>
      <text:h text:style-name="Heading_20_6" text:outline-level="6">ChatGPT said:</text:h>
      <text:p text:style-name="Text_20_body">To automate the process of pushing a Docker image to ECR using an AWS Lambda function without writing complex code, you can leverage AWS Step Functions and AWS CLI commands to <text:soft-page-break/>handle the Docker image creation and pushing from an EC2 instance. Here’s a detailed guide to set this up:</text:p>
      <text:h text:style-name="Heading_20_3" text:outline-level="3">Overview of the Process</text:h>
      <text:list xml:id="list1401834643" text:style-name="L27">
        <text:list-item>
          <text:p text:style-name="P261"><text:span text:style-name="Strong_20_Emphasis">Use EC2 to Build the Docker Image</text:span>: Set up an EC2 instance to create the Docker image.</text:p>
        </text:list-item>
        <text:list-item>
          <text:p text:style-name="P100"><text:span text:style-name="Strong_20_Emphasis">Trigger Lambda to Push Image</text:span>: Use a Lambda function to trigger a script on the EC2 instance that pushes the image to ECR.</text:p>
        </text:list-item>
      </text:list>
      <text:h text:style-name="Heading_20_3" text:outline-level="3">Step-by-Step Guide</text:h>
      <text:h text:style-name="Heading_20_4" text:outline-level="4">Step 1: Create an ECR Repository</text:h>
      <text:list xml:id="list2216798656" text:style-name="L28">
        <text:list-item>
          <text:p text:style-name="P262"><text:span text:style-name="Strong_20_Emphasis">Log in to the AWS Management Console</text:span>.</text:p>
        </text:list-item>
        <text:list-item>
          <text:p text:style-name="P262">Navigate to <text:span text:style-name="Strong_20_Emphasis">ECR</text:span>.</text:p>
        </text:list-item>
        <text:list-item>
          <text:p text:style-name="P262">Click on <text:span text:style-name="Strong_20_Emphasis">Create repository</text:span>.</text:p>
        </text:list-item>
        <text:list-item>
          <text:p text:style-name="P101">Fill in the details (repository name) and click <text:span text:style-name="Strong_20_Emphasis">Create repository</text:span>.</text:p>
        </text:list-item>
      </text:list>
      <text:h text:style-name="Heading_20_4" text:outline-level="4">Step 2: Set Up IAM Role for Lambda</text:h>
      <text:list xml:id="list3362898593" text:style-name="L29">
        <text:list-item>
          <text:p text:style-name="P263">Go to the <text:span text:style-name="Strong_20_Emphasis">IAM</text:span> console.</text:p>
        </text:list-item>
        <text:list-item>
          <text:p text:style-name="P263">Click on <text:span text:style-name="Strong_20_Emphasis">Roles</text:span>, then <text:span text:style-name="Strong_20_Emphasis">Create role</text:span>.</text:p>
        </text:list-item>
        <text:list-item>
          <text:p text:style-name="P263">Choose <text:span text:style-name="Strong_20_Emphasis">Lambda</text:span> as the trusted entity.</text:p>
        </text:list-item>
        <text:list-item>
          <text:p text:style-name="P263">Attach the following policy:</text:p>
          <text:list>
            <text:list-item>
              <text:p text:style-name="P263"><text:span text:style-name="Source_20_Text">AmazonEC2FullAccess</text:span> (to allow Lambda to interact with EC2).</text:p>
            </text:list-item>
          </text:list>
        </text:list-item>
        <text:list-item>
          <text:p text:style-name="P102">Name the role (e.g., <text:span text:style-name="Source_20_Text">LambdaEC2Role</text:span>) and create it.</text:p>
        </text:list-item>
      </text:list>
      <text:h text:style-name="Heading_20_4" text:outline-level="4">Step 3: Create the Lambda Function</text:h>
      <text:list xml:id="list696614117" text:style-name="L30">
        <text:list-item>
          <text:p text:style-name="P264">Go to the <text:span text:style-name="Strong_20_Emphasis">Lambda</text:span> console.</text:p>
        </text:list-item>
        <text:list-item>
          <text:p text:style-name="P264">Click on <text:span text:style-name="Strong_20_Emphasis">Create function</text:span>.</text:p>
        </text:list-item>
        <text:list-item>
          <text:p text:style-name="P264">Choose <text:span text:style-name="Strong_20_Emphasis">Author from scratch</text:span>.</text:p>
        </text:list-item>
        <text:list-item>
          <text:p text:style-name="P264">Fill in the function name (e.g., <text:span text:style-name="Source_20_Text">TriggerEC2PushToECR</text:span>).</text:p>
        </text:list-item>
        <text:list-item>
          <text:p text:style-name="P264">Select the runtime (e.g., <text:span text:style-name="Strong_20_Emphasis">Python 3.x</text:span>).</text:p>
        </text:list-item>
        <text:list-item>
          <text:p text:style-name="P264">Under <text:span text:style-name="Strong_20_Emphasis">Permissions</text:span>, choose the execution role you created earlier.</text:p>
        </text:list-item>
        <text:list-item>
          <text:p text:style-name="P103">Click on <text:span text:style-name="Strong_20_Emphasis">Create function</text:span>.</text:p>
        </text:list-item>
      </text:list>
      <text:h text:style-name="Heading_20_4" text:outline-level="4">Step 4: Write the Lambda Function Code</text:h>
      <text:p text:style-name="Text_20_body">You can use the following code to trigger an EC2 instance to run the Docker push commands. Make sure you have an EC2 instance with the appropriate script ready to handle the Docker operations.</text:p>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ec2_client = boto3.client('ec2')</text:span></text:p>
      <text:p text:style-name="P63"><text:span text:style-name="Source_20_Text"><text:s text:c="4"/></text:span></text:p>
      <text:p text:style-name="P63"><text:span text:style-name="Source_20_Text"><text:s text:c="4"/># Replace with your EC2 instance ID</text:span></text:p>
      <text:p text:style-name="P63"><text:span text:style-name="Source_20_Text"><text:s text:c="4"/>instance_id = 'your-instance-id'</text:span></text:p>
      <text:p text:style-name="P63"/>
      <text:p text:style-name="P63"><text:span text:style-name="Source_20_Text"><text:s text:c="4"/># Command to execute on the EC2 instance</text:span></text:p>
      <text:p text:style-name="P63"><text:span text:style-name="Source_20_Text"><text:s text:c="4"/>commands = [</text:span></text:p>
      <text:p text:style-name="P63"><text:soft-page-break/><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you have the Dockerfile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 Send commands to EC2 instance</text:span></text:p>
      <text:p text:style-name="P63"><text:span text:style-name="Source_20_Text"><text:s text:c="4"/>for command in commands:</text:span></text:p>
      <text:p text:style-name="P63"><text:span text:style-name="Source_20_Text"><text:s text:c="8"/>response = ec2_client.send_command(</text:span></text:p>
      <text:p text:style-name="P63"><text:span text:style-name="Source_20_Text"><text:s text:c="12"/>InstanceIds=[instance_id],</text:span></text:p>
      <text:p text:style-name="P63"><text:span text:style-name="Source_20_Text"><text:s text:c="12"/>DocumentName='AWS-RunShellScript',</text:span></text:p>
      <text:p text:style-name="P63"><text:span text:style-name="Source_20_Text"><text:s text:c="12"/>Parameters={'commands': [command]}</text:span></text:p>
      <text:p text:style-name="P63"><text:span text:style-name="Source_20_Text"><text:s text:c="8"/>)</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Step 5: Set Up the EC2 Instance</text:h>
      <text:list xml:id="list1531307016" text:style-name="L31">
        <text:list-item>
          <text:p text:style-name="P265"><text:span text:style-name="Strong_20_Emphasis">Launch an EC2 Instance</text:span>: Ensure it has Docker installed and your Dockerfile available in the correct directory.</text:p>
        </text:list-item>
        <text:list-item>
          <text:p text:style-name="P104"><text:span text:style-name="Strong_20_Emphasis">IAM Role for EC2</text:span>: Make sure your EC2 instance has an IAM role that allows it to push images to ECR. Attach the policy <text:span text:style-name="Source_20_Text">AmazonEC2ContainerRegistryFullAccess</text:span>.</text:p>
        </text:list-item>
      </text:list>
      <text:h text:style-name="Heading_20_3" text:outline-level="3">Step 6: Test the Lambda Function</text:h>
      <text:list xml:id="list4196377620" text:style-name="L32">
        <text:list-item>
          <text:p text:style-name="P266">You can invoke your Lambda function through the AWS Management Console or an API Gateway.</text:p>
        </text:list-item>
        <text:list-item>
          <text:p text:style-name="P105">Monitor the EC2 instance to ensure the Docker commands are executed correctly.</text:p>
        </text:list-item>
      </text:list>
      <text:h text:style-name="Heading_20_3" text:outline-level="3">Summary</text:h>
      <text:p text:style-name="Text_20_body">This approach allows you to use a Lambda function to trigger Docker image creation and pushing from an EC2 instance without manually running commands. The Lambda function sends commands to the EC2 instance, which performs the necessary actions to build and push the Docker image to ECR. Make sure to adjust the instance ID and ECR details to fit your setup.</text:p>
      <text:h text:style-name="Heading_20_5" text:outline-level="5">You said:</text:h>
      <text:p text:style-name="Text_20_body">can you prove step 6 in detail </text:p>
      <text:h text:style-name="Heading_20_6" text:outline-level="6">ChatGPT said:</text:h>
      <text:p text:style-name="Text_20_body">Certainly! Here’s a detailed breakdown of Step 6, where you test the Lambda function to trigger the Docker image push from your EC2 instance to Amazon ECR.</text:p>
      <text:h text:style-name="Heading_20_3" text:outline-level="3">Step 6: Test the Lambda Function</text:h>
      <text:h text:style-name="Heading_20_4" text:outline-level="4">1. Prepare the EC2 Instance</text:h>
      <text:p text:style-name="Text_20_body">Make sure your EC2 instance is set up correctly:</text:p>
      <text:list xml:id="list312563713" text:style-name="L33">
        <text:list-item>
          <text:p text:style-name="P267"><text:soft-page-break/><text:span text:style-name="Strong_20_Emphasis">Docker Installation</text:span>: Ensure Docker is installed and running.</text:p>
        </text:list-item>
        <text:list-item>
          <text:p text:style-name="P267"><text:span text:style-name="Strong_20_Emphasis">Dockerfile</text:span>: Place your Dockerfile in a directory on the EC2 instance. The build context (the directory containing the Dockerfile) must be accessible.</text:p>
        </text:list-item>
        <text:list-item>
          <text:p text:style-name="P106"><text:span text:style-name="Strong_20_Emphasis">IAM Role</text:span>: The EC2 instance should have an IAM role attached that grants permissions to interact with ECR.</text:p>
        </text:list-item>
      </text:list>
      <text:h text:style-name="Heading_20_4" text:outline-level="4">2. Create the Lambda Function</text:h>
      <text:list xml:id="list1468036509" text:style-name="L34">
        <text:list-item>
          <text:p text:style-name="P107"><text:span text:style-name="Strong_20_Emphasis">Go to the Lambda Console</text:span>: Navigate to the AWS Management Console and open the Lambda service.</text:p>
        </text:list-item>
        <text:list-item>
          <text:p text:style-name="P107"><text:span text:style-name="Strong_20_Emphasis">Create the Lambda Function</text:span>:</text:p>
          <text:list>
            <text:list-item>
              <text:p text:style-name="P268">If you haven’t done so already, create the Lambda function using the code provided in Step 4.</text:p>
            </text:list-item>
            <text:list-item>
              <text:p text:style-name="P268">Make sure you replace placeholders such as:</text:p>
              <text:list>
                <text:list-item>
                  <text:p text:style-name="P268"><text:span text:style-name="Source_20_Text">your-instance-id</text:span>: The ID of your EC2 instance.</text:p>
                </text:list-item>
                <text:list-item>
                  <text:p text:style-name="P268"><text:span text:style-name="Source_20_Text">your-region</text:span>: The AWS region where your resources are located.</text:p>
                </text:list-item>
                <text:list-item>
                  <text:p text:style-name="P268"><text:span text:style-name="Source_20_Text">your-account-id</text:span>: Your AWS account ID.</text:p>
                </text:list-item>
                <text:list-item>
                  <text:p text:style-name="P268"><text:span text:style-name="Source_20_Text">your-image-name</text:span>: The name you want to give your Docker image.</text:p>
                </text:list-item>
                <text:list-item>
                  <text:p text:style-name="P268"><text:span text:style-name="Source_20_Text">your-repository-name</text:span>: The name of your ECR repository.</text:p>
                </text:list-item>
              </text:list>
            </text:list-item>
          </text:list>
        </text:list-item>
        <text:list-item>
          <text:p text:style-name="P107"><text:span text:style-name="Strong_20_Emphasis">Set Environment Variables</text:span> (Optional): If you prefer, you can set up environment variables in the Lambda configuration to store some of these values (like repository name or region).</text:p>
        </text:list-item>
      </text:list>
      <text:h text:style-name="Heading_20_4" text:outline-level="4">3. Testing the Lambda Function</text:h>
      <text:list xml:id="list2274893488" text:style-name="L35">
        <text:list-item>
          <text:p text:style-name="P108"><text:span text:style-name="Strong_20_Emphasis">Create a Test Event</text:span>:</text:p>
          <text:list>
            <text:list-item>
              <text:p text:style-name="P269">In the Lambda console, go to your Lambda function and click on the <text:span text:style-name="Strong_20_Emphasis">Test</text:span> tab.</text:p>
            </text:list-item>
            <text:list-item>
              <text:p text:style-name="P269">Click on <text:span text:style-name="Strong_20_Emphasis">Configure test event</text:span>.</text:p>
            </text:list-item>
            <text:list-item>
              <text:p text:style-name="P269">You can use the default event template or create a new one with minimal details, as the function doesn’t depend on the specific event structure for this use case. A simple JSON object like <text:span text:style-name="Source_20_Text">{}</text:span> will suffice.</text:p>
            </text:list-item>
            <text:list-item>
              <text:p text:style-name="P269">Click <text:span text:style-name="Strong_20_Emphasis">Create</text:span>.</text:p>
            </text:list-item>
          </text:list>
        </text:list-item>
        <text:list-item>
          <text:p text:style-name="P108"><text:span text:style-name="Strong_20_Emphasis">Invoke the Function</text:span>:</text:p>
          <text:list>
            <text:list-item>
              <text:p text:style-name="P269">Click on the <text:span text:style-name="Strong_20_Emphasis">Test</text:span> button to invoke the function.</text:p>
            </text:list-item>
            <text:list-item>
              <text:p text:style-name="P269">Monitor the execution results. The console will show the output and any logs produced.</text:p>
            </text:list-item>
          </text:list>
        </text:list-item>
        <text:list-item>
          <text:p text:style-name="P108"><text:span text:style-name="Strong_20_Emphasis">Check Lambda Execution Result</text:span>:</text:p>
          <text:list>
            <text:list-item>
              <text:p text:style-name="P108">If successful, you should see a response similar to:</text:p>
              <text:p text:style-name="P5">json</text:p>
            </text:list-item>
          </text:list>
        </text:list-item>
      </text:list>
      <text:list xml:id="list723528955" text:style-name="L36">
        <text:list-item>
          <text:list>
            <text:list-item text:start-value="3">
              <text:p text:style-name="P67"><text:span text:style-name="Source_20_Text">{</text:span></text:p>
              <text:p text:style-name="P67"><text:span text:style-name="Source_20_Text"><text:s text:c="4"/>"statusCode": 200,</text:span></text:p>
              <text:p text:style-name="P67"><text:span text:style-name="Source_20_Text"><text:s text:c="4"/>"body": "Commands sent to EC2 instance to push Docker image to ECR."</text:span></text:p>
              <text:p text:style-name="P35"><text:span text:style-name="Source_20_Text">}</text:span></text:p>
            </text:list-item>
          </text:list>
        </text:list-item>
      </text:list>
      <text:h text:style-name="Heading_20_4" text:outline-level="4"><text:soft-page-break/>4. Monitor EC2 Instance</text:h>
      <text:list xml:id="list1451407366" text:style-name="L37">
        <text:list-item>
          <text:p text:style-name="P109"><text:span text:style-name="Strong_20_Emphasis">Check EC2 Instance Logs</text:span>:</text:p>
          <text:list>
            <text:list-item>
              <text:p text:style-name="P270">Log in to your EC2 instance using SSH.</text:p>
            </text:list-item>
            <text:list-item>
              <text:p text:style-name="P270">Check the command execution results by inspecting the instance's logs. You can check the AWS Systems Manager Run Command logs if you used <text:span text:style-name="Source_20_Text">send_command</text:span>.</text:p>
            </text:list-item>
            <text:list-item>
              <text:p text:style-name="P109">You can view logs in:</text:p>
              <text:p text:style-name="P6">bash</text:p>
            </text:list-item>
          </text:list>
        </text:list-item>
      </text:list>
      <text:list xml:id="list4027328046" text:style-name="L38">
        <text:list-item>
          <text:list>
            <text:list-item>
              <text:p text:style-name="P36"><text:span text:style-name="Source_20_Text">/var/log/amazon/ssm/amazon-ssm-agent.log</text:span></text:p>
            </text:list-item>
          </text:list>
        </text:list-item>
        <text:list-item>
          <text:p text:style-name="P110"><text:span text:style-name="Strong_20_Emphasis">Verify Docker Image in ECR</text:span>:</text:p>
          <text:list>
            <text:list-item>
              <text:p text:style-name="P271">After a successful execution, navigate to the <text:span text:style-name="Strong_20_Emphasis">ECR</text:span> console in AWS.</text:p>
            </text:list-item>
            <text:list-item>
              <text:p text:style-name="P110">Click on your repository to check if the image has been pushed. You should see your image listed with the correct tag.</text:p>
            </text:list-item>
          </text:list>
        </text:list-item>
      </text:list>
      <text:h text:style-name="Heading_20_4" text:outline-level="4">5. Handle Errors (If Any)</text:h>
      <text:list xml:id="list1342197525" text:style-name="L39">
        <text:list-item>
          <text:p text:style-name="P272"><text:span text:style-name="Strong_20_Emphasis">Error Checking</text:span>: If you encounter errors, check the Lambda function’s logs in <text:span text:style-name="Strong_20_Emphasis">CloudWatch</text:span> to diagnose issues.</text:p>
        </text:list-item>
        <text:list-item>
          <text:p text:style-name="P272"><text:span text:style-name="Strong_20_Emphasis">Common Issues</text:span>:</text:p>
          <text:list>
            <text:list-item>
              <text:p text:style-name="P272"><text:span text:style-name="Strong_20_Emphasis">Permissions</text:span>: Ensure that both the Lambda function and the EC2 instance have the correct permissions.</text:p>
            </text:list-item>
            <text:list-item>
              <text:p text:style-name="P111"><text:span text:style-name="Strong_20_Emphasis">Networking</text:span>: Verify that your EC2 instance can access ECR and the internet (if needed) to complete the push.</text:p>
            </text:list-item>
          </text:list>
        </text:list-item>
      </text:list>
      <text:h text:style-name="Heading_20_3" text:outline-level="3">Summary</text:h>
      <text:p text:style-name="Text_20_body">By following these steps, you can successfully test your Lambda function to automate pushing a Docker image from an EC2 instance to Amazon ECR. This process minimizes manual intervention and allows for more efficient CI/CD workflows. If you encounter any issues, checking logs and permissions will help in troubleshooting.</text:p>
      <text:h text:style-name="Heading_20_5" text:outline-level="5">You said:</text:h>
      <text:p text:style-name="Text_20_body">est Response { "errorMessage": "2024-10-10T07:30:13.584Z 50d09724-9147-4f2d-8b54-12c2a5343af4 Task timed out after 3.02 seconds" } Function Logs START RequestId: 50d09724-9147-4f2d-8b54-12c2a5343af4 Version: $LATEST 2024-10-10T07:30:13.584Z 50d09724-9147-4f2d-8b54-12c2a5343af4 Task timed out after 3.02 seconds END RequestId: 50d09724-9147-4f2d-8b54-12c2a5343af4 REPORT RequestId: 50d09724-9147-4f2d-8b54-12c2a5343af4 Duration: 3020.82 ms Billed Duration: 3000 ms Memory Size: 128 MB Max Memory Used: 88 MB Init Duration: 281.69 ms Request ID 50d09724-9147-4f2d-8b54-12c2a5343af4</text:p>
      <text:h text:style-name="Heading_20_6" text:outline-level="6">ChatGPT said:</text:h>
      <text:p text:style-name="Text_20_body">The error message you received indicates that your Lambda function timed out after 3 seconds. This typically means that the function did not complete its execution within the allocated time limit. Here's how to address this issue:</text:p>
      <text:h text:style-name="Heading_20_3" text:outline-level="3"><text:soft-page-break/>Steps to Resolve the Timeout Error</text:h>
      <text:list xml:id="list3397853480" text:style-name="L40">
        <text:list-item>
          <text:p text:style-name="P112"><text:span text:style-name="Strong_20_Emphasis">Increase Lambda Timeout Setting</text:span>:</text:p>
          <text:list>
            <text:list-item>
              <text:p text:style-name="P273">Go to the <text:span text:style-name="Strong_20_Emphasis">Lambda console</text:span>.</text:p>
            </text:list-item>
            <text:list-item>
              <text:p text:style-name="P273">Select your function.</text:p>
            </text:list-item>
            <text:list-item>
              <text:p text:style-name="P273">Click on the <text:span text:style-name="Strong_20_Emphasis">Configuration</text:span> tab.</text:p>
            </text:list-item>
            <text:list-item>
              <text:p text:style-name="P273">Under the <text:span text:style-name="Strong_20_Emphasis">General configuration</text:span> section, find the <text:span text:style-name="Strong_20_Emphasis">Timeout</text:span> setting.</text:p>
            </text:list-item>
            <text:list-item>
              <text:p text:style-name="P273">Increase the timeout duration. Depending on your commands, you might set it to 30 seconds or more to allow ample time for the EC2 commands to execute.</text:p>
            </text:list-item>
          </text:list>
        </text:list-item>
        <text:list-item>
          <text:p text:style-name="P112"><text:span text:style-name="Strong_20_Emphasis">Optimize Command Execution</text:span>:</text:p>
          <text:list>
            <text:list-item>
              <text:p text:style-name="P273">If possible, review the commands being sent to the EC2 instance to ensure they are efficient and won’t take too long.</text:p>
            </text:list-item>
            <text:list-item>
              <text:p text:style-name="P273">Consider breaking down the process into smaller steps if needed.</text:p>
            </text:list-item>
          </text:list>
        </text:list-item>
        <text:list-item>
          <text:p text:style-name="P112"><text:span text:style-name="Strong_20_Emphasis">Check EC2 Instance Logs</text:span>:</text:p>
          <text:list>
            <text:list-item>
              <text:p text:style-name="P273">Log into your EC2 instance and verify that the commands are executing as expected. Look for any errors that may be occurring in the command execution.</text:p>
            </text:list-item>
            <text:list-item>
              <text:p text:style-name="P273">Review logs in <text:span text:style-name="Source_20_Text">/var/log/amazon/ssm/amazon-ssm-agent.log</text:span> to see the command outputs and any potential issues.</text:p>
            </text:list-item>
          </text:list>
        </text:list-item>
        <text:list-item>
          <text:p text:style-name="P112"><text:span text:style-name="Strong_20_Emphasis">Use SSM to Execute Longer Commands</text:span>:</text:p>
          <text:list>
            <text:list-item>
              <text:p text:style-name="P273">If your commands are lengthy, you might want to consider using AWS Systems Manager (SSM) to manage longer-running processes. You can run the script in SSM and monitor the output.</text:p>
            </text:list-item>
          </text:list>
        </text:list-item>
        <text:list-item>
          <text:p text:style-name="P112"><text:span text:style-name="Strong_20_Emphasis">Test Commands Independently</text:span>:</text:p>
          <text:list>
            <text:list-item>
              <text:p text:style-name="P112">Manually execute the commands you are trying to run from the EC2 instance's terminal to ensure they work correctly without errors.</text:p>
            </text:list-item>
          </text:list>
        </text:list-item>
      </text:list>
      <text:h text:style-name="Heading_20_3" text:outline-level="3">Example of Adjusting the Timeout in the Lambda Console</text:h>
      <text:list xml:id="list1627355575" text:style-name="L41">
        <text:list-item>
          <text:p text:style-name="P274"><text:span text:style-name="Strong_20_Emphasis">Navigate to your Lambda function</text:span> in the AWS Management Console.</text:p>
        </text:list-item>
        <text:list-item>
          <text:p text:style-name="P274">Click on the <text:span text:style-name="Strong_20_Emphasis">Configuration</text:span> tab.</text:p>
        </text:list-item>
        <text:list-item>
          <text:p text:style-name="P274">Scroll down to <text:span text:style-name="Strong_20_Emphasis">General configuration</text:span>.</text:p>
        </text:list-item>
        <text:list-item>
          <text:p text:style-name="P274">Click on <text:span text:style-name="Strong_20_Emphasis">Edit</text:span>.</text:p>
        </text:list-item>
        <text:list-item>
          <text:p text:style-name="P274">Adjust the <text:span text:style-name="Strong_20_Emphasis">Timeout</text:span> setting to a higher value (e.g., 30 seconds).</text:p>
        </text:list-item>
        <text:list-item>
          <text:p text:style-name="P113">Click <text:span text:style-name="Strong_20_Emphasis">Save</text:span>.</text:p>
        </text:list-item>
      </text:list>
      <text:h text:style-name="Heading_20_3" text:outline-level="3">Retry the Lambda Invocation</text:h>
      <text:p text:style-name="Text_20_body">After making the above changes, invoke your Lambda function again and monitor both the Lambda execution logs and the EC2 instance logs for any additional errors or confirmations that the commands executed successfully.</text:p>
      <text:h text:style-name="Heading_20_3" text:outline-level="3">Summary</text:h>
      <text:p text:style-name="Text_20_body">Increasing the timeout setting in your Lambda function is often the first step to resolving timeout issues. By also ensuring that your commands are optimized and functioning correctly, you can avoid similar errors in the future.</text:p>
      <text:h text:style-name="Heading_20_5" text:outline-level="5"><text:soft-page-break/>You said:</text:h>
      <text:p text:style-name="Text_20_body">Response { "errorMessage": "'EC2' object has no attribute 'send_command'", "errorType": "AttributeError", "requestId": "73610b50-2d99-454f-b6a9-9cbf750864fc", "stackTrace": [ " File \"/var/task/lambda_function.py\", line 18, in lambda_handler\n response = ec2_client.send_command(\n", " File \"/var/runtime/botocore/client.py\", line 918, in __getattr__\n raise AttributeError(\n" ] } Function Logs START RequestId: 73610b50-2d99-454f-b6a9-9cbf750864fc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AttributeError: 'EC2' object has no attribute 'send_command' Traceback (most recent call last):   File "/var/task/lambda_function.py", line 18, in lambda_handler     response = ec2_client.send_command(   File "/var/runtime/botocore/client.py", line 918, in __getattr__     raise AttributeError(END RequestId: 73610b50-2d99-454f-b6a9-9cbf750864fc REPORT RequestId: 73610b50-2d99-454f-b6a9-9cbf750864fc Duration: 3225.58 ms Billed Duration: 3226 ms Memory Size: 128 MB Max Memory Used: 88 MB Init Duration: 270.03 ms</text:p>
      <text:h text:style-name="Heading_20_6" text:outline-level="6">ChatGPT said:</text:h>
      <text:p text:style-name="Text_20_body">The error message you're seeing indicates that you're trying to use a method (<text:span text:style-name="Source_20_Text">send_command</text:span>) that doesn't exist on the <text:span text:style-name="Source_20_Text">EC2</text:span> client. This method is part of the <text:span text:style-name="Strong_20_Emphasis">AWS Systems Manager (SSM)</text:span> client, not the EC2 client.</text:p>
      <text:h text:style-name="Heading_20_3" text:outline-level="3">Steps to Fix the Issue</text:h>
      <text:list xml:id="list964229724" text:style-name="L42">
        <text:list-item>
          <text:p text:style-name="P114"><text:span text:style-name="Strong_20_Emphasis">Change the Client to Use SSM</text:span>: You need to create a client for Systems Manager instead of EC2. Here’s how you can modify your code:</text:p>
        </text:list-item>
      </text:list>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ssm_client = boto3.client('ssm') <text:s/># Use SSM client</text:span></text:p>
      <text:p text:style-name="P63"><text:span text:style-name="Source_20_Text"><text:s text:c="4"/></text:span></text:p>
      <text:p text:style-name="P63"><text:span text:style-name="Source_20_Text"><text:s text:c="4"/># Replace with your EC2 instance ID</text:span></text:p>
      <text:p text:style-name="P63"><text:span text:style-name="Source_20_Text"><text:s text:c="4"/>instance_id = 'your-instance-id'</text:span></text:p>
      <text:p text:style-name="P63"/>
      <text:p text:style-name="P63"><text:span text:style-name="Source_20_Text"><text:s text:c="4"/># Command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you have the Dockerfile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oft-page-break/><text:span text:style-name="Source_20_Text"><text:s text:c="4"/># Send commands to EC2 instance</text:span></text:p>
      <text:p text:style-name="P63"><text:span text:style-name="Source_20_Text"><text:s text:c="4"/>for command in commands:</text:span></text:p>
      <text:p text:style-name="P63"><text:span text:style-name="Source_20_Text"><text:s text:c="8"/>response = ssm_client.send_command(</text:span></text:p>
      <text:p text:style-name="P63"><text:span text:style-name="Source_20_Text"><text:s text:c="12"/>InstanceIds=[instance_id],</text:span></text:p>
      <text:p text:style-name="P63"><text:span text:style-name="Source_20_Text"><text:s text:c="12"/>DocumentName='AWS-RunShellScript',</text:span></text:p>
      <text:p text:style-name="P63"><text:span text:style-name="Source_20_Text"><text:s text:c="12"/>Parameters={'commands': [command]}</text:span></text:p>
      <text:p text:style-name="P63"><text:span text:style-name="Source_20_Text"><text:s text:c="8"/>)</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Summary of Changes</text:h>
      <text:list xml:id="list2121581168" text:style-name="L43">
        <text:list-item>
          <text:p text:style-name="P275"><text:span text:style-name="Strong_20_Emphasis">Client Initialization</text:span>: Changed <text:span text:style-name="Source_20_Text">ec2_client</text:span> to <text:span text:style-name="Source_20_Text">ssm_client</text:span>.</text:p>
        </text:list-item>
        <text:list-item>
          <text:p text:style-name="P115"><text:span text:style-name="Strong_20_Emphasis">Method Usage</text:span>: Used <text:span text:style-name="Source_20_Text">ssm_client.send_command()</text:span> to send the commands to the EC2 instance.</text:p>
        </text:list-item>
      </text:list>
      <text:h text:style-name="Heading_20_3" text:outline-level="3">Additional Steps to Ensure Success</text:h>
      <text:list xml:id="list127619608" text:style-name="L44">
        <text:list-item>
          <text:p text:style-name="P116"><text:span text:style-name="Strong_20_Emphasis">Check IAM Permissions</text:span>: Make sure that your Lambda function's execution role has permissions to use SSM, specifically the <text:span text:style-name="Source_20_Text">ssm:SendCommand</text:span> permission.</text:p>
        </text:list-item>
        <text:list-item>
          <text:p text:style-name="P116"><text:span text:style-name="Strong_20_Emphasis">Check EC2 Instance Configuration</text:span>:</text:p>
          <text:list>
            <text:list-item>
              <text:p text:style-name="P276">Ensure that your EC2 instance is configured to allow SSM. It should have the SSM agent installed and running, and the IAM role attached to the instance must include the necessary SSM permissions.</text:p>
            </text:list-item>
          </text:list>
        </text:list-item>
        <text:list-item>
          <text:p text:style-name="P116"><text:span text:style-name="Strong_20_Emphasis">Verify Command Execution</text:span>: After invoking the Lambda function, check the output of the commands executed on the EC2 instance. You can do this by checking:</text:p>
          <text:list>
            <text:list-item>
              <text:p text:style-name="P276">The command output in the AWS Systems Manager console.</text:p>
            </text:list-item>
            <text:list-item>
              <text:p text:style-name="P116">The logs in <text:span text:style-name="Source_20_Text">/var/log/amazon/ssm/amazon-ssm-agent.log</text:span> on your EC2 instance.</text:p>
            </text:list-item>
          </text:list>
        </text:list-item>
      </text:list>
      <text:h text:style-name="Heading_20_3" text:outline-level="3">Testing the Lambda Function Again</text:h>
      <text:p text:style-name="Text_20_body">After making these changes, invoke your Lambda function again and monitor the output and logs to ensure that it completes successfully. If you encounter any further issues, check the logs for details on what might be going wrong.</text:p>
      <text:h text:style-name="Heading_20_5" text:outline-level="5">You said:</text:h>
      <text:p text:style-name="Text_20_body">Response { "errorMessage": "'EC2' object has no attribute 'send_command'", "errorType": "AttributeError", "requestId": "5243111e-be96-4c35-99a5-835df8ae713c", "stackTrace": [ " File \"/var/task/lambda_function.py\", line 18, in lambda_handler\n response = ec2_client.send_command(\n", " File \"/var/runtime/botocore/client.py\", line 918, in __getattr__\n raise AttributeError(\n" ] } Function Logs START RequestId: 5243111e-be96-4c35-99a5-835df8ae713c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text:soft-page-break/>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AttributeError: 'EC2' object has no attribute 'send_command' Traceback (most recent call last):   File "/var/task/lambda_function.py", line 18, in lambda_handler     response = ec2_client.send_command(   File "/var/runtime/botocore/client.py", line 918, in __getattr__     raise AttributeError(END RequestId: 5243111e-be96-4c35-99a5-835df8ae713c REPORT RequestId: 5243111e-be96-4c35-99a5-835df8ae713c Duration: 3200.33 ms Billed Duration: 3201 ms Memory Size: 128 MB Max Memory Used: 88 MB Init Duration: 271.38 ms Request ID 5243111e-be96-4c35-99a5-835df8ae713c</text:p>
      <text:h text:style-name="Heading_20_6" text:outline-level="6">ChatGPT said:</text:h>
      <text:p text:style-name="Text_20_body">The error message you're encountering indicates that you're still attempting to call the <text:span text:style-name="Source_20_Text">send_command</text:span> method on an <text:span text:style-name="Source_20_Text">EC2</text:span> client instead of the <text:span text:style-name="Source_20_Text">SSM</text:span> client. Let's clarify the necessary steps to correct this and ensure everything works as intended.</text:p>
      <text:h text:style-name="Heading_20_3" text:outline-level="3">Corrected Code Example</text:h>
      <text:p text:style-name="Text_20_body">Make sure you replace your Lambda function code with the following, ensuring that the <text:span text:style-name="Source_20_Text">send_command</text:span> method is called on the <text:span text:style-name="Source_20_Text">ssm_client</text:span>:</text:p>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ssm_client = boto3.client('ssm') <text:s/># Use SSM client</text:span></text:p>
      <text:p text:style-name="P63"><text:span text:style-name="Source_20_Text"><text:s text:c="4"/></text:span></text:p>
      <text:p text:style-name="P63"><text:span text:style-name="Source_20_Text"><text:s text:c="4"/># Replace with your EC2 instance ID</text:span></text:p>
      <text:p text:style-name="P63"><text:span text:style-name="Source_20_Text"><text:s text:c="4"/>instance_id = 'your-instance-id'</text:span></text:p>
      <text:p text:style-name="P63"/>
      <text:p text:style-name="P63"><text:span text:style-name="Source_20_Text"><text:s text:c="4"/># Command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you have the Dockerfile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 Send commands to EC2 instance</text:span></text:p>
      <text:p text:style-name="P63"><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text:soft-page-break/>Key Changes</text:h>
      <text:list xml:id="list2418665565" text:style-name="L45">
        <text:list-item>
          <text:p text:style-name="P277"><text:span text:style-name="Strong_20_Emphasis">Using SSM Client</text:span>: Ensure that you create the <text:span text:style-name="Source_20_Text">ssm_client</text:span> as shown in the code above.</text:p>
        </text:list-item>
        <text:list-item>
          <text:p text:style-name="P117"><text:span text:style-name="Strong_20_Emphasis">Single Command Execution</text:span>: I've consolidated the command sending into a single call to <text:span text:style-name="Source_20_Text">send_command</text:span>. This sends all commands at once instead of iterating through each command.</text:p>
        </text:list-item>
      </text:list>
      <text:h text:style-name="Heading_20_3" text:outline-level="3">Additional Steps</text:h>
      <text:list xml:id="list3141235677" text:style-name="L46">
        <text:list-item>
          <text:p text:style-name="P118"><text:span text:style-name="Strong_20_Emphasis">Ensure the Correct Permissions</text:span>:</text:p>
          <text:list>
            <text:list-item>
              <text:p text:style-name="P278">The IAM role attached to your Lambda function must have the following permissions:</text:p>
              <text:list>
                <text:list-item>
                  <text:p text:style-name="P278"><text:span text:style-name="Source_20_Text">ssm:SendCommand</text:span></text:p>
                </text:list-item>
                <text:list-item>
                  <text:p text:style-name="P278"><text:span text:style-name="Source_20_Text">ssm:ListCommands</text:span></text:p>
                </text:list-item>
                <text:list-item>
                  <text:p text:style-name="P278"><text:span text:style-name="Source_20_Text">ssm:ListCommandInvocations</text:span></text:p>
                </text:list-item>
              </text:list>
            </text:list-item>
            <text:list-item>
              <text:p text:style-name="P278">The IAM role attached to your EC2 instance must have:</text:p>
              <text:list>
                <text:list-item>
                  <text:p text:style-name="P278"><text:span text:style-name="Source_20_Text">AmazonEC2RoleforSSM</text:span> (or a custom role with appropriate SSM permissions).</text:p>
                </text:list-item>
              </text:list>
            </text:list-item>
          </text:list>
        </text:list-item>
        <text:list-item>
          <text:p text:style-name="P118"><text:span text:style-name="Strong_20_Emphasis">Check SSM Agent on EC2</text:span>:</text:p>
          <text:list>
            <text:list-item>
              <text:p text:style-name="P118">Ensure that the SSM Agent is installed and running on your EC2 instance. You can verify this by running:</text:p>
              <text:p text:style-name="P7">bash</text:p>
            </text:list-item>
          </text:list>
        </text:list-item>
      </text:list>
      <text:list xml:id="list432315175" text:style-name="L47">
        <text:list-item>
          <text:list>
            <text:list-item text:start-value="2">
              <text:p text:style-name="P37"><text:span text:style-name="Source_20_Text">sudo systemctl status amazon-ssm-agent</text:span></text:p>
            </text:list-item>
          </text:list>
        </text:list-item>
        <text:list-item>
          <text:p text:style-name="P119"><text:span text:style-name="Strong_20_Emphasis">Testing the Lambda Function</text:span>:</text:p>
          <text:list>
            <text:list-item>
              <text:p text:style-name="P279">After making these changes, invoke the Lambda function again through the AWS Management Console or an API Gateway.</text:p>
            </text:list-item>
            <text:list-item>
              <text:p text:style-name="P279">Check the response to ensure it returns successfully.</text:p>
            </text:list-item>
          </text:list>
        </text:list-item>
        <text:list-item>
          <text:p text:style-name="P119"><text:span text:style-name="Strong_20_Emphasis">Monitoring Command Execution</text:span>:</text:p>
          <text:list>
            <text:list-item>
              <text:p text:style-name="P279">After invoking the Lambda function, you can monitor the command execution status in the Systems Manager console under <text:span text:style-name="Strong_20_Emphasis">Run Command</text:span>.</text:p>
            </text:list-item>
            <text:list-item>
              <text:p text:style-name="P119">You can also check the logs on the EC2 instance for any output or errors related to the command execution.</text:p>
            </text:list-item>
          </text:list>
        </text:list-item>
      </text:list>
      <text:p text:style-name="Text_20_body">By making these adjustments, your Lambda function should now be able to successfully send commands to the EC2 instance using the SSM client. If you encounter any further errors, please share the updated error message for further assistance.</text:p>
      <text:h text:style-name="Heading_20_5" text:outline-level="5">You said:</text:h>
      <text:p text:style-name="Text_20_body">please clear me permission where i need to give which permission</text:p>
      <text:h text:style-name="Heading_20_6" text:outline-level="6">ChatGPT said:</text:h>
      <text:p text:style-name="Text_20_body">Sure! Let's clarify the IAM permissions required for both the <text:span text:style-name="Strong_20_Emphasis">Lambda function</text:span> and the <text:span text:style-name="Strong_20_Emphasis">EC2 instance</text:span> to ensure everything works smoothly when pushing a Docker image to ECR.</text:p>
      <text:h text:style-name="Heading_20_3" text:outline-level="3"><text:soft-page-break/>1. Permissions for the Lambda Function</text:h>
      <text:p text:style-name="Text_20_body">The IAM role attached to your Lambda function needs the following permissions:</text:p>
      <text:list xml:id="list2875379510" text:style-name="L48">
        <text:list-item>
          <text:p text:style-name="P120"><text:span text:style-name="Strong_20_Emphasis">SSM Permissions</text:span>:</text:p>
          <text:list>
            <text:list-item>
              <text:p text:style-name="P280"><text:span text:style-name="Source_20_Text">ssm:SendCommand</text:span>: Allows the Lambda function to send commands to the EC2 instance.</text:p>
            </text:list-item>
            <text:list-item>
              <text:p text:style-name="P280"><text:span text:style-name="Source_20_Text">ssm:ListCommands</text:span>: Allows the Lambda function to list the commands sent to the EC2 instance.</text:p>
            </text:list-item>
            <text:list-item>
              <text:p text:style-name="P280"><text:span text:style-name="Source_20_Text">ssm:ListCommandInvocations</text:span>: Allows the Lambda function to check the status and output of the commands.</text:p>
            </text:list-item>
          </text:list>
        </text:list-item>
        <text:list-item>
          <text:p text:style-name="P120"><text:span text:style-name="Strong_20_Emphasis">ECR Permissions</text:span> (if needed):</text:p>
          <text:list>
            <text:list-item>
              <text:p text:style-name="P280">Depending on how your Lambda function is structured, you may also want to give it permissions to interact with ECR, such as:</text:p>
              <text:list>
                <text:list-item>
                  <text:p text:style-name="P280"><text:span text:style-name="Source_20_Text">ecr:DescribeRepositories</text:span></text:p>
                </text:list-item>
                <text:list-item>
                  <text:p text:style-name="P280"><text:span text:style-name="Source_20_Text">ecr:CreateRepository</text:span> (if you’re creating repositories in your code)</text:p>
                </text:list-item>
                <text:list-item>
                  <text:p text:style-name="P120"><text:span text:style-name="Source_20_Text">ecr:GetAuthorizationToken</text:span>: This allows your Lambda function to retrieve authentication tokens for ECR.</text:p>
                </text:list-item>
              </text:list>
            </text:list-item>
          </text:list>
        </text:list-item>
      </text:list>
      <text:h text:style-name="Heading_20_4" text:outline-level="4">Example IAM Policy for Lambda</text:h>
      <text:p text:style-name="Text_20_body">Here’s a sample policy that you can attach to the Lambda execution role:</text:p>
      <text:p text:style-name="P1">json</text:p>
      <text:p text:style-name="P63"><text:span text:style-name="Source_20_Text">{</text:span></text:p>
      <text:p text:style-name="P63"><text:span text:style-name="Source_20_Text"><text:s text:c="2"/>"Version": "2012-10-17",</text:span></text:p>
      <text:p text:style-name="P63"><text:span text:style-name="Source_20_Text"><text:s text:c="2"/>"Statement": [</text:span></text:p>
      <text:p text:style-name="P63"><text:span text:style-name="Source_20_Text"><text:s text:c="4"/>{</text:span></text:p>
      <text:p text:style-name="P63"><text:span text:style-name="Source_20_Text"><text:s text:c="6"/>"Effect": "Allow",</text:span></text:p>
      <text:p text:style-name="P63"><text:span text:style-name="Source_20_Text"><text:s text:c="6"/>"Action": [</text:span></text:p>
      <text:p text:style-name="P63"><text:span text:style-name="Source_20_Text"><text:s text:c="8"/>"ssm:SendCommand",</text:span></text:p>
      <text:p text:style-name="P63"><text:span text:style-name="Source_20_Text"><text:s text:c="8"/>"ssm:ListCommands",</text:span></text:p>
      <text:p text:style-name="P63"><text:span text:style-name="Source_20_Text"><text:s text:c="8"/>"ssm:ListCommandInvocations",</text:span></text:p>
      <text:p text:style-name="P63"><text:span text:style-name="Source_20_Text"><text:s text:c="8"/>"ecr:DescribeRepositories",</text:span></text:p>
      <text:p text:style-name="P63"><text:span text:style-name="Source_20_Text"><text:s text:c="8"/>"ecr:GetAuthorizationToken"</text:span></text:p>
      <text:p text:style-name="P63"><text:span text:style-name="Source_20_Text"><text:s text:c="6"/>],</text:span></text:p>
      <text:p text:style-name="P63"><text:span text:style-name="Source_20_Text"><text:s text:c="6"/>"Resource": "*"</text:span></text:p>
      <text:p text:style-name="P63"><text:span text:style-name="Source_20_Text"><text:s text:c="4"/>}</text:span></text:p>
      <text:p text:style-name="P63"><text:span text:style-name="Source_20_Text"><text:s text:c="2"/>]</text:span></text:p>
      <text:p text:style-name="P30"><text:span text:style-name="Source_20_Text">}</text:span></text:p>
      <text:h text:style-name="Heading_20_3" text:outline-level="3">2. Permissions for the EC2 Instance</text:h>
      <text:p text:style-name="Text_20_body">The IAM role attached to your EC2 instance needs permissions to use SSM and to push images to ECR. Here are the key permissions required:</text:p>
      <text:list xml:id="list2295685606" text:style-name="L49">
        <text:list-item>
          <text:p text:style-name="P121"><text:span text:style-name="Strong_20_Emphasis">SSM Permissions</text:span>:</text:p>
          <text:list>
            <text:list-item>
              <text:p text:style-name="P281"><text:span text:style-name="Source_20_Text">ssm:UpdateInstanceInformation</text:span>: Allows the EC2 instance to report its status to SSM.</text:p>
            </text:list-item>
            <text:list-item>
              <text:p text:style-name="P281"><text:span text:style-name="Source_20_Text">ssm:ListCommands</text:span>: Allows the EC2 instance to list commands sent to it.</text:p>
            </text:list-item>
            <text:list-item>
              <text:p text:style-name="P281"><text:span text:style-name="Source_20_Text">ssm:SendCommand</text:span>: Allows the EC2 instance to execute commands sent by SSM.</text:p>
            </text:list-item>
          </text:list>
        </text:list-item>
        <text:list-item>
          <text:p text:style-name="P121"><text:soft-page-break/><text:span text:style-name="Strong_20_Emphasis">ECR Permissions</text:span>:</text:p>
          <text:list>
            <text:list-item>
              <text:p text:style-name="P281"><text:span text:style-name="Source_20_Text">ecr:PutImage</text:span>: Allows the EC2 instance to push images to ECR.</text:p>
            </text:list-item>
            <text:list-item>
              <text:p text:style-name="P281"><text:span text:style-name="Source_20_Text">ecr:InitiateLayerUpload</text:span>: Required for uploading image layers.</text:p>
            </text:list-item>
            <text:list-item>
              <text:p text:style-name="P281"><text:span text:style-name="Source_20_Text">ecr:UploadLayerPart</text:span>: Allows the EC2 instance to upload parts of images.</text:p>
            </text:list-item>
            <text:list-item>
              <text:p text:style-name="P281"><text:span text:style-name="Source_20_Text">ecr:CompleteLayerUpload</text:span>: Finalizes the upload of the image layers.</text:p>
            </text:list-item>
            <text:list-item>
              <text:p text:style-name="P121"><text:span text:style-name="Source_20_Text">ecr:BatchCheckLayerAvailability</text:span>: Checks the availability of image layers.</text:p>
            </text:list-item>
          </text:list>
        </text:list-item>
      </text:list>
      <text:h text:style-name="Heading_20_4" text:outline-level="4">Example IAM Policy for EC2</text:h>
      <text:p text:style-name="Text_20_body">Here’s a sample policy that you can attach to the EC2 instance role:</text:p>
      <text:p text:style-name="P1">json</text:p>
      <text:p text:style-name="P63"><text:span text:style-name="Source_20_Text">{</text:span></text:p>
      <text:p text:style-name="P63"><text:span text:style-name="Source_20_Text"><text:s text:c="2"/>"Version": "2012-10-17",</text:span></text:p>
      <text:p text:style-name="P63"><text:span text:style-name="Source_20_Text"><text:s text:c="2"/>"Statement": [</text:span></text:p>
      <text:p text:style-name="P63"><text:span text:style-name="Source_20_Text"><text:s text:c="4"/>{</text:span></text:p>
      <text:p text:style-name="P63"><text:span text:style-name="Source_20_Text"><text:s text:c="6"/>"Effect": "Allow",</text:span></text:p>
      <text:p text:style-name="P63"><text:span text:style-name="Source_20_Text"><text:s text:c="6"/>"Action": [</text:span></text:p>
      <text:p text:style-name="P63"><text:span text:style-name="Source_20_Text"><text:s text:c="8"/>"ssm:UpdateInstanceInformation",</text:span></text:p>
      <text:p text:style-name="P63"><text:span text:style-name="Source_20_Text"><text:s text:c="8"/>"ssm:ListCommands",</text:span></text:p>
      <text:p text:style-name="P63"><text:span text:style-name="Source_20_Text"><text:s text:c="8"/>"ssm:SendCommand",</text:span></text:p>
      <text:p text:style-name="P63"><text:span text:style-name="Source_20_Text"><text:s text:c="8"/>"ecr:PutImage",</text:span></text:p>
      <text:p text:style-name="P63"><text:span text:style-name="Source_20_Text"><text:s text:c="8"/>"ecr:InitiateLayerUpload",</text:span></text:p>
      <text:p text:style-name="P63"><text:span text:style-name="Source_20_Text"><text:s text:c="8"/>"ecr:UploadLayerPart",</text:span></text:p>
      <text:p text:style-name="P63"><text:span text:style-name="Source_20_Text"><text:s text:c="8"/>"ecr:CompleteLayerUpload",</text:span></text:p>
      <text:p text:style-name="P63"><text:span text:style-name="Source_20_Text"><text:s text:c="8"/>"ecr:BatchCheckLayerAvailability",</text:span></text:p>
      <text:p text:style-name="P63"><text:span text:style-name="Source_20_Text"><text:s text:c="8"/>"ecr:GetAuthorizationToken"</text:span></text:p>
      <text:p text:style-name="P63"><text:span text:style-name="Source_20_Text"><text:s text:c="6"/>],</text:span></text:p>
      <text:p text:style-name="P63"><text:span text:style-name="Source_20_Text"><text:s text:c="6"/>"Resource": "*"</text:span></text:p>
      <text:p text:style-name="P63"><text:span text:style-name="Source_20_Text"><text:s text:c="4"/>}</text:span></text:p>
      <text:p text:style-name="P63"><text:span text:style-name="Source_20_Text"><text:s text:c="2"/>]</text:span></text:p>
      <text:p text:style-name="P30"><text:span text:style-name="Source_20_Text">}</text:span></text:p>
      <text:h text:style-name="Heading_20_3" text:outline-level="3">Steps to Attach IAM Policies</text:h>
      <text:list xml:id="list1783384720" text:style-name="L50">
        <text:list-item>
          <text:p text:style-name="P122"><text:span text:style-name="Strong_20_Emphasis">For the Lambda Function</text:span>:</text:p>
          <text:list>
            <text:list-item>
              <text:p text:style-name="P282">Go to the <text:span text:style-name="Strong_20_Emphasis">IAM console</text:span>.</text:p>
            </text:list-item>
            <text:list-item>
              <text:p text:style-name="P282">Click on <text:span text:style-name="Strong_20_Emphasis">Roles</text:span>.</text:p>
            </text:list-item>
            <text:list-item>
              <text:p text:style-name="P282">Find the role associated with your Lambda function.</text:p>
            </text:list-item>
            <text:list-item>
              <text:p text:style-name="P282">Attach the above IAM policy.</text:p>
            </text:list-item>
          </text:list>
        </text:list-item>
        <text:list-item>
          <text:p text:style-name="P122"><text:span text:style-name="Strong_20_Emphasis">For the EC2 Instance</text:span>:</text:p>
          <text:list>
            <text:list-item>
              <text:p text:style-name="P282">In the <text:span text:style-name="Strong_20_Emphasis">IAM console</text:span>, click on <text:span text:style-name="Strong_20_Emphasis">Roles</text:span>.</text:p>
            </text:list-item>
            <text:list-item>
              <text:p text:style-name="P282">Find the role associated with your EC2 instance.</text:p>
            </text:list-item>
            <text:list-item>
              <text:p text:style-name="P122">Attach the above IAM policy.</text:p>
            </text:list-item>
          </text:list>
        </text:list-item>
      </text:list>
      <text:h text:style-name="Heading_20_3" text:outline-level="3">Summary</text:h>
      <text:list xml:id="list814729762" text:style-name="L51">
        <text:list-item>
          <text:p text:style-name="P283">The <text:span text:style-name="Strong_20_Emphasis">Lambda function</text:span> needs permissions primarily for SSM and, optionally, ECR (depending on how you set up the function).</text:p>
        </text:list-item>
        <text:list-item>
          <text:p text:style-name="P123"><text:soft-page-break/>The <text:span text:style-name="Strong_20_Emphasis">EC2 instance</text:span> needs permissions to execute commands via SSM and to push images to ECR.</text:p>
        </text:list-item>
      </text:list>
      <text:p text:style-name="Text_20_body">Make sure to adjust the policies as needed for your specific use case and security requirements! If you have any more questions or need further assistance, feel free to ask!</text:p>
      <text:h text:style-name="Heading_20_5" text:outline-level="5">You said:</text:h>
      <text:p text:style-name="Text_20_body">Test Event Name Test Response { "errorMessage": "'EC2' object has no attribute 'send_command'", "errorType": "AttributeError", "requestId": "90829ed3-5f9c-40d6-9ec9-82329aa0617d", "stackTrace": [ " File \"/var/task/lambda_function.py\", line 18, in lambda_handler\n response = ec2_client.send_command(\n", " File \"/var/runtime/botocore/client.py\", line 918, in __getattr__\n raise AttributeError(\n" ] } Function Logs START RequestId: 90829ed3-5f9c-40d6-9ec9-82329aa0617d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AttributeError: 'EC2' object has no attribute 'send_command' Traceback (most recent call last):   File "/var/task/lambda_function.py", line 18, in lambda_handler     response = ec2_client.send_command(   File "/var/runtime/botocore/client.py", line 918, in __getattr__     raise AttributeError(END RequestId: 90829ed3-5f9c-40d6-9ec9-82329aa0617d REPORT RequestId: 90829ed3-5f9c-40d6-9ec9-82329aa0617d Duration: 3301.22 ms Billed Duration: 3302 ms Memory Size: 128 MB Max Memory Used: 88 MB Init Duration: 289.34 ms Request ID 90829ed3-5f9c-40d6-9ec9-82329aa0617d</text:p>
      <text:h text:style-name="Heading_20_6" text:outline-level="6">ChatGPT said:</text:h>
      <text:p text:style-name="Text_20_body">The error message indicates that you are still trying to call the <text:span text:style-name="Source_20_Text">send_command</text:span> method on an <text:span text:style-name="Source_20_Text">EC2</text:span> client instead of an <text:span text:style-name="Source_20_Text">SSM</text:span> client. Let's ensure you have the correct code and clarify the steps to avoid this error.</text:p>
      <text:h text:style-name="Heading_20_3" text:outline-level="3">Corrected Code</text:h>
      <text:p text:style-name="Text_20_body">Make sure your Lambda function code looks like this:</text:p>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ssm_client = boto3.client('ssm') <text:s/># Use the SSM client, NOT EC2</text:span></text:p>
      <text:p text:style-name="P63"><text:span text:style-name="Source_20_Text"><text:s text:c="4"/></text:span></text:p>
      <text:p text:style-name="P63"><text:span text:style-name="Source_20_Text"><text:s text:c="4"/># Replace with your EC2 instance ID</text:span></text:p>
      <text:p text:style-name="P63"><text:span text:style-name="Source_20_Text"><text:s text:c="4"/>instance_id = 'your-instance-id'</text:span></text:p>
      <text:p text:style-name="P63"/>
      <text:p text:style-name="P63"><text:span text:style-name="Source_20_Text"><text:s text:c="4"/># Commands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oft-page-break/><text:span text:style-name="Source_20_Text"><text:s text:c="8"/>"docker build -t your-image-name .", <text:s/># Ensure the Dockerfile is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 Send commands to the EC2 instance using the SSM client</text:span></text:p>
      <text:p text:style-name="P63"><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Key Points to Ensure</text:h>
      <text:list xml:id="list1118906337" text:style-name="L52">
        <text:list-item>
          <text:p text:style-name="P124"><text:span text:style-name="Strong_20_Emphasis">Client Initialization</text:span>:</text:p>
          <text:list>
            <text:list-item>
              <text:p text:style-name="P284"><text:span text:style-name="Strong_20_Emphasis">Use </text:span><text:span text:style-name="Strong_20_Emphasis"><text:span text:style-name="Source_20_Text">ssm_client = boto3.client('ssm')</text:span></text:span> to create the SSM client.</text:p>
            </text:list-item>
            <text:list-item>
              <text:p text:style-name="P284"><text:span text:style-name="Strong_20_Emphasis">Do not use an </text:span><text:span text:style-name="Strong_20_Emphasis"><text:span text:style-name="Source_20_Text">EC2</text:span></text:span><text:span text:style-name="Strong_20_Emphasis"> client</text:span> for sending commands.</text:p>
            </text:list-item>
          </text:list>
        </text:list-item>
        <text:list-item>
          <text:p text:style-name="P124"><text:span text:style-name="Strong_20_Emphasis">Permissions</text:span>:</text:p>
          <text:list>
            <text:list-item>
              <text:p text:style-name="P284">Ensure that the IAM role attached to your Lambda function has the necessary permissions for SSM, as discussed earlier.</text:p>
            </text:list-item>
          </text:list>
        </text:list-item>
        <text:list-item>
          <text:p text:style-name="P124"><text:span text:style-name="Strong_20_Emphasis">Testing the Lambda Function</text:span>:</text:p>
          <text:list>
            <text:list-item>
              <text:p text:style-name="P124">After making the above corrections, try invoking the Lambda function again.</text:p>
            </text:list-item>
          </text:list>
        </text:list-item>
      </text:list>
      <text:h text:style-name="Heading_20_3" text:outline-level="3">Additional Debugging Steps</text:h>
      <text:p text:style-name="Text_20_body">If you still encounter issues:</text:p>
      <text:list xml:id="list256129250" text:style-name="L53">
        <text:list-item>
          <text:p text:style-name="P125"><text:span text:style-name="Strong_20_Emphasis">Check Your Code</text:span>: Make sure that there are no other instances in your code where <text:span text:style-name="Source_20_Text">ec2_client</text:span> is being used. It should only be <text:span text:style-name="Source_20_Text">ssm_client</text:span>.</text:p>
        </text:list-item>
        <text:list-item>
          <text:p text:style-name="P125"><text:span text:style-name="Strong_20_Emphasis">CloudWatch Logs</text:span>: Review the CloudWatch logs for any additional error messages or hints about what might be wrong.</text:p>
        </text:list-item>
        <text:list-item>
          <text:p text:style-name="P125"><text:span text:style-name="Strong_20_Emphasis">IAM Role Configuration</text:span>: Double-check the IAM roles for both the Lambda function and the EC2 instance to ensure they have the correct policies attached.</text:p>
        </text:list-item>
        <text:list-item>
          <text:p text:style-name="P125"><text:span text:style-name="Strong_20_Emphasis">SSM Agent on EC2</text:span>: Make sure the SSM agent is running on the EC2 instance. You can check this by running:</text:p>
          <text:p text:style-name="P8">bash</text:p>
        </text:list-item>
      </text:list>
      <text:list xml:id="list45553658" text:style-name="L54">
        <text:list-item text:start-value="4">
          <text:p text:style-name="P38"><text:span text:style-name="Source_20_Text">sudo systemctl status amazon-ssm-agent</text:span></text:p>
        </text:list-item>
      </text:list>
      <text:p text:style-name="Text_20_body">By following these steps, your Lambda function should correctly send commands to your EC2 instance without encountering the attribute error. If you still run into problems, please share the updated error message or logs for further assistance!</text:p>
      <text:h text:style-name="Heading_20_5" text:outline-level="5"><text:soft-page-break/>You said:</text:h>
      <text:p text:style-name="Text_20_body">Response { "errorMessage": "'EC2' object has no attribute 'send_command'", "errorType": "AttributeError", "requestId": "20e30d45-772c-4b6b-896d-02b06bf65a79", "stackTrace": [ " File \"/var/task/lambda_function.py\", line 18, in lambda_handler\n response = ec2_client.send_command(\n", " File \"/var/runtime/botocore/client.py\", line 918, in __getattr__\n raise AttributeError(\n" ] } Function Logs START RequestId: 20e30d45-772c-4b6b-896d-02b06bf65a79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AttributeError: 'EC2' object has no attribute 'send_command' Traceback (most recent call last):   File "/var/task/lambda_function.py", line 18, in lambda_handler     response = ec2_client.send_command(   File "/var/runtime/botocore/client.py", line 918, in __getattr__     raise AttributeError(END RequestId: 20e30d45-772c-4b6b-896d-02b06bf65a79 REPORT RequestId: 20e30d45-772c-4b6b-896d-02b06bf65a79 Duration: 149.58 ms Billed Duration: 150 ms Memory Size: 128 MB Max Memory Used: 88 MB Request ID 20e30d45-772c-4b6b-896d-02b06bf65a79</text:p>
      <text:h text:style-name="Heading_20_6" text:outline-level="6">ChatGPT said:</text:h>
      <text:p text:style-name="Text_20_body">It looks like you're still trying to call <text:span text:style-name="Source_20_Text">send_command</text:span> on an <text:span text:style-name="Source_20_Text">EC2</text:span> client instead of the <text:span text:style-name="Source_20_Text">SSM</text:span> client. Let's ensure that the code you're using correctly references the SSM client. Please check the following:</text:p>
      <text:h text:style-name="Heading_20_3" text:outline-level="3">Correct Code Structure</text:h>
      <text:p text:style-name="Text_20_body">Here’s a complete example of how your Lambda function should look:</text:p>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 Create an SSM client</text:span></text:p>
      <text:p text:style-name="P63"><text:span text:style-name="Source_20_Text"><text:s text:c="4"/>ssm_client = boto3.client('ssm') <text:s/># Make sure to use 'ssm', not 'ec2'</text:span></text:p>
      <text:p text:style-name="P63"/>
      <text:p text:style-name="P63"><text:span text:style-name="Source_20_Text"><text:s text:c="4"/># Replace with your EC2 instance ID</text:span></text:p>
      <text:p text:style-name="P63"><text:span text:style-name="Source_20_Text"><text:s text:c="4"/>instance_id = 'your-instance-id'</text:span></text:p>
      <text:p text:style-name="P63"/>
      <text:p text:style-name="P63"><text:span text:style-name="Source_20_Text"><text:s text:c="4"/># Commands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the Dockerfile is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oft-page-break/><text:span text:style-name="Source_20_Text"><text:s text:c="4"/># Send commands to the EC2 instance using the SSM client</text:span></text:p>
      <text:p text:style-name="P63"><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Key Points to Check</text:h>
      <text:list xml:id="list2159578729" text:style-name="L55">
        <text:list-item>
          <text:p text:style-name="P126"><text:span text:style-name="Strong_20_Emphasis">SSM Client Creation</text:span>:</text:p>
          <text:list>
            <text:list-item>
              <text:p text:style-name="P285">Make sure you are using <text:span text:style-name="Source_20_Text">ssm_client = boto3.client('ssm')</text:span>. This should be the only client you create for sending commands.</text:p>
            </text:list-item>
          </text:list>
        </text:list-item>
        <text:list-item>
          <text:p text:style-name="P126"><text:span text:style-name="Strong_20_Emphasis">Remove Any </text:span><text:span text:style-name="Strong_20_Emphasis"><text:span text:style-name="Source_20_Text">ec2_client</text:span></text:span><text:span text:style-name="Strong_20_Emphasis"> References</text:span>:</text:p>
          <text:list>
            <text:list-item>
              <text:p text:style-name="P285">Ensure that you do not have any variable named <text:span text:style-name="Source_20_Text">ec2_client</text:span> in your code. You should only be using <text:span text:style-name="Source_20_Text">ssm_client</text:span> for sending commands.</text:p>
            </text:list-item>
          </text:list>
        </text:list-item>
        <text:list-item>
          <text:p text:style-name="P126"><text:span text:style-name="Strong_20_Emphasis">IAM Permissions</text:span>:</text:p>
          <text:list>
            <text:list-item>
              <text:p text:style-name="P285">Ensure the Lambda function's execution role has the necessary permissions for SSM.</text:p>
            </text:list-item>
          </text:list>
        </text:list-item>
        <text:list-item>
          <text:p text:style-name="P126"><text:span text:style-name="Strong_20_Emphasis">Testing</text:span>:</text:p>
          <text:list>
            <text:list-item>
              <text:p text:style-name="P126">After updating the code, save it, and re-invoke the Lambda function.</text:p>
            </text:list-item>
          </text:list>
        </text:list-item>
      </text:list>
      <text:h text:style-name="Heading_20_3" text:outline-level="3">Example Test Event</text:h>
      <text:p text:style-name="Text_20_body">If you're testing the Lambda function directly, you can use a simple test event (it doesn't need to be complex, as you're not using input parameters):</text:p>
      <text:p text:style-name="P1">json</text:p>
      <text:p text:style-name="P63"><text:span text:style-name="Source_20_Text">{</text:span></text:p>
      <text:p text:style-name="P63"><text:span text:style-name="Source_20_Text"><text:s text:c="2"/>"key": "value"</text:span></text:p>
      <text:p text:style-name="P30"><text:span text:style-name="Source_20_Text">}</text:span></text:p>
      <text:h text:style-name="Heading_20_3" text:outline-level="3">Monitoring</text:h>
      <text:list xml:id="list2825542283" text:style-name="L56">
        <text:list-item>
          <text:p text:style-name="P127">After you run the updated Lambda function, check the CloudWatch logs again for any new error messages or successful execution logs.</text:p>
        </text:list-item>
      </text:list>
      <text:p text:style-name="Text_20_body">If you continue to see the same error message, please double-check that the code you're running is the updated version and that there are no syntax errors or typos that might lead to calling the wrong client. If you still run into issues, please share the exact content of your <text:span text:style-name="Source_20_Text">lambda_function.py</text:span> file for further review.</text:p>
      <text:h text:style-name="Heading_20_5" text:outline-level="5">You said:</text:h>
      <text:p text:style-name="Text_20_body">not working by any way</text:p>
      <text:h text:style-name="Heading_20_6" text:outline-level="6">ChatGPT said:</text:h>
      <text:p text:style-name="Text_20_body">I understand the frustration! Let’s go through this step-by-step to identify and resolve the issue.</text:p>
      <text:h text:style-name="Heading_20_3" text:outline-level="3"><text:soft-page-break/>Steps to Debug</text:h>
      <text:list xml:id="list2099953792" text:style-name="L57">
        <text:list-item>
          <text:p text:style-name="P128"><text:span text:style-name="Strong_20_Emphasis">Review the Current Code</text:span>: Ensure you’re using the correct code without any leftover references to <text:span text:style-name="Source_20_Text">ec2_client</text:span>. Here’s a clean version:</text:p>
          <text:p text:style-name="P9">python</text:p>
        </text:list-item>
      </text:list>
      <text:list xml:id="list721998682" text:style-name="L58">
        <text:list-item>
          <text:p text:style-name="P68"><text:span text:style-name="Source_20_Text">import boto3</text:span></text:p>
        </text:list-item>
      </text:list>
      <text:p text:style-name="P63"/>
      <text:p text:style-name="P63"><text:span text:style-name="Source_20_Text">def lambda_handler(event, context):</text:span></text:p>
      <text:p text:style-name="P63"><text:span text:style-name="Source_20_Text"><text:s text:c="4"/>ssm_client = boto3.client('ssm') <text:s/># Ensure this is 'ssm', not 'ec2'</text:span></text:p>
      <text:p text:style-name="P63"><text:span text:style-name="Source_20_Text"><text:s text:c="4"/></text:span></text:p>
      <text:p text:style-name="P63"><text:span text:style-name="Source_20_Text"><text:s text:c="4"/>instance_id = 'your-instance-id' <text:s/># Replace with your EC2 instance ID</text:span></text:p>
      <text:p text:style-name="P63"/>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the Dockerfile is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list xml:id="list148327853" text:style-name="L59">
        <text:list-item>
          <text:p text:style-name="P129"><text:span text:style-name="Strong_20_Emphasis">Check Lambda Environment</text:span>:</text:p>
        </text:list-item>
      </text:list>
      <text:list xml:id="list2481041103" text:style-name="L60">
        <text:list-item>
          <text:p text:style-name="P286">Make sure the Lambda function is set up in a region where the EC2 instance is accessible and where the SSM agent is running.</text:p>
        </text:list-item>
        <text:list-item>
          <text:p text:style-name="P130">Ensure that your Lambda function has access to the internet or the necessary VPC settings if your EC2 instance is in a VPC.</text:p>
        </text:list-item>
      </text:list>
      <text:list xml:id="list3384201430" text:style-name="L61">
        <text:list-item>
          <text:p text:style-name="P131"><text:span text:style-name="Strong_20_Emphasis">IAM Role Permissions</text:span>:</text:p>
        </text:list-item>
      </text:list>
      <text:list xml:id="list2240010265" text:style-name="L62">
        <text:list-item>
          <text:p text:style-name="P287"><text:span text:style-name="Strong_20_Emphasis">Lambda Execution Role</text:span>: Ensure it has permissions for <text:span text:style-name="Source_20_Text">ssm:SendCommand</text:span>, <text:span text:style-name="Source_20_Text">ssm:ListCommands</text:span>, and <text:span text:style-name="Source_20_Text">ssm:ListCommandInvocations</text:span>.</text:p>
        </text:list-item>
        <text:list-item>
          <text:p text:style-name="P132"><text:span text:style-name="Strong_20_Emphasis">EC2 Instance Role</text:span>: Ensure it has permissions for <text:span text:style-name="Source_20_Text">ssm:*</text:span> and <text:span text:style-name="Source_20_Text">ecr:*</text:span>.</text:p>
        </text:list-item>
      </text:list>
      <text:list xml:id="list1002406116" text:style-name="L63">
        <text:list-item>
          <text:p text:style-name="P133"><text:span text:style-name="Strong_20_Emphasis">SSM Agent on EC2</text:span>:</text:p>
        </text:list-item>
      </text:list>
      <text:list xml:id="list3738949079" text:style-name="L64">
        <text:list-item>
          <text:p text:style-name="P134">Verify that the SSM agent is installed and running on the EC2 instance. You can check this by SSHing into the instance and running:</text:p>
          <text:p text:style-name="P10">bash</text:p>
        </text:list-item>
      </text:list>
      <text:list xml:id="list2037315064" text:style-name="L66">
        <text:list-item>
          <text:p text:style-name="P39"><text:span text:style-name="Source_20_Text">sudo systemctl status amazon-ssm-agent</text:span></text:p>
        </text:list-item>
      </text:list>
      <text:list xml:id="list4133817550" text:style-name="L67">
        <text:list-item>
          <text:p text:style-name="P135"><text:soft-page-break/><text:span text:style-name="Strong_20_Emphasis">Run a Simple Test</text:span>:</text:p>
        </text:list-item>
      </text:list>
      <text:list xml:id="list3273138718" text:style-name="L68">
        <text:list-item>
          <text:p text:style-name="P136">Before testing the Docker commands, try sending a simple command to see if the SSM setup works. Replace the commands with something simple, like <text:span text:style-name="Source_20_Text">echo "Hello World"</text:span>.</text:p>
        </text:list-item>
      </text:list>
      <text:p text:style-name="P1">python</text:p>
      <text:list xml:id="list3291132976" text:style-name="L69">
        <text:list-item text:start-value="5">
          <text:p text:style-name="P40"><text:span text:style-name="Source_20_Text">commands = ["echo 'Hello World'"]</text:span></text:p>
        </text:list-item>
        <text:list-item>
          <text:p text:style-name="P137"><text:span text:style-name="Strong_20_Emphasis">Check Command Output</text:span>:</text:p>
          <text:list>
            <text:list-item>
              <text:p text:style-name="P288">After invoking the Lambda function, check the SSM console under <text:span text:style-name="Strong_20_Emphasis">Run Command</text:span> to see if the command executed successfully or to retrieve any error messages.</text:p>
            </text:list-item>
          </text:list>
        </text:list-item>
        <text:list-item>
          <text:p text:style-name="P137"><text:span text:style-name="Strong_20_Emphasis">Lambda Logs</text:span>:</text:p>
          <text:list>
            <text:list-item>
              <text:p text:style-name="P137">Look at the CloudWatch logs for the Lambda function. This may provide more context or detailed error messages.</text:p>
            </text:list-item>
          </text:list>
        </text:list-item>
      </text:list>
      <text:h text:style-name="Heading_20_3" text:outline-level="3">Example IAM Policy for Lambda</text:h>
      <text:p text:style-name="Text_20_body">Here's a more comprehensive IAM policy you can attach to your Lambda role:</text:p>
      <text:p text:style-name="P1">json</text:p>
      <text:p text:style-name="P63"><text:span text:style-name="Source_20_Text">{</text:span></text:p>
      <text:p text:style-name="P63"><text:span text:style-name="Source_20_Text"><text:s text:c="2"/>"Version": "2012-10-17",</text:span></text:p>
      <text:p text:style-name="P63"><text:span text:style-name="Source_20_Text"><text:s text:c="2"/>"Statement": [</text:span></text:p>
      <text:p text:style-name="P63"><text:span text:style-name="Source_20_Text"><text:s text:c="4"/>{</text:span></text:p>
      <text:p text:style-name="P63"><text:span text:style-name="Source_20_Text"><text:s text:c="6"/>"Effect": "Allow",</text:span></text:p>
      <text:p text:style-name="P63"><text:span text:style-name="Source_20_Text"><text:s text:c="6"/>"Action": [</text:span></text:p>
      <text:p text:style-name="P63"><text:span text:style-name="Source_20_Text"><text:s text:c="8"/>"ssm:SendCommand",</text:span></text:p>
      <text:p text:style-name="P63"><text:span text:style-name="Source_20_Text"><text:s text:c="8"/>"ssm:ListCommands",</text:span></text:p>
      <text:p text:style-name="P63"><text:span text:style-name="Source_20_Text"><text:s text:c="8"/>"ssm:ListCommandInvocations",</text:span></text:p>
      <text:p text:style-name="P63"><text:span text:style-name="Source_20_Text"><text:s text:c="8"/>"ecr:GetAuthorizationToken",</text:span></text:p>
      <text:p text:style-name="P63"><text:span text:style-name="Source_20_Text"><text:s text:c="8"/>"ecr:DescribeRepositories",</text:span></text:p>
      <text:p text:style-name="P63"><text:span text:style-name="Source_20_Text"><text:s text:c="8"/>"ecr:CreateRepository"</text:span></text:p>
      <text:p text:style-name="P63"><text:span text:style-name="Source_20_Text"><text:s text:c="6"/>],</text:span></text:p>
      <text:p text:style-name="P63"><text:span text:style-name="Source_20_Text"><text:s text:c="6"/>"Resource": "*"</text:span></text:p>
      <text:p text:style-name="P63"><text:span text:style-name="Source_20_Text"><text:s text:c="4"/>}</text:span></text:p>
      <text:p text:style-name="P63"><text:span text:style-name="Source_20_Text"><text:s text:c="2"/>]</text:span></text:p>
      <text:p text:style-name="P30"><text:span text:style-name="Source_20_Text">}</text:span></text:p>
      <text:h text:style-name="Heading_20_3" text:outline-level="3">Example IAM Policy for EC2</text:h>
      <text:p text:style-name="Text_20_body">And for the EC2 instance role:</text:p>
      <text:p text:style-name="P1">json</text:p>
      <text:p text:style-name="P63"><text:span text:style-name="Source_20_Text">{</text:span></text:p>
      <text:p text:style-name="P63"><text:span text:style-name="Source_20_Text"><text:s text:c="2"/>"Version": "2012-10-17",</text:span></text:p>
      <text:p text:style-name="P63"><text:span text:style-name="Source_20_Text"><text:s text:c="2"/>"Statement": [</text:span></text:p>
      <text:p text:style-name="P63"><text:span text:style-name="Source_20_Text"><text:s text:c="4"/>{</text:span></text:p>
      <text:p text:style-name="P63"><text:span text:style-name="Source_20_Text"><text:s text:c="6"/>"Effect": "Allow",</text:span></text:p>
      <text:p text:style-name="P63"><text:span text:style-name="Source_20_Text"><text:s text:c="6"/>"Action": [</text:span></text:p>
      <text:p text:style-name="P63"><text:span text:style-name="Source_20_Text"><text:s text:c="8"/>"ssm:*",</text:span></text:p>
      <text:p text:style-name="P63"><text:span text:style-name="Source_20_Text"><text:s text:c="8"/>"ecr:*"</text:span></text:p>
      <text:p text:style-name="P63"><text:span text:style-name="Source_20_Text"><text:s text:c="6"/>],</text:span></text:p>
      <text:p text:style-name="P63"><text:span text:style-name="Source_20_Text"><text:s text:c="6"/>"Resource": "*"</text:span></text:p>
      <text:p text:style-name="P63"><text:span text:style-name="Source_20_Text"><text:s text:c="4"/>}</text:span></text:p>
      <text:p text:style-name="P63"><text:span text:style-name="Source_20_Text"><text:s text:c="2"/>]</text:span></text:p>
      <text:p text:style-name="P30"><text:soft-page-break/><text:span text:style-name="Source_20_Text">}</text:span></text:p>
      <text:h text:style-name="Heading_20_3" text:outline-level="3">Final Thoughts</text:h>
      <text:p text:style-name="Text_20_body">If you’ve gone through all these steps and it’s still not working, could you please share:</text:p>
      <text:list xml:id="list704524815" text:style-name="L70">
        <text:list-item>
          <text:p text:style-name="P289">The exact code you are currently using.</text:p>
        </text:list-item>
        <text:list-item>
          <text:p text:style-name="P289">The IAM policies attached to both the Lambda function and the EC2 instance.</text:p>
        </text:list-item>
        <text:list-item>
          <text:p text:style-name="P138">Any specific error messages or behaviors observed in the CloudWatch logs.</text:p>
        </text:list-item>
      </text:list>
      <text:p text:style-name="Text_20_body">With this information, I can provide more targeted assistance!</text:p>
      <text:h text:style-name="Heading_20_5" text:outline-level="5">You said:</text:h>
      <text:p text:style-name="Text_20_body">Test Event Name Test Response { "errorMessage": "'EC2' object has no attribute 'send_command'", "errorType": "AttributeError", "requestId": "2dbc3b83-2fa4-478e-acd0-d4adc5af1277", "stackTrace": [ " File \"/var/task/lambda_function.py\", line 18, in lambda_handler\n response = ec2_client.send_command(\n", " File \"/var/runtime/botocore/client.py\", line 918, in __getattr__\n raise AttributeError(\n" ] } Function Logs START RequestId: 2dbc3b83-2fa4-478e-acd0-d4adc5af1277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AttributeError: 'EC2' object has no attribute 'send_command' Traceback (most recent call last):   File "/var/task/lambda_function.py", line 18, in lambda_handler     response = ec2_client.send_command(   File "/var/runtime/botocore/client.py", line 918, in __getattr__     raise AttributeError(END RequestId: 2dbc3b83-2fa4-478e-acd0-d4adc5af1277 REPORT RequestId: 2dbc3b83-2fa4-478e-acd0-d4adc5af1277 Duration: 3291.20 ms Billed Duration: 3292 ms Memory Size: 128 MB Max Memory Used: 88 MB Init Duration: 282.24 ms Request ID 2dbc3b83-2fa4-478e-acd0-d4adc5af1277 solve this error</text:p>
      <text:h text:style-name="Heading_20_6" text:outline-level="6">ChatGPT said:</text:h>
      <text:p text:style-name="Text_20_body">The error message indicates that you're still trying to call <text:span text:style-name="Source_20_Text">send_command</text:span> on an <text:span text:style-name="Source_20_Text">EC2</text:span> client, which is incorrect. The method <text:span text:style-name="Source_20_Text">send_command</text:span> should only be called on an <text:span text:style-name="Source_20_Text">SSM</text:span> client. Let’s go through the necessary steps to resolve this:</text:p>
      <text:h text:style-name="Heading_20_3" text:outline-level="3">1. Correct Your Code</text:h>
      <text:p text:style-name="Text_20_body">Make sure your Lambda function code looks exactly like this:</text:p>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 Create an SSM client, not EC2</text:span></text:p>
      <text:p text:style-name="P63"><text:span text:style-name="Source_20_Text"><text:s text:c="4"/>ssm_client = boto3.client('ssm') <text:s/></text:span></text:p>
      <text:p text:style-name="P63"><text:span text:style-name="Source_20_Text"><text:s text:c="4"/></text:span></text:p>
      <text:p text:style-name="P63"><text:span text:style-name="Source_20_Text"><text:s text:c="4"/># Replace with your EC2 instance ID</text:span></text:p>
      <text:p text:style-name="P63"><text:soft-page-break/><text:span text:style-name="Source_20_Text"><text:s text:c="4"/>instance_id = 'your-instance-id' <text:s/># Update this with your actual instance ID</text:span></text:p>
      <text:p text:style-name="P63"/>
      <text:p text:style-name="P63"><text:span text:style-name="Source_20_Text"><text:s text:c="4"/># Commands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the Dockerfile is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 Send commands to the EC2 instance using the SSM client</text:span></text:p>
      <text:p text:style-name="P63"><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2. Check for References to <text:span text:style-name="Source_20_Text">ec2_client</text:span></text:h>
      <text:list xml:id="list3390029715" text:style-name="L71">
        <text:list-item>
          <text:p text:style-name="P139"><text:span text:style-name="Strong_20_Emphasis">Ensure</text:span> that there are <text:span text:style-name="Strong_20_Emphasis">no lines in your code</text:span> where you reference <text:span text:style-name="Source_20_Text">ec2_client</text:span>. The only client you should be creating is <text:span text:style-name="Source_20_Text">ssm_client</text:span>.</text:p>
        </text:list-item>
      </text:list>
      <text:h text:style-name="Heading_20_3" text:outline-level="3">3. Double-Check Your Environment</text:h>
      <text:list xml:id="list4264028861" text:style-name="L72">
        <text:list-item>
          <text:p text:style-name="P290"><text:span text:style-name="Strong_20_Emphasis">Lambda Function</text:span>: Ensure you have saved the latest version of the function in the AWS Lambda console.</text:p>
        </text:list-item>
        <text:list-item>
          <text:p text:style-name="P140"><text:span text:style-name="Strong_20_Emphasis">Versioning</text:span>: If you have multiple versions or aliases of your Lambda function, make sure you’re testing the correct version.</text:p>
        </text:list-item>
      </text:list>
      <text:h text:style-name="Heading_20_3" text:outline-level="3">4. Validate IAM Permissions</text:h>
      <text:list xml:id="list1136943402" text:style-name="L73">
        <text:list-item>
          <text:p text:style-name="P291"><text:span text:style-name="Strong_20_Emphasis">Lambda Execution Role</text:span>:</text:p>
          <text:list>
            <text:list-item>
              <text:p text:style-name="P291">Ensure that it has permissions for:</text:p>
              <text:list>
                <text:list-item>
                  <text:p text:style-name="P291"><text:span text:style-name="Source_20_Text">ssm:SendCommand</text:span></text:p>
                </text:list-item>
                <text:list-item>
                  <text:p text:style-name="P291"><text:span text:style-name="Source_20_Text">ssm:ListCommands</text:span></text:p>
                </text:list-item>
                <text:list-item>
                  <text:p text:style-name="P291"><text:span text:style-name="Source_20_Text">ssm:ListCommandInvocations</text:span></text:p>
                </text:list-item>
              </text:list>
            </text:list-item>
          </text:list>
        </text:list-item>
        <text:list-item>
          <text:p text:style-name="P141"><text:span text:style-name="Strong_20_Emphasis">Example IAM Policy for Lambda Role</text:span>:</text:p>
          <text:p text:style-name="P11">json</text:p>
        </text:list-item>
      </text:list>
      <text:list xml:id="list2301720464" text:style-name="L74">
        <text:list-item>
          <text:p text:style-name="P69"><text:span text:style-name="Source_20_Text">{</text:span></text:p>
          <text:p text:style-name="P69"><text:span text:style-name="Source_20_Text"><text:s text:c="2"/>"Version": "2012-10-17",</text:span></text:p>
          <text:p text:style-name="P69"><text:span text:style-name="Source_20_Text"><text:s text:c="2"/>"Statement": [</text:span></text:p>
          <text:p text:style-name="P69"><text:span text:style-name="Source_20_Text"><text:s text:c="4"/>{</text:span></text:p>
          <text:p text:style-name="P69"><text:span text:style-name="Source_20_Text"><text:s text:c="6"/>"Effect": "Allow",</text:span></text:p>
          <text:p text:style-name="P69"><text:span text:style-name="Source_20_Text"><text:s text:c="6"/>"Action": [</text:span></text:p>
          <text:p text:style-name="P69"><text:span text:style-name="Source_20_Text"><text:s text:c="8"/>"ssm:SendCommand",</text:span></text:p>
          <text:p text:style-name="P69"><text:span text:style-name="Source_20_Text"><text:s text:c="8"/>"ssm:ListCommands",</text:span></text:p>
          <text:p text:style-name="P69"><text:soft-page-break/><text:span text:style-name="Source_20_Text"><text:s text:c="8"/>"ssm:ListCommandInvocations",</text:span></text:p>
          <text:p text:style-name="P69"><text:span text:style-name="Source_20_Text"><text:s text:c="8"/>"ecr:GetAuthorizationToken",</text:span></text:p>
          <text:p text:style-name="P69"><text:span text:style-name="Source_20_Text"><text:s text:c="8"/>"ecr:DescribeRepositories",</text:span></text:p>
          <text:p text:style-name="P69"><text:span text:style-name="Source_20_Text"><text:s text:c="8"/>"ecr:CreateRepository"</text:span></text:p>
          <text:p text:style-name="P69"><text:span text:style-name="Source_20_Text"><text:s text:c="6"/>],</text:span></text:p>
          <text:p text:style-name="P69"><text:span text:style-name="Source_20_Text"><text:s text:c="6"/>"Resource": "*"</text:span></text:p>
          <text:p text:style-name="P69"><text:span text:style-name="Source_20_Text"><text:s text:c="4"/>}</text:span></text:p>
          <text:p text:style-name="P69"><text:span text:style-name="Source_20_Text"><text:s text:c="2"/>]</text:span></text:p>
          <text:p text:style-name="P41"><text:span text:style-name="Source_20_Text">}</text:span></text:p>
        </text:list-item>
      </text:list>
      <text:h text:style-name="Heading_20_3" text:outline-level="3">5. Re-Test Your Lambda Function</text:h>
      <text:list xml:id="list330896065" text:style-name="L75">
        <text:list-item>
          <text:p text:style-name="P292"><text:span text:style-name="Strong_20_Emphasis">Test the Function</text:span>: Use a simple test event (e.g., <text:span text:style-name="Source_20_Text">{ "key": "value" }</text:span>) to invoke the Lambda function.</text:p>
        </text:list-item>
        <text:list-item>
          <text:p text:style-name="P142"><text:span text:style-name="Strong_20_Emphasis">Monitor Logs</text:span>: Check the CloudWatch logs for the Lambda function for any new messages or errors.</text:p>
        </text:list-item>
      </text:list>
      <text:h text:style-name="Heading_20_3" text:outline-level="3">6. Additional Debugging</text:h>
      <text:p text:style-name="Text_20_body">If the issue persists:</text:p>
      <text:list xml:id="list2038631798" text:style-name="L76">
        <text:list-item>
          <text:p text:style-name="P293"><text:span text:style-name="Strong_20_Emphasis">CloudWatch Logs</text:span>: Look for the full traceback in the CloudWatch logs to confirm the line numbers and the exact method calls being made.</text:p>
        </text:list-item>
        <text:list-item>
          <text:p text:style-name="P143"><text:span text:style-name="Strong_20_Emphasis">Error Location</text:span>: Ensure that the error is indeed coming from the line where you are trying to send the command.</text:p>
        </text:list-item>
      </text:list>
      <text:h text:style-name="Heading_20_3" text:outline-level="3">Final Note</text:h>
      <text:p text:style-name="Text_20_body">If you have done all the above and the error still occurs, please share the complete code snippet you are using (with sensitive data redacted) to further troubleshoot. Let’s get this working!</text:p>
      <text:h text:style-name="Heading_20_5" text:outline-level="5">You said:</text:h>
      <text:p text:style-name="Text_20_body">tell me each and every steps in detail from starting</text:p>
      <text:h text:style-name="Heading_20_6" text:outline-level="6">ChatGPT said:</text:h>
      <text:p text:style-name="Text_20_body">Sure! Let's break down the entire process of setting up an AWS Lambda function to push a Docker image from an EC2 instance to Amazon ECR (Elastic Container Registry) step by step.</text:p>
      <text:h text:style-name="Heading_20_3" text:outline-level="3">Step 1: Set Up Your Environment</text:h>
      <text:h text:style-name="Heading_20_4" text:outline-level="4">1.1 Create an EC2 Instance</text:h>
      <text:list xml:id="list2547908428" text:style-name="L77">
        <text:list-item>
          <text:p text:style-name="P294"><text:span text:style-name="Strong_20_Emphasis">Log in to the AWS Management Console</text:span>.</text:p>
        </text:list-item>
        <text:list-item>
          <text:p text:style-name="P294"><text:span text:style-name="Strong_20_Emphasis">Navigate to EC2</text:span>:</text:p>
          <text:list>
            <text:list-item>
              <text:p text:style-name="P294">Go to the EC2 Dashboard and launch a new instance.</text:p>
            </text:list-item>
          </text:list>
        </text:list-item>
        <text:list-item>
          <text:p text:style-name="P294"><text:span text:style-name="Strong_20_Emphasis">Choose an AMI</text:span>:</text:p>
          <text:list>
            <text:list-item>
              <text:p text:style-name="P294">Select an Amazon Linux 2 or Ubuntu instance (these have Docker available).</text:p>
            </text:list-item>
          </text:list>
        </text:list-item>
        <text:list-item>
          <text:p text:style-name="P294"><text:span text:style-name="Strong_20_Emphasis">Choose an Instance Type</text:span>:</text:p>
          <text:list>
            <text:list-item>
              <text:p text:style-name="P294">Select an instance type (e.g., <text:span text:style-name="Source_20_Text">t2.micro</text:span>).</text:p>
            </text:list-item>
          </text:list>
        </text:list-item>
        <text:list-item>
          <text:p text:style-name="P294"><text:span text:style-name="Strong_20_Emphasis">Configure Security Group</text:span>:</text:p>
          <text:list>
            <text:list-item>
              <text:p text:style-name="P294">Allow inbound traffic on port 22 for SSH access.</text:p>
            </text:list-item>
          </text:list>
        </text:list-item>
        <text:list-item>
          <text:p text:style-name="P144"><text:span text:style-name="Strong_20_Emphasis">Launch the Instance</text:span> and connect via SSH.</text:p>
        </text:list-item>
      </text:list>
      <text:h text:style-name="Heading_20_4" text:outline-level="4"><text:soft-page-break/>1.2 Install Docker and AWS CLI on EC2</text:h>
      <text:list xml:id="list2634666171" text:style-name="L78">
        <text:list-item>
          <text:p text:style-name="P295"><text:span text:style-name="Strong_20_Emphasis">Connect to your EC2 instance</text:span> using SSH.</text:p>
        </text:list-item>
        <text:list-item>
          <text:p text:style-name="P145"><text:span text:style-name="Strong_20_Emphasis">Update the package manager</text:span>:</text:p>
          <text:p text:style-name="P12">bash</text:p>
        </text:list-item>
      </text:list>
      <text:list xml:id="list499480761" text:style-name="L79">
        <text:list-item>
          <text:p text:style-name="P70"><text:span text:style-name="Source_20_Text">sudo yum update -y <text:s/># For Amazon Linux</text:span></text:p>
        </text:list-item>
      </text:list>
      <text:p text:style-name="P30"><text:span text:style-name="Source_20_Text">sudo apt update -y <text:s/># For Ubuntu</text:span></text:p>
      <text:list xml:id="list1261648792" text:style-name="L80">
        <text:list-item>
          <text:p text:style-name="P146"><text:span text:style-name="Strong_20_Emphasis">Install Docker</text:span>:</text:p>
        </text:list-item>
      </text:list>
      <text:p text:style-name="P1">bash</text:p>
      <text:list xml:id="list3774508450" text:style-name="L81">
        <text:list-item>
          <text:p text:style-name="P71"><text:span text:style-name="Source_20_Text">sudo amazon-linux-extras install docker -y <text:s/># For Amazon Linux</text:span></text:p>
        </text:list-item>
      </text:list>
      <text:p text:style-name="P30"><text:span text:style-name="Source_20_Text">sudo apt install docker -y <text:s/># For Ubuntu</text:span></text:p>
      <text:list xml:id="list304524626" text:style-name="L82">
        <text:list-item>
          <text:p text:style-name="P147"><text:span text:style-name="Strong_20_Emphasis">Start Docker</text:span>:</text:p>
        </text:list-item>
      </text:list>
      <text:p text:style-name="P1">bash</text:p>
      <text:list xml:id="list3232533118" text:style-name="L83">
        <text:list-item>
          <text:p text:style-name="P42"><text:span text:style-name="Source_20_Text">sudo service docker start</text:span></text:p>
        </text:list-item>
      </text:list>
      <text:list xml:id="list1491047328" text:style-name="L84">
        <text:list-item>
          <text:p text:style-name="P148"><text:span text:style-name="Strong_20_Emphasis">Add your user to the Docker group</text:span> (optional):</text:p>
        </text:list-item>
      </text:list>
      <text:p text:style-name="P1">bash</text:p>
      <text:list xml:id="list695590763" text:style-name="L85">
        <text:list-item>
          <text:p text:style-name="P72"><text:span text:style-name="Source_20_Text">sudo usermod -aG docker ec2-user <text:s/># For Amazon Linux</text:span></text:p>
        </text:list-item>
      </text:list>
      <text:p text:style-name="P30"><text:span text:style-name="Source_20_Text">sudo usermod -aG docker $USER <text:s/># For Ubuntu</text:span></text:p>
      <text:list xml:id="list1328339503" text:style-name="L86">
        <text:list-item>
          <text:p text:style-name="P149"><text:span text:style-name="Strong_20_Emphasis">Install the AWS CLI</text:span>:</text:p>
        </text:list-item>
      </text:list>
      <text:p text:style-name="P1">bash</text:p>
      <text:list xml:id="list2223331883" text:style-name="L87">
        <text:list-item text:start-value="6">
          <text:p text:style-name="P73"><text:span text:style-name="Source_20_Text">sudo yum install aws-cli -y <text:s/># For Amazon Linux</text:span></text:p>
          <text:p text:style-name="P43"><text:span text:style-name="Source_20_Text">sudo apt install awscli -y <text:s/># For Ubuntu</text:span></text:p>
        </text:list-item>
      </text:list>
      <text:h text:style-name="Heading_20_3" text:outline-level="3">Step 2: Set Up Amazon ECR</text:h>
      <text:h text:style-name="Heading_20_4" text:outline-level="4">2.1 Create an ECR Repository</text:h>
      <text:list xml:id="list4106522051" text:style-name="L88">
        <text:list-item>
          <text:p text:style-name="P296"><text:span text:style-name="Strong_20_Emphasis">Navigate to ECR</text:span> in the AWS Management Console.</text:p>
        </text:list-item>
        <text:list-item>
          <text:p text:style-name="P296"><text:span text:style-name="Strong_20_Emphasis">Click on "Repositories"</text:span> and then <text:span text:style-name="Strong_20_Emphasis">"Create repository"</text:span>.</text:p>
        </text:list-item>
        <text:list-item>
          <text:p text:style-name="P296"><text:span text:style-name="Strong_20_Emphasis">Fill in the details</text:span>:</text:p>
          <text:list>
            <text:list-item>
              <text:p text:style-name="P296">Name your repository (e.g., <text:span text:style-name="Source_20_Text">my-docker-repo</text:span>).</text:p>
            </text:list-item>
          </text:list>
        </text:list-item>
        <text:list-item>
          <text:p text:style-name="P150"><text:span text:style-name="Strong_20_Emphasis">Create the repository</text:span>.</text:p>
        </text:list-item>
      </text:list>
      <text:h text:style-name="Heading_20_3" text:outline-level="3">Step 3: Set Up IAM Roles</text:h>
      <text:h text:style-name="Heading_20_4" text:outline-level="4">3.1 IAM Role for EC2 Instance</text:h>
      <text:list xml:id="list2050163952" text:style-name="L89">
        <text:list-item>
          <text:p text:style-name="P297"><text:span text:style-name="Strong_20_Emphasis">Navigate to IAM</text:span> in the AWS Management Console.</text:p>
        </text:list-item>
        <text:list-item>
          <text:p text:style-name="P297"><text:span text:style-name="Strong_20_Emphasis">Create a new role</text:span>:</text:p>
          <text:list>
            <text:list-item>
              <text:p text:style-name="P297">Choose <text:span text:style-name="Source_20_Text">EC2</text:span> as the trusted entity.</text:p>
            </text:list-item>
            <text:list-item>
              <text:p text:style-name="P297">Attach the following policies:</text:p>
              <text:list>
                <text:list-item>
                  <text:p text:style-name="P297"><text:span text:style-name="Strong_20_Emphasis">AmazonEC2ContainerRegistryReadOnly</text:span> (for pulling images)</text:p>
                </text:list-item>
                <text:list-item>
                  <text:p text:style-name="P297"><text:soft-page-break/><text:span text:style-name="Strong_20_Emphasis">AmazonEC2ContainerRegistryPowerUser</text:span> (for pushing images)</text:p>
                </text:list-item>
              </text:list>
            </text:list-item>
          </text:list>
        </text:list-item>
        <text:list-item>
          <text:p text:style-name="P151"><text:span text:style-name="Strong_20_Emphasis">Name the role</text:span> (e.g., <text:span text:style-name="Source_20_Text">EC2ECRAccessRole</text:span>).</text:p>
        </text:list-item>
      </text:list>
      <text:h text:style-name="Heading_20_4" text:outline-level="4">3.2 IAM Role for Lambda Function</text:h>
      <text:list xml:id="list1886510404" text:style-name="L90">
        <text:list-item>
          <text:p text:style-name="P298"><text:span text:style-name="Strong_20_Emphasis">Create a new role</text:span>:</text:p>
          <text:list>
            <text:list-item>
              <text:p text:style-name="P298">Choose <text:span text:style-name="Source_20_Text">Lambda</text:span> as the trusted entity.</text:p>
            </text:list-item>
            <text:list-item>
              <text:p text:style-name="P298">Attach the following policies:</text:p>
              <text:list>
                <text:list-item>
                  <text:p text:style-name="P298"><text:span text:style-name="Strong_20_Emphasis">AmazonSSMFullAccess</text:span> (for sending commands to EC2)</text:p>
                </text:list-item>
                <text:list-item>
                  <text:p text:style-name="P298"><text:span text:style-name="Strong_20_Emphasis">AmazonEC2ContainerRegistryFullAccess</text:span> (for ECR access)</text:p>
                </text:list-item>
              </text:list>
            </text:list-item>
          </text:list>
        </text:list-item>
        <text:list-item>
          <text:p text:style-name="P152"><text:span text:style-name="Strong_20_Emphasis">Name the role</text:span> (e.g., <text:span text:style-name="Source_20_Text">LambdaECRAccessRole</text:span>).</text:p>
        </text:list-item>
      </text:list>
      <text:h text:style-name="Heading_20_3" text:outline-level="3">Step 4: Install and Configure SSM Agent on EC2</text:h>
      <text:list xml:id="list3653047659" text:style-name="L91">
        <text:list-item>
          <text:p text:style-name="P153"><text:span text:style-name="Strong_20_Emphasis">Ensure the SSM agent is installed</text:span>:</text:p>
          <text:p text:style-name="P13">bash</text:p>
        </text:list-item>
      </text:list>
      <text:list xml:id="list389438836" text:style-name="L92">
        <text:list-item>
          <text:p text:style-name="P74"><text:span text:style-name="Source_20_Text">sudo yum install amazon-ssm-agent -y <text:s/># For Amazon Linux</text:span></text:p>
        </text:list-item>
      </text:list>
      <text:p text:style-name="P63"><text:span text:style-name="Source_20_Text">sudo systemctl start amazon-ssm-agent</text:span></text:p>
      <text:p text:style-name="P30"><text:span text:style-name="Source_20_Text">sudo systemctl enable amazon-ssm-agent</text:span></text:p>
      <text:list xml:id="list2380232106" text:style-name="L93">
        <text:list-item>
          <text:p text:style-name="P154"><text:span text:style-name="Strong_20_Emphasis">Verify the agent is running</text:span>:</text:p>
        </text:list-item>
      </text:list>
      <text:p text:style-name="P1">bash</text:p>
      <text:list xml:id="list1151036603" text:style-name="L94">
        <text:list-item text:start-value="2">
          <text:p text:style-name="P44"><text:span text:style-name="Source_20_Text">sudo systemctl status amazon-ssm-agent</text:span></text:p>
        </text:list-item>
      </text:list>
      <text:h text:style-name="Heading_20_3" text:outline-level="3">Step 5: Create the Lambda Function</text:h>
      <text:h text:style-name="Heading_20_4" text:outline-level="4">5.1 Set Up Lambda</text:h>
      <text:list xml:id="list76804022" text:style-name="L95">
        <text:list-item>
          <text:p text:style-name="P299"><text:span text:style-name="Strong_20_Emphasis">Navigate to Lambda</text:span> in the AWS Management Console.</text:p>
        </text:list-item>
        <text:list-item>
          <text:p text:style-name="P299"><text:span text:style-name="Strong_20_Emphasis">Create a new function</text:span>:</text:p>
          <text:list>
            <text:list-item>
              <text:p text:style-name="P299">Choose <text:span text:style-name="Strong_20_Emphasis">"Author from scratch"</text:span>.</text:p>
            </text:list-item>
            <text:list-item>
              <text:p text:style-name="P299">Give your function a name (e.g., <text:span text:style-name="Source_20_Text">PushDockerToECR</text:span>).</text:p>
            </text:list-item>
            <text:list-item>
              <text:p text:style-name="P155">Choose the IAM role you created for Lambda.</text:p>
            </text:list-item>
          </text:list>
        </text:list-item>
      </text:list>
      <text:h text:style-name="Heading_20_4" text:outline-level="4">5.2 Write the Lambda Function Code</text:h>
      <text:list xml:id="list1028707067" text:style-name="L96">
        <text:list-item>
          <text:p text:style-name="P156"><text:span text:style-name="Strong_20_Emphasis">Replace the default code</text:span> in the inline editor with the following:</text:p>
        </text:list-item>
      </text:list>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ssm_client = boto3.client('ssm') <text:s/># Use SSM client to send commands</text:span></text:p>
      <text:p text:style-name="P63"><text:span text:style-name="Source_20_Text"><text:s text:c="4"/></text:span></text:p>
      <text:p text:style-name="P63"><text:span text:style-name="Source_20_Text"><text:s text:c="4"/>instance_id = 'your-instance-id' <text:s/># Replace with your actual EC2 instance ID</text:span></text:p>
      <text:p text:style-name="P63"/>
      <text:p text:style-name="P63"><text:span text:style-name="Source_20_Text"><text:s text:c="4"/># Commands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oft-page-break/><text:span text:style-name="Source_20_Text"><text:s text:c="8"/>"docker build -t your-image-name .", <text:s/># Ensure the Dockerfile is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 Send commands to the EC2 instance using the SSM client</text:span></text:p>
      <text:p text:style-name="P63"><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Step 6: Test the Setup</text:h>
      <text:h text:style-name="Heading_20_4" text:outline-level="4">6.1 Build and Tag the Docker Image on EC2</text:h>
      <text:list xml:id="list3331291955" text:style-name="L97">
        <text:list-item>
          <text:p text:style-name="P300">SSH into your EC2 instance.</text:p>
        </text:list-item>
        <text:list-item>
          <text:p text:style-name="P300"><text:span text:style-name="Strong_20_Emphasis">Create a Dockerfile</text:span> and other necessary files in the directory where you plan to build your Docker image.</text:p>
        </text:list-item>
        <text:list-item>
          <text:p text:style-name="P157"><text:span text:style-name="Strong_20_Emphasis">Run the following commands</text:span> to build and tag your Docker image:</text:p>
          <text:p text:style-name="P14">bash</text:p>
        </text:list-item>
      </text:list>
      <text:list xml:id="list1623003309" text:style-name="L98">
        <text:list-item text:start-value="3">
          <text:p text:style-name="P45"><text:span text:style-name="Source_20_Text">docker build -t your-image-name .</text:span></text:p>
        </text:list-item>
      </text:list>
      <text:h text:style-name="Heading_20_4" text:outline-level="4">6.2 Invoke the Lambda Function</text:h>
      <text:list xml:id="list4025508586" text:style-name="L99">
        <text:list-item>
          <text:p text:style-name="P301">In the AWS Lambda console, navigate to your function and click on <text:span text:style-name="Strong_20_Emphasis">"Test"</text:span>.</text:p>
        </text:list-item>
        <text:list-item>
          <text:p text:style-name="P301">Create a new test event (you can leave it simple, e.g., <text:span text:style-name="Source_20_Text">{ "key": "value" }</text:span>).</text:p>
        </text:list-item>
        <text:list-item>
          <text:p text:style-name="P158"><text:span text:style-name="Strong_20_Emphasis">Run the test</text:span>.</text:p>
        </text:list-item>
      </text:list>
      <text:h text:style-name="Heading_20_3" text:outline-level="3">Step 7: Monitor the Output</text:h>
      <text:list xml:id="list2813688271" text:style-name="L100">
        <text:list-item>
          <text:p text:style-name="P302"><text:span text:style-name="Strong_20_Emphasis">Check CloudWatch Logs</text:span> for any output or error messages from your Lambda function.</text:p>
        </text:list-item>
        <text:list-item>
          <text:p text:style-name="P159"><text:span text:style-name="Strong_20_Emphasis">In the AWS Management Console</text:span>, navigate to <text:span text:style-name="Strong_20_Emphasis">EC2 &gt; Instances</text:span> and check if the commands were executed successfully.</text:p>
        </text:list-item>
      </text:list>
      <text:h text:style-name="Heading_20_3" text:outline-level="3">Troubleshooting</text:h>
      <text:list xml:id="list3253654099" text:style-name="L101">
        <text:list-item>
          <text:p text:style-name="P303">If you encounter errors:</text:p>
          <text:list>
            <text:list-item>
              <text:p text:style-name="P303"><text:span text:style-name="Strong_20_Emphasis">Check IAM Roles</text:span>: Ensure all roles have the necessary permissions.</text:p>
            </text:list-item>
            <text:list-item>
              <text:p text:style-name="P303"><text:span text:style-name="Strong_20_Emphasis">SSM Agent</text:span>: Make sure it’s running on your EC2 instance.</text:p>
            </text:list-item>
            <text:list-item>
              <text:p text:style-name="P160"><text:span text:style-name="Strong_20_Emphasis">CloudWatch Logs</text:span>: Review logs for detailed error messages.</text:p>
            </text:list-item>
          </text:list>
        </text:list-item>
      </text:list>
      <text:h text:style-name="Heading_20_3" text:outline-level="3"><text:soft-page-break/>Conclusion</text:h>
      <text:p text:style-name="Text_20_body">By following these steps, you should have a complete setup where an AWS Lambda function can trigger commands on an EC2 instance to build and push a Docker image to Amazon ECR. If you encounter any specific issues or error messages, feel free to ask for further assistance!</text:p>
      <text:h text:style-name="Heading_20_5" text:outline-level="5">You said:</text:h>
      <text:p text:style-name="Text_20_body">Response { "statusCode": 200, "body": "\"Hello from Lambda!\"" } Function Logs START RequestId: 7f0ef19f-9c21-4504-863d-b22043089863 Version: $LATEST END RequestId: 7f0ef19f-9c21-4504-863d-b22043089863 REPORT RequestId: 7f0ef19f-9c21-4504-863d-b22043089863 Duration: 1.52 ms Billed Duration: 2 ms Memory Size: 128 MB Max Memory Used: 30 MB Init Duration: 74.42 ms Request ID 7f0ef19f-9c21-4504-863d-b22043089863</text:p>
      <text:h text:style-name="Heading_20_6" text:outline-level="6">ChatGPT said:</text:h>
      <text:p text:style-name="Text_20_body">It looks like your Lambda function is currently returning a basic response ("Hello from Lambda!") instead of executing the commands to push the Docker image to ECR. Here’s how to troubleshoot and ensure that your Lambda function works as intended:</text:p>
      <text:h text:style-name="Heading_20_3" text:outline-level="3">1. Verify the Lambda Code</text:h>
      <text:p text:style-name="Text_20_body">Make sure your Lambda function code matches the example provided, and that you have made the necessary substitutions (like <text:span text:style-name="Source_20_Text">your-instance-id</text:span>, <text:span text:style-name="Source_20_Text">your-region</text:span>, <text:span text:style-name="Source_20_Text">your-account-id</text:span>, and <text:span text:style-name="Source_20_Text">your-image-name</text:span>). Here’s a quick checklist:</text:p>
      <text:list xml:id="list3022913775" text:style-name="L102">
        <text:list-item>
          <text:p text:style-name="P304">Ensure the <text:span text:style-name="Source_20_Text">import</text:span> statements are included.</text:p>
        </text:list-item>
        <text:list-item>
          <text:p text:style-name="P304">Verify that you are using the <text:span text:style-name="Source_20_Text">ssm_client</text:span> to send commands to the EC2 instance.</text:p>
        </text:list-item>
        <text:list-item>
          <text:p text:style-name="P161">Double-check that you are using the correct EC2 instance ID in the <text:span text:style-name="Source_20_Text">instance_id</text:span> variable.</text:p>
        </text:list-item>
      </text:list>
      <text:h text:style-name="Heading_20_3" text:outline-level="3">2. Update the Lambda Function Code</text:h>
      <text:p text:style-name="Text_20_body">Your Lambda function should look like this:</text:p>
      <text:p text:style-name="P1">pytho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ssm_client = boto3.client('ssm') <text:s/># Use SSM client to send commands</text:span></text:p>
      <text:p text:style-name="P63"><text:span text:style-name="Source_20_Text"><text:s text:c="4"/></text:span></text:p>
      <text:p text:style-name="P63"><text:span text:style-name="Source_20_Text"><text:s text:c="4"/>instance_id = 'your-instance-id' <text:s/># Replace with your actual EC2 instance ID</text:span></text:p>
      <text:p text:style-name="P63"/>
      <text:p text:style-name="P63"><text:span text:style-name="Source_20_Text"><text:s text:c="4"/># Commands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the Dockerfile is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 Send commands to the EC2 instance using the SSM client</text:span></text:p>
      <text:p text:style-name="P63"><text:soft-page-break/><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h text:style-name="Heading_20_3" text:outline-level="3">3. Save and Deploy the Changes</text:h>
      <text:list xml:id="list1629087656" text:style-name="L103">
        <text:list-item>
          <text:p text:style-name="P162">After ensuring the code is correct, click <text:span text:style-name="Strong_20_Emphasis">"Deploy"</text:span> in the AWS Lambda console to save your changes.</text:p>
        </text:list-item>
      </text:list>
      <text:h text:style-name="Heading_20_3" text:outline-level="3">4. Re-Test the Lambda Function</text:h>
      <text:list xml:id="list1840867712" text:style-name="L104">
        <text:list-item>
          <text:p text:style-name="P305"><text:span text:style-name="Strong_20_Emphasis">Go to the Lambda console</text:span>.</text:p>
        </text:list-item>
        <text:list-item>
          <text:p text:style-name="P305">Click on <text:span text:style-name="Strong_20_Emphasis">"Test"</text:span>.</text:p>
        </text:list-item>
        <text:list-item>
          <text:p text:style-name="P305">Use a simple test event (e.g., <text:span text:style-name="Source_20_Text">{ "key": "value" }</text:span>).</text:p>
        </text:list-item>
        <text:list-item>
          <text:p text:style-name="P163">Click <text:span text:style-name="Strong_20_Emphasis">"Test"</text:span> again.</text:p>
        </text:list-item>
      </text:list>
      <text:h text:style-name="Heading_20_3" text:outline-level="3">5. Check CloudWatch Logs</text:h>
      <text:list xml:id="list3052405674" text:style-name="L105">
        <text:list-item>
          <text:p text:style-name="P306">After testing, go to <text:span text:style-name="Strong_20_Emphasis">CloudWatch Logs</text:span> to see the detailed output of your Lambda function.</text:p>
        </text:list-item>
        <text:list-item>
          <text:p text:style-name="P164">Look for logs related to command execution and any potential errors.</text:p>
        </text:list-item>
      </text:list>
      <text:h text:style-name="Heading_20_3" text:outline-level="3">6. Common Issues to Check</text:h>
      <text:list xml:id="list2622638692" text:style-name="L106">
        <text:list-item>
          <text:p text:style-name="P307"><text:span text:style-name="Strong_20_Emphasis">IAM Permissions</text:span>: Ensure that the Lambda execution role has permission to execute SSM commands.</text:p>
        </text:list-item>
        <text:list-item>
          <text:p text:style-name="P307"><text:span text:style-name="Strong_20_Emphasis">EC2 Instance Status</text:span>: Make sure your EC2 instance is running and has the SSM agent installed and running.</text:p>
        </text:list-item>
        <text:list-item>
          <text:p text:style-name="P165"><text:span text:style-name="Strong_20_Emphasis">Correct Instance ID</text:span>: Double-check that the instance ID is accurate and corresponds to the running EC2 instance.</text:p>
        </text:list-item>
      </text:list>
      <text:h text:style-name="Heading_20_3" text:outline-level="3">7. Confirm Command Execution on EC2</text:h>
      <text:p text:style-name="Text_20_body">If the Lambda function sends the command successfully, you can check the command's output directly on the EC2 instance by doing the following:</text:p>
      <text:list xml:id="list1861766121" text:style-name="L107">
        <text:list-item>
          <text:p text:style-name="P308"><text:span text:style-name="Strong_20_Emphasis">Log in to the EC2 instance</text:span>.</text:p>
        </text:list-item>
        <text:list-item>
          <text:p text:style-name="P166"><text:span text:style-name="Strong_20_Emphasis">Run the command to list SSM command invocations</text:span>:</text:p>
          <text:p text:style-name="P15">bash</text:p>
        </text:list-item>
      </text:list>
      <text:list xml:id="list2576019773" text:style-name="L108">
        <text:list-item text:start-value="2">
          <text:p text:style-name="P46"><text:span text:style-name="Source_20_Text">aws ssm list-command-invocations --command-id &lt;command-id&gt;</text:span></text:p>
          <text:p text:style-name="P167">Replace <text:span text:style-name="Source_20_Text">&lt;command-id&gt;</text:span> with the ID returned in the Lambda function's response.</text:p>
        </text:list-item>
      </text:list>
      <text:h text:style-name="Heading_20_3" text:outline-level="3"><text:soft-page-break/>Final Note</text:h>
      <text:p text:style-name="Text_20_body">If you still encounter issues, please share any error messages or specific behaviors you're seeing in the CloudWatch logs, and we can troubleshoot further!</text:p>
      <text:h text:style-name="Heading_20_5" text:outline-level="5">You said:</text:h>
      <text:p text:style-name="Text_20_body">Test Event Name (unsaved) test event Response { "statusCode": 200, "body": "\"Hello from Lambda!\"" } Function Logs START RequestId: 816e233c-859a-492d-bde0-f2ad1d459f50 Version: $LATEST END RequestId: 816e233c-859a-492d-bde0-f2ad1d459f50 REPORT RequestId: 816e233c-859a-492d-bde0-f2ad1d459f50 Duration: 1.12 ms Billed Duration: 2 ms Memory Size: 128 MB Max Memory Used: 30 MB Request ID 816e233c-859a-492d-bde0-f2ad1d459f50</text:p>
      <text:h text:style-name="Heading_20_6" text:outline-level="6">ChatGPT said:</text:h>
      <text:p text:style-name="Text_20_body">It seems that your Lambda function is still returning the default response ("Hello from Lambda!") instead of executing the commands to push the Docker image to ECR. Here’s how to troubleshoot and ensure that the correct code is deployed:</text:p>
      <text:h text:style-name="Heading_20_3" text:outline-level="3">Steps to Resolve the Issue</text:h>
      <text:list xml:id="list1036968443" text:style-name="L109">
        <text:list-item>
          <text:p text:style-name="P168"><text:span text:style-name="Strong_20_Emphasis">Edit the Lambda Function Code</text:span>:</text:p>
          <text:list>
            <text:list-item>
              <text:p text:style-name="P309">Go to your Lambda function in the AWS Management Console.</text:p>
            </text:list-item>
            <text:list-item>
              <text:p text:style-name="P168">Make sure the code in the inline editor matches this snippet:</text:p>
            </text:list-item>
          </text:list>
          <text:p text:style-name="P16">python</text:p>
        </text:list-item>
      </text:list>
      <text:list xml:id="list4164441846" text:style-name="L110">
        <text:list-item>
          <text:p text:style-name="P75"><text:span text:style-name="Source_20_Text">import boto3</text:span></text:p>
        </text:list-item>
      </text:list>
      <text:p text:style-name="P63"/>
      <text:p text:style-name="P63"><text:span text:style-name="Source_20_Text">def lambda_handler(event, context):</text:span></text:p>
      <text:p text:style-name="P63"><text:span text:style-name="Source_20_Text"><text:s text:c="4"/>ssm_client = boto3.client('ssm') <text:s/># Use SSM client to send commands</text:span></text:p>
      <text:p text:style-name="P63"><text:span text:style-name="Source_20_Text"><text:s text:c="4"/></text:span></text:p>
      <text:p text:style-name="P63"><text:span text:style-name="Source_20_Text"><text:s text:c="4"/>instance_id = 'your-instance-id' <text:s/># Replace with your actual EC2 instance ID</text:span></text:p>
      <text:p text:style-name="P63"/>
      <text:p text:style-name="P63"><text:span text:style-name="Source_20_Text"><text:s text:c="4"/># Commands to execute on the EC2 instance</text:span></text:p>
      <text:p text:style-name="P63"><text:span text:style-name="Source_20_Text"><text:s text:c="4"/>commands = [</text:span></text:p>
      <text:p text:style-name="P63"><text:span text:style-name="Source_20_Text"><text:s text:c="8"/>"aws ecr get-login-password --region your-region | docker login --username AWS --password-stdin your-account-id.dkr.ecr.your-region.amazonaws.com",</text:span></text:p>
      <text:p text:style-name="P63"><text:span text:style-name="Source_20_Text"><text:s text:c="8"/>"docker build -t your-image-name .", <text:s/># Ensure the Dockerfile is in the instance</text:span></text:p>
      <text:p text:style-name="P63"><text:span text:style-name="Source_20_Text"><text:s text:c="8"/>"docker tag your-image-name:latest your-account-id.dkr.ecr.your-region.amazonaws.com/your-repository-name:latest",</text:span></text:p>
      <text:p text:style-name="P63"><text:span text:style-name="Source_20_Text"><text:s text:c="8"/>"docker push your-account-id.dkr.ecr.your-region.amazonaws.com/your-repository-name:latest"</text:span></text:p>
      <text:p text:style-name="P63"><text:span text:style-name="Source_20_Text"><text:s text:c="4"/>]</text:span></text:p>
      <text:p text:style-name="P63"/>
      <text:p text:style-name="P63"><text:span text:style-name="Source_20_Text"><text:s text:c="4"/># Send commands to the EC2 instance using the SSM client</text:span></text:p>
      <text:p text:style-name="P63"><text:span text:style-name="Source_20_Text"><text:s text:c="4"/>response = ssm_client.send_command(</text:span></text:p>
      <text:p text:style-name="P63"><text:span text:style-name="Source_20_Text"><text:s text:c="8"/>InstanceIds=[instance_id],</text:span></text:p>
      <text:p text:style-name="P63"><text:span text:style-name="Source_20_Text"><text:s text:c="8"/>DocumentName='AWS-RunShellScript',</text:span></text:p>
      <text:p text:style-name="P63"><text:span text:style-name="Source_20_Text"><text:s text:c="8"/>Parameters={'commands': commands}</text:span></text:p>
      <text:p text:style-name="P63"><text:span text:style-name="Source_20_Text"><text:s text:c="4"/>)</text:span></text:p>
      <text:p text:style-name="P63"/>
      <text:p text:style-name="P63"><text:span text:style-name="Source_20_Text"><text:s text:c="4"/>return {</text:span></text:p>
      <text:p text:style-name="P63"><text:span text:style-name="Source_20_Text"><text:s text:c="8"/>'statusCode': 200,</text:span></text:p>
      <text:p text:style-name="P63"><text:span text:style-name="Source_20_Text"><text:s text:c="8"/>'body': 'Commands sent to EC2 instance to push Docker image to ECR.'</text:span></text:p>
      <text:p text:style-name="P30"><text:span text:style-name="Source_20_Text"><text:s text:c="4"/>}</text:span></text:p>
      <text:p text:style-name="Text_20_body"><text:soft-page-break/>Ensure to replace:</text:p>
      <text:list xml:id="list1796397193" text:style-name="L111">
        <text:list-item>
          <text:p text:style-name="P310"><text:span text:style-name="Source_20_Text">your-instance-id</text:span> with the actual ID of your EC2 instance.</text:p>
        </text:list-item>
        <text:list-item>
          <text:p text:style-name="P310"><text:span text:style-name="Source_20_Text">your-region</text:span> with the AWS region you're using.</text:p>
        </text:list-item>
        <text:list-item>
          <text:p text:style-name="P310"><text:span text:style-name="Source_20_Text">your-account-id</text:span> with your AWS account ID.</text:p>
        </text:list-item>
        <text:list-item>
          <text:p text:style-name="P310"><text:span text:style-name="Source_20_Text">your-image-name</text:span> with the name of your Docker image.</text:p>
        </text:list-item>
        <text:list-item>
          <text:p text:style-name="P169"><text:span text:style-name="Source_20_Text">your-repository-name</text:span> with the name of your ECR repository.</text:p>
        </text:list-item>
      </text:list>
      <text:list xml:id="list861834246" text:style-name="L112">
        <text:list-item>
          <text:p text:style-name="P170"><text:span text:style-name="Strong_20_Emphasis">Deploy the Changes</text:span>:</text:p>
        </text:list-item>
      </text:list>
      <text:list xml:id="list1734153757" text:style-name="L113">
        <text:list-item>
          <text:p text:style-name="P171">After editing, click the <text:span text:style-name="Strong_20_Emphasis">"Deploy"</text:span> button in the AWS Lambda console to save and deploy your changes.</text:p>
        </text:list-item>
      </text:list>
      <text:list xml:id="list3332556745" text:style-name="L114">
        <text:list-item>
          <text:p text:style-name="P172"><text:span text:style-name="Strong_20_Emphasis">Test the Lambda Function Again</text:span>:</text:p>
        </text:list-item>
      </text:list>
      <text:list xml:id="list1324326239" text:style-name="L115">
        <text:list-item>
          <text:p text:style-name="P311">Create a new test event (you can keep it simple, like <text:span text:style-name="Source_20_Text">{}</text:span>).</text:p>
        </text:list-item>
        <text:list-item>
          <text:p text:style-name="P173">Click <text:span text:style-name="Strong_20_Emphasis">"Test"</text:span> again to invoke the Lambda function.</text:p>
        </text:list-item>
      </text:list>
      <text:list xml:id="list3824510979" text:style-name="L116">
        <text:list-item>
          <text:p text:style-name="P174"><text:span text:style-name="Strong_20_Emphasis">Check the CloudWatch Logs</text:span>:</text:p>
        </text:list-item>
      </text:list>
      <text:list xml:id="list2506511836" text:style-name="L117">
        <text:list-item>
          <text:p text:style-name="P312">After the test, go to <text:span text:style-name="Strong_20_Emphasis">CloudWatch Logs</text:span>.</text:p>
        </text:list-item>
        <text:list-item>
          <text:p text:style-name="P175">Look for logs related to the Lambda function to see if the commands were executed and to check for any errors.</text:p>
        </text:list-item>
      </text:list>
      <text:list xml:id="list3182869142" text:style-name="L118">
        <text:list-item>
          <text:p text:style-name="P176"><text:span text:style-name="Strong_20_Emphasis">Verify IAM Permissions</text:span>:</text:p>
        </text:list-item>
      </text:list>
      <text:list xml:id="list1098851524" text:style-name="L119">
        <text:list-item>
          <text:p text:style-name="P313">Make sure the IAM role assigned to the Lambda function has the following permissions:</text:p>
          <text:list>
            <text:list-item>
              <text:p text:style-name="P313"><text:span text:style-name="Source_20_Text">AmazonSSMFullAccess</text:span></text:p>
            </text:list-item>
            <text:list-item>
              <text:p text:style-name="P313"><text:span text:style-name="Source_20_Text">AmazonEC2ContainerRegistryFullAccess</text:span></text:p>
            </text:list-item>
          </text:list>
        </text:list-item>
        <text:list-item>
          <text:p text:style-name="P177">Also, ensure the EC2 instance has the proper IAM role with permissions to interact with ECR.</text:p>
        </text:list-item>
      </text:list>
      <text:list xml:id="list2401410313" text:style-name="L120">
        <text:list-item>
          <text:p text:style-name="P178"><text:span text:style-name="Strong_20_Emphasis">Confirm the SSM Agent is Running</text:span>:</text:p>
        </text:list-item>
      </text:list>
      <text:list xml:id="list3014204970" text:style-name="L121">
        <text:list-item>
          <text:p text:style-name="P179">Log into your EC2 instance and ensure that the SSM agent is running. You can check its status with:</text:p>
          <text:p text:style-name="P17">bash</text:p>
        </text:list-item>
      </text:list>
      <text:list xml:id="list3148834822" text:style-name="L122">
        <text:list-item>
          <text:list>
            <text:list-item text:start-value="6">
              <text:p text:style-name="P47"><text:span text:style-name="Source_20_Text">sudo systemctl status amazon-ssm-agent</text:span></text:p>
            </text:list-item>
          </text:list>
        </text:list-item>
      </text:list>
      <text:h text:style-name="Heading_20_3" text:outline-level="3">Conclusion</text:h>
      <text:p text:style-name="Text_20_body">By following these steps, you should be able to have your Lambda function execute the commands to push the Docker image to ECR. If you continue to see the "Hello from Lambda!" response or encounter errors, please provide details from the CloudWatch logs for further assistance!</text:p>
      <text:h text:style-name="Heading_20_5" text:outline-level="5">You said:</text:h>
      <text:p text:style-name="Text_20_body">Test Event Name (unsaved) test event Response { "errorMessage": "An error occurred (InvalidInstanceId) when calling the SendCommand operation: Instances [[i-0b2e0f7cd96629388]] not in a valid state for account 939184035091", "errorType": "InvalidInstanceId", "requestId": "61843ef9-9426-4ddc-9f5c-300ed6061c49", "stackTrace": [ " File \"/var/task/lambda_function.py\", line 17, in lambda_handler\n response = ssm_client.send_command(\n", " File <text:soft-page-break/>\"/var/runtime/botocore/client.py\", line 565, in _api_call\n return self._make_api_call(operation_name, kwargs)\n", " File \"/var/runtime/botocore/client.py\", line 1021, in _make_api_call\n raise error_class(parsed_response, operation_name)\n" ] } Function Logs START RequestId: 61843ef9-9426-4ddc-9f5c-300ed6061c49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InvalidInstanceId: An error occurred (InvalidInstanceId) when calling the SendCommand operation: Instances [[i-0b2e0f7cd96629388]] not in a valid state for account 939184035091 Traceback (most recent call last):   File "/var/task/lambda_function.py", line 17, in lambda_handler     response = ssm_client.send_command(   File "/var/runtime/botocore/client.py", line 565, in _api_call     return self._make_api_call(operation_name, kwargs)   File "/var/runtime/botocore/client.py", line 1021, in _make_api_call     raise error_class(parsed_response, operation_name)END RequestId: 61843ef9-9426-4ddc-9f5c-300ed6061c49 REPORT RequestId: 61843ef9-9426-4ddc-9f5c-300ed6061c49 Duration: 2351.88 ms Billed Duration: 2352 ms Memory Size: 128 MB Max Memory Used: 77 MB Init Duration: 320.85 ms Request ID 61843ef9-9426-4ddc-9f5c-300ed6061c49</text:p>
      <text:h text:style-name="Heading_20_6" text:outline-level="6">ChatGPT said:</text:h>
      <text:p text:style-name="Text_20_body">The error message you’re seeing, <text:span text:style-name="Source_20_Text">InvalidInstanceId</text:span>, indicates that the specified EC2 instance ID is not in a valid state for executing the SSM command. Here are some steps to troubleshoot and resolve the issue:</text:p>
      <text:h text:style-name="Heading_20_3" text:outline-level="3">Steps to Resolve InvalidInstanceId Error</text:h>
      <text:list xml:id="list3558943234" text:style-name="L123">
        <text:list-item>
          <text:p text:style-name="P180"><text:span text:style-name="Strong_20_Emphasis">Check the EC2 Instance State</text:span>:</text:p>
          <text:list>
            <text:list-item>
              <text:p text:style-name="P314">Ensure that the EC2 instance is <text:span text:style-name="Strong_20_Emphasis">running</text:span>. If it’s stopped or terminated, it won’t be able to receive commands from SSM.</text:p>
            </text:list-item>
            <text:list-item>
              <text:p text:style-name="P314">You can check the state of your instance in the <text:span text:style-name="Strong_20_Emphasis">EC2 console</text:span>.</text:p>
            </text:list-item>
          </text:list>
        </text:list-item>
        <text:list-item>
          <text:p text:style-name="P180"><text:span text:style-name="Strong_20_Emphasis">Verify Instance ID</text:span>:</text:p>
          <text:list>
            <text:list-item>
              <text:p text:style-name="P314">Double-check that the instance ID (<text:span text:style-name="Source_20_Text">i-0b2e0f7cd96629388</text:span>) you are using in your Lambda function is correct. Ensure that there are no typos.</text:p>
            </text:list-item>
          </text:list>
        </text:list-item>
        <text:list-item>
          <text:p text:style-name="P180"><text:span text:style-name="Strong_20_Emphasis">Check IAM Role for EC2</text:span>:</text:p>
          <text:list>
            <text:list-item>
              <text:p text:style-name="P314">Ensure the EC2 instance has an IAM role with the necessary permissions to allow SSM access. The role should have the <text:span text:style-name="Source_20_Text">AmazonEC2RoleforSSM</text:span> policy attached.</text:p>
            </text:list-item>
          </text:list>
        </text:list-item>
        <text:list-item>
          <text:p text:style-name="P180"><text:span text:style-name="Strong_20_Emphasis">Verify SSM Agent</text:span>:</text:p>
          <text:list>
            <text:list-item>
              <text:p text:style-name="P180">Make sure the SSM agent is installed and running on the EC2 instance. You can check the status by SSHing into the instance and running:</text:p>
              <text:p text:style-name="P18">bash</text:p>
            </text:list-item>
          </text:list>
        </text:list-item>
      </text:list>
      <text:list xml:id="list2804923545" text:style-name="L125">
        <text:list-item>
          <text:p text:style-name="P48"><text:span text:style-name="Source_20_Text">sudo systemctl status amazon-ssm-agent</text:span></text:p>
        </text:list-item>
        <text:list-item>
          <text:p text:style-name="P181"><text:soft-page-break/>If the agent is not installed, you can install it following the instructions from the <text:a xlink:type="simple" xlink:href="https://docs.aws.amazon.com/systems-manager/latest/userguide/ssm-agent.html" office:target-frame-name="_new" xlink:show="replace" text:style-name="Internet_20_link" text:visited-style-name="Visited_20_Internet_20_Link">AWS documentation</text:a>.</text:p>
        </text:list-item>
      </text:list>
      <text:list xml:id="list2782717941" text:style-name="L126">
        <text:list-item>
          <text:p text:style-name="P182"><text:span text:style-name="Strong_20_Emphasis">Check the Region</text:span>:</text:p>
        </text:list-item>
      </text:list>
      <text:list xml:id="list668801760" text:style-name="L127">
        <text:list-item>
          <text:p text:style-name="P183">Ensure that the Lambda function and the EC2 instance are in the <text:span text:style-name="Strong_20_Emphasis">same AWS region</text:span>. If they are in different regions, the Lambda function won’t be able to communicate with the EC2 instance.</text:p>
        </text:list-item>
      </text:list>
      <text:list xml:id="list57116706" text:style-name="L128">
        <text:list-item>
          <text:p text:style-name="P184"><text:span text:style-name="Strong_20_Emphasis">Check Instance for SSM Connectivity</text:span>:</text:p>
        </text:list-item>
      </text:list>
      <text:list xml:id="list2728124675" text:style-name="L129">
        <text:list-item>
          <text:p text:style-name="P185">Ensure that the instance has internet access or is connected to an SSM VPC endpoint. This is crucial for the SSM agent to communicate with the SSM service.</text:p>
        </text:list-item>
      </text:list>
      <text:list xml:id="list2091399493" text:style-name="L130">
        <text:list-item>
          <text:p text:style-name="P186"><text:span text:style-name="Strong_20_Emphasis">Test Command from EC2</text:span>:</text:p>
        </text:list-item>
      </text:list>
      <text:list xml:id="list2009759115" text:style-name="L131">
        <text:list-item>
          <text:p text:style-name="P187">If everything seems correct but the problem persists, try running a simple SSM command directly from the EC2 instance using the AWS CLI to see if it works:</text:p>
          <text:p text:style-name="P19">bash</text:p>
        </text:list-item>
      </text:list>
      <text:list xml:id="list1410903996" text:style-name="L132">
        <text:list-item>
          <text:list>
            <text:list-item text:start-value="7">
              <text:p text:style-name="P49"><text:span text:style-name="Source_20_Text">aws ssm send-command --document-name "AWS-RunShellScript" --targets "Key=instanceids,Values=i-0b2e0f7cd96629388" --parameters '{"commands":["echo Hello World"]}'</text:span></text:p>
            </text:list-item>
            <text:list-item>
              <text:p text:style-name="P188">If this command fails, it indicates a broader issue with the SSM setup.</text:p>
            </text:list-item>
          </text:list>
        </text:list-item>
      </text:list>
      <text:h text:style-name="Heading_20_3" text:outline-level="3">Conclusion</text:h>
      <text:p text:style-name="Text_20_body">After going through these steps, make the necessary adjustments, then test your Lambda function again. If you still encounter issues, please provide more details about what you've checked or any new error messages that arise!</text:p>
      <text:h text:style-name="Heading_20_5" text:outline-level="5">You said:</text:h>
      <text:p text:style-name="Text_20_body">Test Event Name (unsaved) test event Response { "errorMessage": "An error occurred (InvalidInstanceId) when calling the SendCommand operation: Instances [[i-0b2e0f7cd96629388]] not in a valid state for account 939184035091", "errorType": "InvalidInstanceId", "requestId": "96a13ea2-1ebd-4c0e-8f43-5a9a7a1117d2", "stackTrace": [ " File \"/var/task/lambda_function.py\", line 17, in lambda_handler\n response = ssm_client.send_command(\n", " File \"/var/runtime/botocore/client.py\", line 565, in _api_call\n return self._make_api_call(operation_name, kwargs)\n", " File \"/var/runtime/botocore/client.py\", line 1021, in _make_api_call\n raise error_class(parsed_response, operation_name)\n" ] } Function Logs START RequestId: 96a13ea2-1ebd-4c0e-8f43-5a9a7a1117d2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InvalidInstanceId: An error occurred (InvalidInstanceId) when calling the SendCommand operation: Instances [[i-0b2e0f7cd96629388]] not in a valid state for account 939184035091 <text:soft-page-break/>Traceback (most recent call last):   File "/var/task/lambda_function.py", line 17, in lambda_handler     response = ssm_client.send_command(   File "/var/runtime/botocore/client.py", line 565, in _api_call     return self._make_api_call(operation_name, kwargs)   File "/var/runtime/botocore/client.py", line 1021, in _make_api_call     raise error_class(parsed_response, operation_name)END RequestId: 96a13ea2-1ebd-4c0e-8f43-5a9a7a1117d2 REPORT RequestId: 96a13ea2-1ebd-4c0e-8f43-5a9a7a1117d2 Duration: 2358.62 ms Billed Duration: 2359 ms Memory Size: 128 MB Max Memory Used: 77 MB Init Duration: 306.19 ms Request ID 96a13ea2-1ebd-4c0e-8f43-5a9a7a1117d2</text:p>
      <text:h text:style-name="Heading_20_6" text:outline-level="6">ChatGPT said:</text:h>
      <text:p text:style-name="Text_20_body">The <text:span text:style-name="Source_20_Text">InvalidInstanceId</text:span> error you're encountering indicates that the specified EC2 instance is not in a valid state for sending commands via SSM. Here are detailed steps to troubleshoot this issue further:</text:p>
      <text:h text:style-name="Heading_20_3" text:outline-level="3">Troubleshooting Steps</text:h>
      <text:list xml:id="list101096165" text:style-name="L133">
        <text:list-item>
          <text:p text:style-name="P189"><text:span text:style-name="Strong_20_Emphasis">Check the EC2 Instance State</text:span>:</text:p>
          <text:list>
            <text:list-item>
              <text:p text:style-name="P315">Go to the <text:span text:style-name="Strong_20_Emphasis">EC2 Console</text:span> in the AWS Management Console.</text:p>
            </text:list-item>
            <text:list-item>
              <text:p text:style-name="P315">Locate the instance with ID <text:span text:style-name="Source_20_Text">i-0b2e0f7cd96629388</text:span>.</text:p>
            </text:list-item>
            <text:list-item>
              <text:p text:style-name="P315">Ensure it is in the <text:span text:style-name="Strong_20_Emphasis">running</text:span> state. If it's stopped or terminated, it cannot receive SSM commands.</text:p>
            </text:list-item>
          </text:list>
        </text:list-item>
        <text:list-item>
          <text:p text:style-name="P189"><text:span text:style-name="Strong_20_Emphasis">Verify IAM Role and Policies</text:span>:</text:p>
          <text:list>
            <text:list-item>
              <text:p text:style-name="P315">Ensure the EC2 instance has an IAM role attached with the required permissions. The role should include:</text:p>
              <text:list>
                <text:list-item>
                  <text:p text:style-name="P315"><text:span text:style-name="Source_20_Text">AmazonEC2RoleforSSM</text:span> policy or equivalent custom policy with permissions for SSM actions.</text:p>
                </text:list-item>
              </text:list>
            </text:list-item>
            <text:list-item>
              <text:p text:style-name="P315">Check that the Lambda function has permissions to call <text:span text:style-name="Source_20_Text">ssm:SendCommand</text:span>.</text:p>
            </text:list-item>
          </text:list>
        </text:list-item>
        <text:list-item>
          <text:p text:style-name="P189"><text:span text:style-name="Strong_20_Emphasis">Check SSM Agent</text:span>:</text:p>
          <text:list>
            <text:list-item>
              <text:p text:style-name="P189">SSH into the EC2 instance and run:</text:p>
              <text:p text:style-name="P20">bash</text:p>
            </text:list-item>
          </text:list>
        </text:list-item>
      </text:list>
      <text:list xml:id="list255950667" text:style-name="L135">
        <text:list-item>
          <text:p text:style-name="P50"><text:span text:style-name="Source_20_Text">sudo systemctl status amazon-ssm-agent</text:span></text:p>
        </text:list-item>
        <text:list-item>
          <text:p text:style-name="P190">Ensure the SSM agent is running. If it's not installed or running, you will need to install or start it.</text:p>
        </text:list-item>
      </text:list>
      <text:list xml:id="list1534683208" text:style-name="L136">
        <text:list-item>
          <text:p text:style-name="P191"><text:span text:style-name="Strong_20_Emphasis">Verify SSM Connectivity</text:span>:</text:p>
        </text:list-item>
      </text:list>
      <text:list xml:id="list3362575559" text:style-name="L137">
        <text:list-item>
          <text:p text:style-name="P192">The EC2 instance must have network access to the SSM service. If the instance is in a private subnet, ensure it can reach the SSM endpoints via a NAT gateway or VPC endpoint.</text:p>
        </text:list-item>
      </text:list>
      <text:list xml:id="list3855635446" text:style-name="L138">
        <text:list-item>
          <text:p text:style-name="P193"><text:span text:style-name="Strong_20_Emphasis">Check for SSM Registration</text:span>:</text:p>
        </text:list-item>
      </text:list>
      <text:list xml:id="list662180790" text:style-name="L139">
        <text:list-item>
          <text:p text:style-name="P194">Ensure the instance is registered with SSM. In the <text:span text:style-name="Strong_20_Emphasis">Systems Manager</text:span> console, go to <text:span text:style-name="Strong_20_Emphasis">Managed Instances</text:span> and check if your instance appears there. If not, it may not be properly configured for SSM.</text:p>
        </text:list-item>
      </text:list>
      <text:list xml:id="list366926639" text:style-name="L140">
        <text:list-item>
          <text:p text:style-name="P195"><text:span text:style-name="Strong_20_Emphasis">Instance Metadata</text:span>:</text:p>
        </text:list-item>
      </text:list>
      <text:list xml:id="list2484365003" text:style-name="L141">
        <text:list-item>
          <text:p text:style-name="P196"><text:soft-page-break/>Confirm the instance metadata settings to ensure it can communicate with SSM. You can check this by running the following command in your instance:</text:p>
          <text:p text:style-name="P21">bash</text:p>
        </text:list-item>
      </text:list>
      <text:list xml:id="list3635723344" text:style-name="L143">
        <text:list-item>
          <text:p text:style-name="P51"><text:span text:style-name="Source_20_Text">curl http://169.254.169.254/latest/meta-data/</text:span></text:p>
        </text:list-item>
        <text:list-item>
          <text:p text:style-name="P197">Ensure that the required IAM role is associated with the instance.</text:p>
        </text:list-item>
      </text:list>
      <text:list xml:id="list1660818760" text:style-name="L144">
        <text:list-item>
          <text:p text:style-name="P198"><text:span text:style-name="Strong_20_Emphasis">Testing SSM Command from EC2</text:span>:</text:p>
        </text:list-item>
      </text:list>
      <text:list xml:id="list2610359540" text:style-name="L145">
        <text:list-item>
          <text:p text:style-name="P199">From the EC2 instance, try running a simple SSM command via the AWS CLI to see if it works:</text:p>
          <text:p text:style-name="P22">bash</text:p>
        </text:list-item>
      </text:list>
      <text:list xml:id="list990035667" text:style-name="L146">
        <text:list-item>
          <text:list>
            <text:list-item text:start-value="7">
              <text:p text:style-name="P52"><text:span text:style-name="Source_20_Text">aws ssm send-command --document-name "AWS-RunShellScript" --targets "Key=instanceids,Values=i-0b2e0f7cd96629388" --parameters '{"commands":["echo Hello World"]}'</text:span></text:p>
            </text:list-item>
            <text:list-item>
              <text:p text:style-name="P200">If this fails, there is likely a broader issue with your SSM setup.</text:p>
            </text:list-item>
          </text:list>
        </text:list-item>
      </text:list>
      <text:h text:style-name="Heading_20_3" text:outline-level="3">Example IAM Policy for EC2 Instance Role</text:h>
      <text:p text:style-name="Text_20_body">Here’s an example policy you might attach to your EC2 instance role:</text:p>
      <text:p text:style-name="P1">json</text:p>
      <text:p text:style-name="P63"><text:span text:style-name="Source_20_Text">{</text:span></text:p>
      <text:p text:style-name="P63"><text:span text:style-name="Source_20_Text"><text:s text:c="4"/>"Version": "2012-10-17",</text:span></text:p>
      <text:p text:style-name="P63"><text:span text:style-name="Source_20_Text"><text:s text:c="4"/>"Statement": [</text:span></text:p>
      <text:p text:style-name="P63"><text:span text:style-name="Source_20_Text"><text:s text:c="8"/>{</text:span></text:p>
      <text:p text:style-name="P63"><text:span text:style-name="Source_20_Text"><text:s text:c="12"/>"Effect": "Allow",</text:span></text:p>
      <text:p text:style-name="P63"><text:span text:style-name="Source_20_Text"><text:s text:c="12"/>"Action": [</text:span></text:p>
      <text:p text:style-name="P63"><text:span text:style-name="Source_20_Text"><text:s text:c="16"/>"ssm:UpdateInstanceInformation",</text:span></text:p>
      <text:p text:style-name="P63"><text:span text:style-name="Source_20_Text"><text:s text:c="16"/>"ssm:SendCommand",</text:span></text:p>
      <text:p text:style-name="P63"><text:span text:style-name="Source_20_Text"><text:s text:c="16"/>"ssm:ListCommands",</text:span></text:p>
      <text:p text:style-name="P63"><text:span text:style-name="Source_20_Text"><text:s text:c="16"/>"ssm:ListCommandInvocations",</text:span></text:p>
      <text:p text:style-name="P63"><text:span text:style-name="Source_20_Text"><text:s text:c="16"/>"ssm:DescribeInstanceInformation"</text:span></text:p>
      <text:p text:style-name="P63"><text:span text:style-name="Source_20_Text"><text:s text:c="12"/>],</text:span></text:p>
      <text:p text:style-name="P63"><text:span text:style-name="Source_20_Text"><text:s text:c="12"/>"Resource": "*"</text:span></text:p>
      <text:p text:style-name="P63"><text:span text:style-name="Source_20_Text"><text:s text:c="8"/>}</text:span></text:p>
      <text:p text:style-name="P63"><text:span text:style-name="Source_20_Text"><text:s text:c="4"/>]</text:span></text:p>
      <text:p text:style-name="P30"><text:span text:style-name="Source_20_Text">}</text:span></text:p>
      <text:h text:style-name="Heading_20_3" text:outline-level="3">Conclusion</text:h>
      <text:p text:style-name="Text_20_body">After following these steps, you should have a clearer idea of what’s causing the <text:span text:style-name="Source_20_Text">InvalidInstanceId</text:span> error. Make the necessary adjustments, and test your Lambda function again. If issues persist, please share any new error messages or behaviors you encounter!</text:p>
      <text:h text:style-name="Heading_20_5" text:outline-level="5">You said:</text:h>
      <text:p text:style-name="Text_20_body">Test Event Name (unsaved) test event Response { "errorMessage": "An error occurred (InvalidInstanceId) when calling the SendCommand operation: Instances [[i-0b2e0f7cd96629388]] not in a valid state for account 939184035091", "errorType": "InvalidInstanceId", "requestId": "b5175425-a708-4213-8951-1b1717d67e94", "stackTrace": [ " File \"/var/task/lambda_function.py\", line 17, in lambda_handler\n response = <text:soft-page-break/>ssm_client.send_command(\n", " File \"/var/runtime/botocore/client.py\", line 565, in _api_call\n return self._make_api_call(operation_name, kwargs)\n", " File \"/var/runtime/botocore/client.py\", line 1021, in _make_api_call\n raise error_class(parsed_response, operation_name)\n" ] } Function Logs START RequestId: b5175425-a708-4213-8951-1b1717d67e94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InvalidInstanceId: An error occurred (InvalidInstanceId) when calling the SendCommand operation: Instances [[i-0b2e0f7cd96629388]] not in a valid state for account 939184035091 Traceback (most recent call last):   File "/var/task/lambda_function.py", line 17, in lambda_handler     response = ssm_client.send_command(   File "/var/runtime/botocore/client.py", line 565, in _api_call     return self._make_api_call(operation_name, kwargs)   File "/var/runtime/botocore/client.py", line 1021, in _make_api_call     raise error_class(parsed_response, operation_name)END RequestId: b5175425-a708-4213-8951-1b1717d67e94 REPORT RequestId: b5175425-a708-4213-8951-1b1717d67e94 Duration: 380.33 ms Billed Duration: 381 ms Memory Size: 128 MB Max Memory Used: 78 MB Request ID b5175425-a708-4213-8951-1b1717d67e94</text:p>
      <text:h text:style-name="Heading_20_6" text:outline-level="6">ChatGPT said:</text:h>
      <text:p text:style-name="Text_20_body">The <text:span text:style-name="Source_20_Text">InvalidInstanceId</text:span> error indicates that the specified EC2 instance is not in a valid state for SSM commands. Here’s a detailed step-by-step approach to troubleshoot and resolve this issue:</text:p>
      <text:h text:style-name="Heading_20_3" text:outline-level="3">1. <text:span text:style-name="Strong_20_Emphasis">Check EC2 Instance State</text:span></text:h>
      <text:list xml:id="list1346468753" text:style-name="L147">
        <text:list-item>
          <text:p text:style-name="P316"><text:span text:style-name="Strong_20_Emphasis">Navigate to EC2 Console</text:span>:</text:p>
          <text:list>
            <text:list-item>
              <text:p text:style-name="P316">Go to the <text:span text:style-name="Strong_20_Emphasis">EC2 Dashboard</text:span> in the AWS Management Console.</text:p>
            </text:list-item>
          </text:list>
        </text:list-item>
        <text:list-item>
          <text:p text:style-name="P316"><text:span text:style-name="Strong_20_Emphasis">Find the Instance</text:span>:</text:p>
          <text:list>
            <text:list-item>
              <text:p text:style-name="P316">Look for the instance with ID <text:span text:style-name="Source_20_Text">i-0b2e0f7cd96629388</text:span>.</text:p>
            </text:list-item>
          </text:list>
        </text:list-item>
        <text:list-item>
          <text:p text:style-name="P316"><text:span text:style-name="Strong_20_Emphasis">Verify Status</text:span>:</text:p>
          <text:list>
            <text:list-item>
              <text:p text:style-name="P201">Ensure the instance is in the <text:span text:style-name="Strong_20_Emphasis">Running</text:span> state. If it’s stopped or terminated, it will not be able to receive SSM commands.</text:p>
            </text:list-item>
          </text:list>
        </text:list-item>
      </text:list>
      <text:h text:style-name="Heading_20_3" text:outline-level="3">2. <text:span text:style-name="Strong_20_Emphasis">Verify IAM Role and Policies</text:span></text:h>
      <text:list xml:id="list1893549985" text:style-name="L148">
        <text:list-item>
          <text:p text:style-name="P317"><text:span text:style-name="Strong_20_Emphasis">Check Attached IAM Role</text:span>:</text:p>
          <text:list>
            <text:list-item>
              <text:p text:style-name="P317">Click on the instance and scroll down to the <text:span text:style-name="Strong_20_Emphasis">IAM role</text:span> section.</text:p>
            </text:list-item>
          </text:list>
        </text:list-item>
        <text:list-item>
          <text:p text:style-name="P317"><text:span text:style-name="Strong_20_Emphasis">Review Policies</text:span>:</text:p>
          <text:list>
            <text:list-item>
              <text:p text:style-name="P317">Ensure the IAM role attached to the instance has the necessary policies:</text:p>
              <text:list>
                <text:list-item>
                  <text:p text:style-name="P202"><text:span text:style-name="Source_20_Text">AmazonEC2RoleforSSM</text:span> or a custom policy allowing <text:span text:style-name="Source_20_Text">ssm:SendCommand</text:span>, <text:span text:style-name="Source_20_Text">ssm:UpdateInstanceInformation</text:span>, etc.</text:p>
                </text:list-item>
              </text:list>
            </text:list-item>
          </text:list>
        </text:list-item>
      </text:list>
      <text:h text:style-name="Heading_20_3" text:outline-level="3">3. <text:span text:style-name="Strong_20_Emphasis">Ensure SSM Agent is Installed and Running</text:span></text:h>
      <text:list xml:id="list1601846798" text:style-name="L149">
        <text:list-item>
          <text:p text:style-name="P203"><text:span text:style-name="Strong_20_Emphasis">SSH into the Instance</text:span>:</text:p>
          <text:list>
            <text:list-item>
              <text:p text:style-name="P318"><text:soft-page-break/>Use SSH to connect to the instance.</text:p>
            </text:list-item>
          </text:list>
        </text:list-item>
        <text:list-item>
          <text:p text:style-name="P203"><text:span text:style-name="Strong_20_Emphasis">Check SSM Agent Status</text:span>:</text:p>
          <text:p text:style-name="P23">bash</text:p>
        </text:list-item>
      </text:list>
      <text:p text:style-name="P30"><text:span text:style-name="Source_20_Text">sudo systemctl status amazon-ssm-agent</text:span></text:p>
      <text:list xml:id="list1929599799" text:style-name="L150">
        <text:list-item>
          <text:p text:style-name="P204">If it’s not running, start it:</text:p>
        </text:list-item>
      </text:list>
      <text:p text:style-name="P1">bash</text:p>
      <text:list xml:id="list3492779483" text:style-name="L151">
        <text:list-item>
          <text:p text:style-name="P53"><text:span text:style-name="Source_20_Text">sudo systemctl start amazon-ssm-agent</text:span></text:p>
        </text:list-item>
      </text:list>
      <text:list xml:id="list1828558203" text:style-name="L152">
        <text:list-item>
          <text:p text:style-name="P205"><text:span text:style-name="Strong_20_Emphasis">Install SSM Agent (if needed)</text:span>:</text:p>
        </text:list-item>
      </text:list>
      <text:list xml:id="list690501806" text:style-name="L153">
        <text:list-item>
          <text:p text:style-name="P206">For Amazon Linux or Ubuntu:</text:p>
          <text:p text:style-name="P24">bash</text:p>
        </text:list-item>
      </text:list>
      <text:list xml:id="list3515855593" text:style-name="L154">
        <text:list-item>
          <text:list>
            <text:list-item>
              <text:p text:style-name="P54"><text:span text:style-name="Source_20_Text">sudo yum install -y amazon-ssm-agent</text:span></text:p>
            </text:list-item>
            <text:list-item>
              <text:p text:style-name="P207">Start the service again after installation.</text:p>
            </text:list-item>
          </text:list>
        </text:list-item>
      </text:list>
      <text:h text:style-name="Heading_20_3" text:outline-level="3">4. <text:span text:style-name="Strong_20_Emphasis">Check VPC and Networking Settings</text:span></text:h>
      <text:list xml:id="list1422061507" text:style-name="L155">
        <text:list-item>
          <text:p text:style-name="P208"><text:span text:style-name="Strong_20_Emphasis">Public/Private Subnet</text:span>:</text:p>
          <text:list>
            <text:list-item>
              <text:p text:style-name="P319">If the instance is in a private subnet, ensure it can reach SSM endpoints via a <text:span text:style-name="Strong_20_Emphasis">NAT Gateway</text:span> or VPC Endpoint for SSM.</text:p>
            </text:list-item>
          </text:list>
        </text:list-item>
        <text:list-item>
          <text:p text:style-name="P208"><text:span text:style-name="Strong_20_Emphasis">Security Groups</text:span>:</text:p>
          <text:list>
            <text:list-item>
              <text:p text:style-name="P208">Verify that the security group associated with the instance allows outbound traffic to the necessary AWS services.</text:p>
            </text:list-item>
          </text:list>
        </text:list-item>
      </text:list>
      <text:h text:style-name="Heading_20_3" text:outline-level="3">5. <text:span text:style-name="Strong_20_Emphasis">Verify SSM Registration</text:span></text:h>
      <text:list xml:id="list3629376505" text:style-name="L156">
        <text:list-item>
          <text:p text:style-name="P320"><text:span text:style-name="Strong_20_Emphasis">Go to Systems Manager Console</text:span>:</text:p>
          <text:list>
            <text:list-item>
              <text:p text:style-name="P320">Navigate to <text:span text:style-name="Strong_20_Emphasis">Systems Manager</text:span> &gt; <text:span text:style-name="Strong_20_Emphasis">Managed Instances</text:span>.</text:p>
            </text:list-item>
          </text:list>
        </text:list-item>
        <text:list-item>
          <text:p text:style-name="P320"><text:span text:style-name="Strong_20_Emphasis">Check Instance Visibility</text:span>:</text:p>
          <text:list>
            <text:list-item>
              <text:p text:style-name="P209">Ensure that your instance appears in the list of managed instances. If it’s missing, the instance might not be configured correctly for SSM.</text:p>
            </text:list-item>
          </text:list>
        </text:list-item>
      </text:list>
      <text:h text:style-name="Heading_20_3" text:outline-level="3">6. <text:span text:style-name="Strong_20_Emphasis">Testing SSM Command from EC2</text:span></text:h>
      <text:list xml:id="list154964103" text:style-name="L157">
        <text:list-item>
          <text:p text:style-name="P321"><text:span text:style-name="Strong_20_Emphasis">Use the AWS CLI</text:span>:</text:p>
          <text:list>
            <text:list-item>
              <text:p text:style-name="P210">Try sending a command directly from the instance using the AWS CLI:</text:p>
            </text:list-item>
          </text:list>
          <text:p text:style-name="P25">bash</text:p>
        </text:list-item>
      </text:list>
      <text:list xml:id="list1436705228" text:style-name="L158">
        <text:list-item>
          <text:p text:style-name="P55"><text:span text:style-name="Source_20_Text">aws ssm send-command --document-name "AWS-RunShellScript" --targets "Key=instanceids,Values=i-0b2e0f7cd96629388" --parameters '{"commands":["echo Hello World"]}'</text:span></text:p>
          <text:list>
            <text:list-item>
              <text:p text:style-name="P211">This will help determine if the issue is with the Lambda function or the SSM setup itself.</text:p>
            </text:list-item>
          </text:list>
        </text:list-item>
      </text:list>
      <text:h text:style-name="Heading_20_3" text:outline-level="3"><text:soft-page-break/>7. <text:span text:style-name="Strong_20_Emphasis">Review Lambda Function IAM Role</text:span></text:h>
      <text:list xml:id="list1955310907" text:style-name="L159">
        <text:list-item>
          <text:p text:style-name="P322"><text:span text:style-name="Strong_20_Emphasis">Lambda Execution Role</text:span>:</text:p>
          <text:list>
            <text:list-item>
              <text:p text:style-name="P322">Ensure that the IAM role associated with your Lambda function has permissions to execute SSM commands.</text:p>
            </text:list-item>
          </text:list>
        </text:list-item>
        <text:list-item>
          <text:p text:style-name="P212"><text:span text:style-name="Strong_20_Emphasis">Example Policy for Lambda</text:span>:</text:p>
        </text:list-item>
      </text:list>
      <text:p text:style-name="P1">json</text:p>
      <text:p text:style-name="P63"><text:span text:style-name="Source_20_Text">{</text:span></text:p>
      <text:p text:style-name="P63"><text:span text:style-name="Source_20_Text"><text:s text:c="4"/>"Version": "2012-10-17",</text:span></text:p>
      <text:p text:style-name="P63"><text:span text:style-name="Source_20_Text"><text:s text:c="4"/>"Statement": [</text:span></text:p>
      <text:p text:style-name="P63"><text:span text:style-name="Source_20_Text"><text:s text:c="8"/>{</text:span></text:p>
      <text:p text:style-name="P63"><text:span text:style-name="Source_20_Text"><text:s text:c="12"/>"Effect": "Allow",</text:span></text:p>
      <text:p text:style-name="P63"><text:span text:style-name="Source_20_Text"><text:s text:c="12"/>"Action": [</text:span></text:p>
      <text:p text:style-name="P63"><text:span text:style-name="Source_20_Text"><text:s text:c="16"/>"ssm:SendCommand",</text:span></text:p>
      <text:p text:style-name="P63"><text:span text:style-name="Source_20_Text"><text:s text:c="16"/>"ssm:ListCommands",</text:span></text:p>
      <text:p text:style-name="P63"><text:span text:style-name="Source_20_Text"><text:s text:c="16"/>"ssm:ListCommandInvocations",</text:span></text:p>
      <text:p text:style-name="P63"><text:span text:style-name="Source_20_Text"><text:s text:c="16"/>"ssm:DescribeInstanceInformation"</text:span></text:p>
      <text:p text:style-name="P63"><text:span text:style-name="Source_20_Text"><text:s text:c="12"/>],</text:span></text:p>
      <text:p text:style-name="P63"><text:span text:style-name="Source_20_Text"><text:s text:c="12"/>"Resource": "*"</text:span></text:p>
      <text:p text:style-name="P63"><text:span text:style-name="Source_20_Text"><text:s text:c="8"/>}</text:span></text:p>
      <text:p text:style-name="P63"><text:span text:style-name="Source_20_Text"><text:s text:c="4"/>]</text:span></text:p>
      <text:p text:style-name="P30"><text:span text:style-name="Source_20_Text">}</text:span></text:p>
      <text:h text:style-name="Heading_20_3" text:outline-level="3">8. <text:span text:style-name="Strong_20_Emphasis">Conclusion</text:span></text:h>
      <text:p text:style-name="Text_20_body">After going through these steps, try invoking your Lambda function again. If the error persists, consider sharing any new error messages or behaviors you observe, as this can provide additional context for troubleshooting.</text:p>
      <text:h text:style-name="Heading_20_5" text:outline-level="5">You said:</text:h>
      <text:p text:style-name="Text_20_body">hey gpt please understand this error and provide solution for that Test Event Name (unsaved) test event Response { "errorMessage": "An error occurred (InvalidInstanceId) when calling the SendCommand operation: Instances [[i-0b2e0f7cd96629388]] not in a valid state for account 939184035091", "errorType": "InvalidInstanceId", "requestId": "ce79bd04-55fd-4a76-9a30-c05c5abb71df", "stackTrace": [ " File \"/var/task/lambda_function.py\", line 17, in lambda_handler\n response = ssm_client.send_command(\n", " File \"/var/runtime/botocore/client.py\", line 565, in _api_call\n return self._make_api_call(operation_name, kwargs)\n", " File \"/var/runtime/botocore/client.py\", line 1021, in _make_api_call\n raise error_class(parsed_response, operation_name)\n" ] } Function Logs START RequestId: ce79bd04-55fd-4a76-9a30-c05c5abb71df Version: $LATEST LAMBDA_WARNING: Unhandled exception. The most likely cause is an issue in the function code. However, in rare cases, a Lambda runtime update can cause unexpected function behavior. For functions using managed runtimes, runtime updates can be triggered by a function change, or can be applied automatically. To determine if the runtime has been updated, check the runtime version in the INIT_START log entry. If this error correlates with a change in the runtime version, you may be able to mitigate this error by temporarily rolling back to the previous runtime version. For more information, see https://docs.aws.amazon.com/lambda/latest/dg/runtimes-update.html [ERROR] InvalidInstanceId: An error occurred (InvalidInstanceId) when calling the SendCommand operation: Instances [[i-0b2e0f7cd96629388]] not in a valid state for account 939184035091 Traceback (most recent call last):   File "/var/task/lambda_function.py", line 17, in lambda_handler     response = <text:soft-page-break/>ssm_client.send_command(   File "/var/runtime/botocore/client.py", line 565, in _api_call     return self._make_api_call(operation_name, kwargs)   File "/var/runtime/botocore/client.py", line 1021, in _make_api_call     raise error_class(parsed_response, operation_name)END RequestId: ce79bd04-55fd-4a76-9a30-c05c5abb71df REPORT RequestId: ce79bd04-55fd-4a76-9a30-c05c5abb71df Duration: 360.70 ms Billed Duration: 361 ms Memory Size: 128 MB Max Memory Used: 78 MB Request ID ce79bd04-55fd-4a76-9a30-c05c5abb71df</text:p>
      <text:h text:style-name="Heading_20_6" text:outline-level="6">ChatGPT said:</text:h>
      <text:p text:style-name="Text_20_body">The <text:span text:style-name="Source_20_Text">InvalidInstanceId</text:span> error you're encountering when calling the <text:span text:style-name="Source_20_Text">SendCommand</text:span> operation indicates that the specified EC2 instance is not in a valid state for executing SSM commands. Here’s a step-by-step approach to resolve this issue:</text:p>
      <text:h text:style-name="Heading_20_3" text:outline-level="3">1. <text:span text:style-name="Strong_20_Emphasis">Check the EC2 Instance State</text:span></text:h>
      <text:list xml:id="list1751528127" text:style-name="L160">
        <text:list-item>
          <text:p text:style-name="P213"><text:span text:style-name="Strong_20_Emphasis">Navigate to the EC2 Console</text:span>:</text:p>
          <text:list>
            <text:list-item>
              <text:p text:style-name="P323">Go to the AWS Management Console and select <text:span text:style-name="Strong_20_Emphasis">EC2</text:span>.</text:p>
            </text:list-item>
          </text:list>
        </text:list-item>
        <text:list-item>
          <text:p text:style-name="P213"><text:span text:style-name="Strong_20_Emphasis">Locate Your Instance</text:span>:</text:p>
          <text:list>
            <text:list-item>
              <text:p text:style-name="P323">Search for the instance with ID <text:span text:style-name="Source_20_Text">i-0b2e0f7cd96629388</text:span>.</text:p>
            </text:list-item>
          </text:list>
        </text:list-item>
        <text:list-item>
          <text:p text:style-name="P213"><text:span text:style-name="Strong_20_Emphasis">Verify Instance Status</text:span>:</text:p>
          <text:list>
            <text:list-item>
              <text:p text:style-name="P213">Ensure that the instance is in the <text:span text:style-name="Strong_20_Emphasis">Running</text:span> state. If it is stopped, terminated, or pending, it won't be able to accept SSM commands.</text:p>
            </text:list-item>
          </text:list>
        </text:list-item>
      </text:list>
      <text:h text:style-name="Heading_20_3" text:outline-level="3">2. <text:span text:style-name="Strong_20_Emphasis">Check SSM Agent Status</text:span></text:h>
      <text:list xml:id="list1696927055" text:style-name="L161">
        <text:list-item>
          <text:p text:style-name="P214"><text:span text:style-name="Strong_20_Emphasis">SSH into the Instance</text:span>:</text:p>
          <text:list>
            <text:list-item>
              <text:p text:style-name="P324">If the instance is running, connect to it via SSH.</text:p>
            </text:list-item>
          </text:list>
        </text:list-item>
        <text:list-item>
          <text:p text:style-name="P214"><text:span text:style-name="Strong_20_Emphasis">Verify SSM Agent</text:span>:</text:p>
          <text:list>
            <text:list-item>
              <text:p text:style-name="P214">Check if the SSM agent is installed and running:</text:p>
              <text:p text:style-name="P26">bash</text:p>
            </text:list-item>
          </text:list>
        </text:list-item>
      </text:list>
      <text:list xml:id="list2994136805" text:style-name="L162">
        <text:list-item>
          <text:p text:style-name="P56"><text:span text:style-name="Source_20_Text">sudo systemctl status amazon-ssm-agent</text:span></text:p>
        </text:list-item>
      </text:list>
      <text:list xml:id="list4203442169" text:style-name="L163">
        <text:list-item>
          <text:p text:style-name="P215">If it’s not running, start it:</text:p>
        </text:list-item>
      </text:list>
      <text:p text:style-name="P1">bash</text:p>
      <text:list xml:id="list1003629406" text:style-name="L164">
        <text:list-item>
          <text:p text:style-name="P57"><text:span text:style-name="Source_20_Text">sudo systemctl start amazon-ssm-agent</text:span></text:p>
        </text:list-item>
      </text:list>
      <text:list xml:id="list882155526" text:style-name="L165">
        <text:list-item>
          <text:p text:style-name="P216">If the agent is not installed, install it:</text:p>
        </text:list-item>
      </text:list>
      <text:p text:style-name="P1">bash</text:p>
      <text:list xml:id="list3403745347" text:style-name="L166">
        <text:list-item>
          <text:list>
            <text:list-item>
              <text:p text:style-name="P76"><text:span text:style-name="Source_20_Text">sudo yum install -y amazon-ssm-agent <text:s text:c="2"/># For Amazon Linux</text:span></text:p>
              <text:p text:style-name="P76"><text:span text:style-name="Source_20_Text"># or</text:span></text:p>
              <text:p text:style-name="P58"><text:span text:style-name="Source_20_Text">sudo apt-get install amazon-ssm-agent <text:s text:c="3"/># For Ubuntu</text:span></text:p>
            </text:list-item>
          </text:list>
        </text:list-item>
      </text:list>
      <text:h text:style-name="Heading_20_3" text:outline-level="3">3. <text:span text:style-name="Strong_20_Emphasis">IAM Role and Permissions</text:span></text:h>
      <text:list xml:id="list3094407835" text:style-name="L167">
        <text:list-item>
          <text:p text:style-name="P217"><text:span text:style-name="Strong_20_Emphasis">Check IAM Role</text:span>:</text:p>
          <text:list>
            <text:list-item>
              <text:p text:style-name="P325"><text:soft-page-break/>Ensure that the EC2 instance has an IAM role attached that includes permissions for SSM operations, such as:</text:p>
              <text:list>
                <text:list-item>
                  <text:p text:style-name="P325"><text:span text:style-name="Source_20_Text">AmazonEC2RoleforSSM</text:span></text:p>
                </text:list-item>
                <text:list-item>
                  <text:p text:style-name="P325">Custom policies allowing <text:span text:style-name="Source_20_Text">ssm:SendCommand</text:span>, <text:span text:style-name="Source_20_Text">ssm:UpdateInstanceInformation</text:span>, etc.</text:p>
                </text:list-item>
              </text:list>
            </text:list-item>
          </text:list>
        </text:list-item>
        <text:list-item>
          <text:p text:style-name="P217"><text:span text:style-name="Strong_20_Emphasis">Review Lambda Execution Role</text:span>:</text:p>
          <text:list>
            <text:list-item>
              <text:p text:style-name="P217">The IAM role associated with your Lambda function should also have permissions to execute SSM commands. Use a policy like this:</text:p>
              <text:p text:style-name="P27">json</text:p>
            </text:list-item>
          </text:list>
        </text:list-item>
      </text:list>
      <text:list xml:id="list860862755" text:style-name="L168">
        <text:list-item>
          <text:list>
            <text:list-item>
              <text:p text:style-name="P77"><text:span text:style-name="Source_20_Text">{</text:span></text:p>
              <text:p text:style-name="P77"><text:span text:style-name="Source_20_Text"><text:s text:c="4"/>"Version": "2012-10-17",</text:span></text:p>
              <text:p text:style-name="P77"><text:span text:style-name="Source_20_Text"><text:s text:c="4"/>"Statement": [</text:span></text:p>
              <text:p text:style-name="P77"><text:span text:style-name="Source_20_Text"><text:s text:c="8"/>{</text:span></text:p>
              <text:p text:style-name="P77"><text:span text:style-name="Source_20_Text"><text:s text:c="12"/>"Effect": "Allow",</text:span></text:p>
              <text:p text:style-name="P77"><text:span text:style-name="Source_20_Text"><text:s text:c="12"/>"Action": [</text:span></text:p>
              <text:p text:style-name="P77"><text:span text:style-name="Source_20_Text"><text:s text:c="16"/>"ssm:SendCommand",</text:span></text:p>
              <text:p text:style-name="P77"><text:span text:style-name="Source_20_Text"><text:s text:c="16"/>"ssm:ListCommands",</text:span></text:p>
              <text:p text:style-name="P77"><text:span text:style-name="Source_20_Text"><text:s text:c="16"/>"ssm:ListCommandInvocations",</text:span></text:p>
              <text:p text:style-name="P77"><text:span text:style-name="Source_20_Text"><text:s text:c="16"/>"ssm:DescribeInstanceInformation"</text:span></text:p>
              <text:p text:style-name="P77"><text:span text:style-name="Source_20_Text"><text:s text:c="12"/>],</text:span></text:p>
              <text:p text:style-name="P77"><text:span text:style-name="Source_20_Text"><text:s text:c="12"/>"Resource": "*"</text:span></text:p>
              <text:p text:style-name="P77"><text:span text:style-name="Source_20_Text"><text:s text:c="8"/>}</text:span></text:p>
              <text:p text:style-name="P77"><text:span text:style-name="Source_20_Text"><text:s text:c="4"/>]</text:span></text:p>
              <text:p text:style-name="P59"><text:span text:style-name="Source_20_Text">}</text:span></text:p>
            </text:list-item>
          </text:list>
        </text:list-item>
      </text:list>
      <text:h text:style-name="Heading_20_3" text:outline-level="3">4. <text:span text:style-name="Strong_20_Emphasis">Check VPC and Networking Settings</text:span></text:h>
      <text:list xml:id="list130691511" text:style-name="L169">
        <text:list-item>
          <text:p text:style-name="P218"><text:span text:style-name="Strong_20_Emphasis">Public vs. Private Subnet</text:span>:</text:p>
          <text:list>
            <text:list-item>
              <text:p text:style-name="P326">If the instance is in a private subnet, ensure it has access to the internet via a <text:span text:style-name="Strong_20_Emphasis">NAT Gateway</text:span> or has the necessary VPC endpoint for SSM.</text:p>
            </text:list-item>
          </text:list>
        </text:list-item>
        <text:list-item>
          <text:p text:style-name="P218"><text:span text:style-name="Strong_20_Emphasis">Security Group Settings</text:span>:</text:p>
          <text:list>
            <text:list-item>
              <text:p text:style-name="P218">Verify that the security group associated with the instance allows outbound traffic to necessary AWS services.</text:p>
            </text:list-item>
          </text:list>
        </text:list-item>
      </text:list>
      <text:h text:style-name="Heading_20_3" text:outline-level="3">5. <text:span text:style-name="Strong_20_Emphasis">Managed Instances</text:span></text:h>
      <text:list xml:id="list266162106" text:style-name="L170">
        <text:list-item>
          <text:p text:style-name="P327"><text:span text:style-name="Strong_20_Emphasis">Check in Systems Manager</text:span>:</text:p>
          <text:list>
            <text:list-item>
              <text:p text:style-name="P327">Go to the AWS Systems Manager console and check the <text:span text:style-name="Strong_20_Emphasis">Managed Instances</text:span> section.</text:p>
            </text:list-item>
            <text:list-item>
              <text:p text:style-name="P219">Ensure that your instance appears here. If not, it indicates a problem with the SSM setup.</text:p>
            </text:list-item>
          </text:list>
        </text:list-item>
      </text:list>
      <text:h text:style-name="Heading_20_3" text:outline-level="3">6. <text:span text:style-name="Strong_20_Emphasis">Testing SSM Command Directly</text:span></text:h>
      <text:list xml:id="list3314720793" text:style-name="L171">
        <text:list-item>
          <text:p text:style-name="P328"><text:span text:style-name="Strong_20_Emphasis">Use AWS CLI</text:span>:</text:p>
          <text:list>
            <text:list-item>
              <text:p text:style-name="P220">From your local machine or another EC2 instance that can reach the SSM service, try sending a command:</text:p>
            </text:list-item>
          </text:list>
          <text:p text:style-name="P28">bash</text:p>
        </text:list-item>
      </text:list>
      <text:list xml:id="list1253589714" text:style-name="L172">
        <text:list-item>
          <text:p text:style-name="P60"><text:soft-page-break/><text:span text:style-name="Source_20_Text">aws ssm send-command --document-name "AWS-RunShellScript" --targets "Key=instanceids,Values=i-0b2e0f7cd96629388" --parameters '{"commands":["echo Hello World"]}'</text:span></text:p>
          <text:list>
            <text:list-item>
              <text:p text:style-name="P221">This can help determine if the issue lies with the Lambda function or the EC2/SSM setup.</text:p>
            </text:list-item>
          </text:list>
        </text:list-item>
      </text:list>
      <text:h text:style-name="Heading_20_3" text:outline-level="3">Conclusion</text:h>
      <text:p text:style-name="Text_20_body">After following these steps, try invoking your Lambda function again. If the issue persists, provide any updated error messages or additional context, and I can help you further troubleshoot.</text:p>
      <text:h text:style-name="Heading_20_5" text:outline-level="5">You said:</text:h>
      <text:p text:style-name="Text_20_body">[root@ip-172-31-2-231 ~]# aws ssm send-command --document-name "AWS-RunShellScript" --targets "Key=instanceids,Values=i-0b2e0f7cd96629388" --parameters '{"commands":["echo Hello World"]}' An error occurred (InvalidInstanceId) when calling the SendCommand operation: Instances [[i-0b2e0f7cd96629388]] not in a valid state for account 939184035091 [root@ip-172-31-2-231 ~]# </text:p>
      <text:h text:style-name="Heading_20_6" text:outline-level="6">ChatGPT said:</text:h>
      <text:p text:style-name="Text_20_body">The error message indicates that the instance <text:span text:style-name="Source_20_Text">i-0b2e0f7cd96629388</text:span> is not in a valid state for executing the command, which could be due to several reasons. Let's troubleshoot this step by step:</text:p>
      <text:h text:style-name="Heading_20_3" text:outline-level="3">1. <text:span text:style-name="Strong_20_Emphasis">Check the Instance State</text:span></text:h>
      <text:list xml:id="list2420452627" text:style-name="L173">
        <text:list-item>
          <text:p text:style-name="P329"><text:span text:style-name="Strong_20_Emphasis">Verify the Current State</text:span>:</text:p>
          <text:list>
            <text:list-item>
              <text:p text:style-name="P329">Make sure the instance is in the <text:span text:style-name="Strong_20_Emphasis">Running</text:span> state.</text:p>
            </text:list-item>
            <text:list-item>
              <text:p text:style-name="P222">In the EC2 console, check the status of the instance. If it’s stopped or terminated, you cannot send commands to it.</text:p>
            </text:list-item>
          </text:list>
        </text:list-item>
      </text:list>
      <text:h text:style-name="Heading_20_3" text:outline-level="3">2. <text:span text:style-name="Strong_20_Emphasis">Check SSM Agent Status</text:span></text:h>
      <text:list xml:id="list3428044876" text:style-name="L174">
        <text:list-item>
          <text:p text:style-name="P330"><text:span text:style-name="Strong_20_Emphasis">SSM Agent Running</text:span>:</text:p>
          <text:list>
            <text:list-item>
              <text:p text:style-name="P223">SSH into the instance and check if the SSM agent is running:</text:p>
              <text:p text:style-name="P29">bash</text:p>
            </text:list-item>
          </text:list>
        </text:list-item>
      </text:list>
      <text:list xml:id="list3693591235" text:style-name="L175">
        <text:list-item>
          <text:p text:style-name="P61"><text:span text:style-name="Source_20_Text">sudo systemctl status amazon-ssm-agent</text:span></text:p>
        </text:list-item>
      </text:list>
      <text:list xml:id="list279358693" text:style-name="L176">
        <text:list-item>
          <text:p text:style-name="P224">If it’s not running, start it:</text:p>
        </text:list-item>
      </text:list>
      <text:p text:style-name="P1">bash</text:p>
      <text:list xml:id="list2038142049" text:style-name="L177">
        <text:list-item>
          <text:list>
            <text:list-item>
              <text:p text:style-name="P62"><text:span text:style-name="Source_20_Text">sudo systemctl start amazon-ssm-agent</text:span></text:p>
            </text:list-item>
          </text:list>
        </text:list-item>
      </text:list>
      <text:h text:style-name="Heading_20_3" text:outline-level="3">3. <text:span text:style-name="Strong_20_Emphasis">Instance Registration with SSM</text:span></text:h>
      <text:list xml:id="list1082294438" text:style-name="L178">
        <text:list-item>
          <text:p text:style-name="P331"><text:span text:style-name="Strong_20_Emphasis">Managed Instances</text:span>:</text:p>
          <text:list>
            <text:list-item>
              <text:p text:style-name="P225">In the AWS Systems Manager console, check if the instance appears under <text:span text:style-name="Strong_20_Emphasis">Managed Instances</text:span>. If it doesn't, it may not be correctly configured to communicate with SSM.</text:p>
            </text:list-item>
          </text:list>
        </text:list-item>
      </text:list>
      <text:h text:style-name="Heading_20_3" text:outline-level="3"><text:soft-page-break/>4. <text:span text:style-name="Strong_20_Emphasis">IAM Role and Permissions</text:span></text:h>
      <text:list xml:id="list3822743145" text:style-name="L179">
        <text:list-item>
          <text:p text:style-name="P332"><text:span text:style-name="Strong_20_Emphasis">Verify IAM Role</text:span>:</text:p>
          <text:list>
            <text:list-item>
              <text:p text:style-name="P226">Ensure the EC2 instance has an IAM role with the necessary permissions for SSM. The role should include the policy <text:span text:style-name="Source_20_Text">AmazonEC2RoleforSSM</text:span> or equivalent permissions for SSM operations.</text:p>
            </text:list-item>
          </text:list>
        </text:list-item>
      </text:list>
      <text:h text:style-name="Heading_20_3" text:outline-level="3">5. <text:span text:style-name="Strong_20_Emphasis">VPC and Networking Settings</text:span></text:h>
      <text:list xml:id="list3574550377" text:style-name="L180">
        <text:list-item>
          <text:p text:style-name="P227"><text:span text:style-name="Strong_20_Emphasis">NAT Gateway</text:span>:</text:p>
          <text:list>
            <text:list-item>
              <text:p text:style-name="P333">If the instance is in a private subnet, confirm it has a route to a NAT Gateway for internet access.</text:p>
            </text:list-item>
          </text:list>
        </text:list-item>
        <text:list-item>
          <text:p text:style-name="P227"><text:span text:style-name="Strong_20_Emphasis">Security Groups</text:span>:</text:p>
          <text:list>
            <text:list-item>
              <text:p text:style-name="P227">Ensure the security group associated with the instance allows outbound traffic to SSM services.</text:p>
            </text:list-item>
          </text:list>
        </text:list-item>
      </text:list>
      <text:h text:style-name="Heading_20_3" text:outline-level="3">6. <text:span text:style-name="Strong_20_Emphasis">Check for Instance in Maintenance Mode</text:span></text:h>
      <text:list xml:id="list890608795" text:style-name="L181">
        <text:list-item>
          <text:p text:style-name="P334"><text:span text:style-name="Strong_20_Emphasis">Instance Maintenance</text:span>:</text:p>
          <text:list>
            <text:list-item>
              <text:p text:style-name="P228">If the instance is undergoing maintenance (e.g., reboot, stop/start), it may not be in a valid state to accept commands.</text:p>
            </text:list-item>
          </text:list>
        </text:list-item>
      </text:list>
      <text:h text:style-name="Heading_20_3" text:outline-level="3">7. <text:span text:style-name="Strong_20_Emphasis">Reboot the Instance</text:span></text:h>
      <text:list xml:id="list2338941455" text:style-name="L182">
        <text:list-item>
          <text:p text:style-name="P335"><text:span text:style-name="Strong_20_Emphasis">Reboot</text:span>:</text:p>
          <text:list>
            <text:list-item>
              <text:p text:style-name="P229">If you’re still having issues, consider rebooting the instance. Sometimes, simply restarting can resolve underlying issues.</text:p>
            </text:list-item>
          </text:list>
        </text:list-item>
      </text:list>
      <text:h text:style-name="Heading_20_3" text:outline-level="3">8. <text:span text:style-name="Strong_20_Emphasis">Test Another Instance</text:span></text:h>
      <text:list xml:id="list2562494808" text:style-name="L183">
        <text:list-item>
          <text:p text:style-name="P336"><text:span text:style-name="Strong_20_Emphasis">Try Another Instance</text:span>:</text:p>
          <text:list>
            <text:list-item>
              <text:p text:style-name="P230">If possible, try sending a command to another EC2 instance that is known to work with SSM. This will help isolate whether the issue is specific to this instance.</text:p>
            </text:list-item>
          </text:list>
        </text:list-item>
      </text:list>
      <text:h text:style-name="Heading_20_3" text:outline-level="3">9. <text:span text:style-name="Strong_20_Emphasis">Logs for Additional Information</text:span></text:h>
      <text:list xml:id="list427777273" text:style-name="L184">
        <text:list-item>
          <text:p text:style-name="P337"><text:span text:style-name="Strong_20_Emphasis">Check CloudWatch Logs</text:span>:</text:p>
          <text:list>
            <text:list-item>
              <text:p text:style-name="P231">Review CloudWatch logs for the SSM agent on the instance for any error messages that might provide more context.</text:p>
            </text:list-item>
          </text:list>
        </text:list-item>
      </text:list>
      <text:h text:style-name="Heading_20_3" text:outline-level="3">Conclusion</text:h>
      <text:p text:style-name="Text_20_body">After verifying these steps, try sending the command again. If the instance is running and the SSM agent is active, you should be able to send commands without issues. If the problem persists, please provide any additional context or changes, and I can assist you further.</text:p>
      <text:h text:style-name="Heading_20_5" text:outline-level="5">You said:</text:h>
      <text:p text:style-name="Text_20_body">Every thing is correct then why it is showiing error</text:p>
      <text:h text:style-name="Heading_20_6" text:outline-level="6"><text:soft-page-break/>ChatGPT said:</text:h>
      <text:p text:style-name="Text_20_body">If everything appears to be set up correctly but you're still encountering the <text:span text:style-name="Source_20_Text">InvalidInstanceId</text:span> error, here are some additional troubleshooting steps to consider:</text:p>
      <text:h text:style-name="Heading_20_3" text:outline-level="3">1. <text:span text:style-name="Strong_20_Emphasis">Recheck the Instance ID</text:span></text:h>
      <text:list xml:id="list2050008000" text:style-name="L185">
        <text:list-item>
          <text:p text:style-name="P232"><text:span text:style-name="Strong_20_Emphasis">Confirm the Instance ID</text:span>: Make sure you are using the correct instance ID (<text:span text:style-name="Source_20_Text">i-0b2e0f7cd96629388</text:span>). Even a small typo can cause this error.</text:p>
        </text:list-item>
      </text:list>
      <text:h text:style-name="Heading_20_3" text:outline-level="3">2. <text:span text:style-name="Strong_20_Emphasis">SSM Agent Logs</text:span></text:h>
      <text:list xml:id="list1341068720" text:style-name="L186">
        <text:list-item>
          <text:p text:style-name="P338"><text:span text:style-name="Strong_20_Emphasis">Check SSM Agent Logs</text:span>: Look at the SSM agent logs on the instance for any specific errors:</text:p>
          <text:list>
            <text:list-item>
              <text:p text:style-name="P338">The logs are typically located at <text:span text:style-name="Source_20_Text">/var/log/amazon/ssm/</text:span>.</text:p>
            </text:list-item>
            <text:list-item>
              <text:p text:style-name="P233">Check <text:span text:style-name="Source_20_Text">amazon-ssm-agent.log</text:span> and <text:span text:style-name="Source_20_Text">amazon-ssm-agent.err.log</text:span> for any relevant messages.</text:p>
            </text:list-item>
          </text:list>
        </text:list-item>
      </text:list>
      <text:h text:style-name="Heading_20_3" text:outline-level="3">3. <text:span text:style-name="Strong_20_Emphasis">Instance Status Checks</text:span></text:h>
      <text:list xml:id="list3783388114" text:style-name="L187">
        <text:list-item>
          <text:p text:style-name="P234"><text:span text:style-name="Strong_20_Emphasis">Check Status Checks</text:span>: In the EC2 console, make sure the instance has passed both the system and instance status checks.</text:p>
        </text:list-item>
      </text:list>
      <text:h text:style-name="Heading_20_3" text:outline-level="3">4. <text:span text:style-name="Strong_20_Emphasis">AWS Region</text:span></text:h>
      <text:list xml:id="list2900849747" text:style-name="L188">
        <text:list-item>
          <text:p text:style-name="P235"><text:span text:style-name="Strong_20_Emphasis">Verify AWS Region</text:span>: Ensure that you are executing the command in the correct AWS region. The instance ID is region-specific.</text:p>
        </text:list-item>
      </text:list>
      <text:h text:style-name="Heading_20_3" text:outline-level="3">5. <text:span text:style-name="Strong_20_Emphasis">Service Limits</text:span></text:h>
      <text:list xml:id="list579862358" text:style-name="L189">
        <text:list-item>
          <text:p text:style-name="P236"><text:span text:style-name="Strong_20_Emphasis">Check for Service Limits</text:span>: Ensure that your account has not hit any service limits related to SSM or EC2 that could prevent sending commands.</text:p>
        </text:list-item>
      </text:list>
      <text:h text:style-name="Heading_20_3" text:outline-level="3">6. <text:span text:style-name="Strong_20_Emphasis">Document Name and Permissions</text:span></text:h>
      <text:list xml:id="list2517185284" text:style-name="L190">
        <text:list-item>
          <text:p text:style-name="P237"><text:span text:style-name="Strong_20_Emphasis">Verify Document Name</text:span>: Ensure the document name (<text:span text:style-name="Source_20_Text">AWS-RunShellScript</text:span>) is spelled correctly and exists in the specified region.</text:p>
        </text:list-item>
        <text:list-item>
          <text:p text:style-name="P237"><text:span text:style-name="Strong_20_Emphasis">Document Permissions</text:span>: Make sure the SSM document has the necessary permissions to be executed on your instance.</text:p>
        </text:list-item>
      </text:list>
      <text:h text:style-name="Heading_20_3" text:outline-level="3">7. <text:span text:style-name="Strong_20_Emphasis">Network Configuration</text:span></text:h>
      <text:list xml:id="list1618878794" text:style-name="L191">
        <text:list-item>
          <text:p text:style-name="P238"><text:span text:style-name="Strong_20_Emphasis">Check Network Configuration</text:span>: If your instance is in a VPC, ensure it has appropriate route tables and that it can access SSM endpoints.</text:p>
        </text:list-item>
      </text:list>
      <text:h text:style-name="Heading_20_3" text:outline-level="3">8. <text:span text:style-name="Strong_20_Emphasis">IAM Role Trust Relationship</text:span></text:h>
      <text:list xml:id="list3803263680" text:style-name="L192">
        <text:list-item>
          <text:p text:style-name="P239"><text:span text:style-name="Strong_20_Emphasis">Check IAM Role Trust Policy</text:span>: Ensure that the IAM role associated with the instance has a trust relationship that allows the SSM service to assume it.</text:p>
        </text:list-item>
      </text:list>
      <text:h text:style-name="Heading_20_3" text:outline-level="3"><text:soft-page-break/>9. <text:span text:style-name="Strong_20_Emphasis">Session Manager Configuration</text:span></text:h>
      <text:list xml:id="list3510089097" text:style-name="L193">
        <text:list-item>
          <text:p text:style-name="P240"><text:span text:style-name="Strong_20_Emphasis">Session Manager</text:span>: If you have the Session Manager set up, try connecting to the instance using Session Manager to see if that works. This can help verify connectivity.</text:p>
        </text:list-item>
      </text:list>
      <text:h text:style-name="Heading_20_3" text:outline-level="3">10. <text:span text:style-name="Strong_20_Emphasis">Contact AWS Support</text:span></text:h>
      <text:p text:style-name="Text_20_body">If you’ve gone through all these steps and the issue still persists, it may be worth contacting AWS Support for further assistance. They can provide deeper insights based on your account and resource configurations.</text:p>
      <text:h text:style-name="Heading_20_3" text:outline-level="3">Summary</text:h>
      <text:p text:style-name="Text_20_body">Double-check each of these areas, especially the instance ID, SSM agent status, and IAM role permissions. Sometimes, the problem might be something small or overlooked. If everything checks out and the problem continues, AWS Support is your best bet for resolution.</text:p>
      <text:h text:style-name="Heading_20_5" text:outline-level="5">You said:</text:h>
      <text:p text:style-name="Text_20_body">i want to run shell commnads on ec2 using lambda</text:p>
      <text:h text:style-name="Heading_20_6" text:outline-level="6">ChatGPT said:</text:h>
      <text:p text:style-name="Text_20_body">To run shell commands on an EC2 instance using AWS Lambda, you typically use the AWS Systems Manager (SSM) service. Here’s a step-by-step guide to set this up:</text:p>
      <text:h text:style-name="Heading_20_3" text:outline-level="3">Step 1: Prerequisites</text:h>
      <text:list xml:id="list1192644453" text:style-name="L194">
        <text:list-item>
          <text:p text:style-name="P241"><text:span text:style-name="Strong_20_Emphasis">SSM Agent</text:span>: Ensure that the EC2 instance has the SSM agent installed and running. Most Amazon Machine Images (AMIs) have it pre-installed.</text:p>
        </text:list-item>
        <text:list-item>
          <text:p text:style-name="P241"><text:span text:style-name="Strong_20_Emphasis">IAM Role</text:span>: The EC2 instance should have an IAM role with the following policies:</text:p>
          <text:list>
            <text:list-item>
              <text:p text:style-name="P339"><text:span text:style-name="Strong_20_Emphasis">AmazonSSMManagedInstanceCore</text:span>: Allows the instance to communicate with the SSM service.</text:p>
            </text:list-item>
          </text:list>
        </text:list-item>
        <text:list-item>
          <text:p text:style-name="P241"><text:span text:style-name="Strong_20_Emphasis">VPC Endpoint (if necessary)</text:span>: If your EC2 instance is in a private subnet, ensure you have a VPC endpoint for SSM.</text:p>
        </text:list-item>
      </text:list>
      <text:h text:style-name="Heading_20_3" text:outline-level="3">Step 2: Create IAM Role for Lambda</text:h>
      <text:list xml:id="list4038686009" text:style-name="L195">
        <text:list-item>
          <text:p text:style-name="P340"><text:span text:style-name="Strong_20_Emphasis">Create an IAM Role</text:span> for the Lambda function with permissions to execute SSM commands:</text:p>
          <text:list>
            <text:list-item>
              <text:p text:style-name="P242">Attach the <text:span text:style-name="Source_20_Text">AmazonSSMFullAccess</text:span> policy (or create a more restricted policy as needed).</text:p>
            </text:list-item>
          </text:list>
        </text:list-item>
      </text:list>
      <text:h text:style-name="Heading_20_3" text:outline-level="3">Step 3: Write the Lambda Function</text:h>
      <text:p text:style-name="Text_20_body">Here’s a sample Python code for your Lambda function to run a shell command on an EC2 instance using the SSM <text:span text:style-name="Source_20_Text">send_command</text:span> API:</text:p>
      <text:p text:style-name="P1">python</text:p>
      <text:p text:style-name="P63"><text:span text:style-name="Source_20_Text">import json</text:span></text:p>
      <text:p text:style-name="P63"><text:span text:style-name="Source_20_Text">import boto3</text:span></text:p>
      <text:p text:style-name="P63"/>
      <text:p text:style-name="P63"><text:span text:style-name="Source_20_Text">def lambda_handler(event, context):</text:span></text:p>
      <text:p text:style-name="P63"><text:span text:style-name="Source_20_Text"><text:s text:c="4"/># Initialize the SSM client</text:span></text:p>
      <text:p text:style-name="P63"><text:soft-page-break/><text:span text:style-name="Source_20_Text"><text:s text:c="4"/>ssm_client = boto3.client('ssm')</text:span></text:p>
      <text:p text:style-name="P63"/>
      <text:p text:style-name="P63"><text:span text:style-name="Source_20_Text"><text:s text:c="4"/># Specify the instance ID and command to run</text:span></text:p>
      <text:p text:style-name="P63"><text:span text:style-name="Source_20_Text"><text:s text:c="4"/>instance_id = "i-0b2e0f7cd96629388" <text:s/># replace with your instance ID</text:span></text:p>
      <text:p text:style-name="P63"><text:span text:style-name="Source_20_Text"><text:s text:c="4"/>command = "echo Hello World" <text:s/># replace with your command</text:span></text:p>
      <text:p text:style-name="P63"/>
      <text:p text:style-name="P63"><text:span text:style-name="Source_20_Text"><text:s text:c="4"/># Send the command</text:span></text:p>
      <text:p text:style-name="P63"><text:span text:style-name="Source_20_Text"><text:s text:c="4"/>try:</text:span></text:p>
      <text:p text:style-name="P63"><text:span text:style-name="Source_20_Text"><text:s text:c="8"/>response = ssm_client.send_command(</text:span></text:p>
      <text:p text:style-name="P63"><text:span text:style-name="Source_20_Text"><text:s text:c="12"/>DocumentName="AWS-RunShellScript",</text:span></text:p>
      <text:p text:style-name="P63"><text:span text:style-name="Source_20_Text"><text:s text:c="12"/>Parameters={'commands': [command]},</text:span></text:p>
      <text:p text:style-name="P63"><text:span text:style-name="Source_20_Text"><text:s text:c="12"/>Targets=[{'Key': 'instanceids', 'Values': [instance_id]}]</text:span></text:p>
      <text:p text:style-name="P63"><text:span text:style-name="Source_20_Text"><text:s text:c="8"/>)</text:span></text:p>
      <text:p text:style-name="P63"><text:span text:style-name="Source_20_Text"><text:s text:c="8"/>return {</text:span></text:p>
      <text:p text:style-name="P63"><text:span text:style-name="Source_20_Text"><text:s text:c="12"/>'statusCode': 200,</text:span></text:p>
      <text:p text:style-name="P63"><text:span text:style-name="Source_20_Text"><text:s text:c="12"/>'body': json.dumps('Command sent successfully!')</text:span></text:p>
      <text:p text:style-name="P63"><text:span text:style-name="Source_20_Text"><text:s text:c="8"/>}</text:span></text:p>
      <text:p text:style-name="P63"><text:span text:style-name="Source_20_Text"><text:s text:c="4"/>except Exception as e:</text:span></text:p>
      <text:p text:style-name="P63"><text:span text:style-name="Source_20_Text"><text:s text:c="8"/>return {</text:span></text:p>
      <text:p text:style-name="P63"><text:span text:style-name="Source_20_Text"><text:s text:c="12"/>'statusCode': 500,</text:span></text:p>
      <text:p text:style-name="P63"><text:span text:style-name="Source_20_Text"><text:s text:c="12"/>'body': json.dumps(f'Error: {str(e)}')</text:span></text:p>
      <text:p text:style-name="P30"><text:span text:style-name="Source_20_Text"><text:s text:c="8"/>}</text:span></text:p>
      <text:h text:style-name="Heading_20_3" text:outline-level="3">Step 4: Configure the Lambda Function</text:h>
      <text:list xml:id="list3635187794" text:style-name="L196">
        <text:list-item>
          <text:p text:style-name="P341"><text:span text:style-name="Strong_20_Emphasis">Create a Lambda Function</text:span> in the AWS Management Console.</text:p>
        </text:list-item>
        <text:list-item>
          <text:p text:style-name="P341"><text:span text:style-name="Strong_20_Emphasis">Set the Runtime</text:span> to Python 3.x.</text:p>
        </text:list-item>
        <text:list-item>
          <text:p text:style-name="P341"><text:span text:style-name="Strong_20_Emphasis">Set the Execution Role</text:span> to the IAM role you created for the Lambda function.</text:p>
        </text:list-item>
        <text:list-item>
          <text:p text:style-name="P243"><text:span text:style-name="Strong_20_Emphasis">Deploy the function</text:span> and test it.</text:p>
        </text:list-item>
      </text:list>
      <text:h text:style-name="Heading_20_3" text:outline-level="3">Step 5: Test the Lambda Function</text:h>
      <text:list xml:id="list1187571386" text:style-name="L197">
        <text:list-item>
          <text:p text:style-name="P342">Invoke the Lambda function from the AWS console or using an event.</text:p>
        </text:list-item>
        <text:list-item>
          <text:p text:style-name="P342">Check the output to see if it indicates success.</text:p>
        </text:list-item>
        <text:list-item>
          <text:p text:style-name="P244">Check the SSM console for the output of the command.</text:p>
        </text:list-item>
      </text:list>
      <text:h text:style-name="Heading_20_3" text:outline-level="3">Step 6: Verify Command Execution</text:h>
      <text:list xml:id="list3412081558" text:style-name="L198">
        <text:list-item>
          <text:p text:style-name="P343">Go to the <text:span text:style-name="Strong_20_Emphasis">AWS Systems Manager</text:span> console.</text:p>
        </text:list-item>
        <text:list-item>
          <text:p text:style-name="P343">Navigate to <text:span text:style-name="Strong_20_Emphasis">Run Command</text:span> under Instances &amp; Nodes.</text:p>
        </text:list-item>
        <text:list-item>
          <text:p text:style-name="P245">Check the status of the command sent and its output.</text:p>
        </text:list-item>
      </text:list>
      <text:h text:style-name="Heading_20_3" text:outline-level="3">Common Troubleshooting Tips</text:h>
      <text:list xml:id="list1718300049" text:style-name="L199">
        <text:list-item>
          <text:p text:style-name="P344"><text:span text:style-name="Strong_20_Emphasis">InvalidInstanceId Error</text:span>: Ensure the instance is in a valid state and that the instance ID is correct.</text:p>
        </text:list-item>
        <text:list-item>
          <text:p text:style-name="P344"><text:span text:style-name="Strong_20_Emphasis">SSM Agent Issues</text:span>: Ensure the SSM agent is installed and running on the instance.</text:p>
        </text:list-item>
        <text:list-item>
          <text:p text:style-name="P246"><text:span text:style-name="Strong_20_Emphasis">Network Issues</text:span>: If the instance is in a private subnet, check your VPC configuration and make sure it can reach the SSM endpoints.</text:p>
        </text:list-item>
      </text:list>
      <text:p text:style-name="Text_20_body">By following these steps, you should be able to execute shell commands on your EC2 instance from a Lambda function successfully!</text:p>
      <text:p text:style-name="Text_20_body">Get smarter responses, upload files and images, and more.</text:p>
      <text:section text:style-name="Sect1" text:name="prompt-textarea">
        <text:p text:style-name="Text_20_body"/>
      </text:section>
      <text:p text:style-name="P247"><text:soft-page-break/>ChatGPT can make mistakes. Check important info.</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10T15:59:33.457848533</meta:creation-date>
    <dc:date>2024-10-10T19:00:17.437222005</dc:date>
    <meta:editing-duration>PT2H1M4S</meta:editing-duration>
    <meta:editing-cycles>1</meta:editing-cycles>
    <meta:generator>LibreOffice/6.4.7.2$Linux_X86_64 LibreOffice_project/40$Build-2</meta:generator>
    <meta:document-statistic meta:table-count="0" meta:image-count="0" meta:object-count="0" meta:page-count="50" meta:paragraph-count="1411" meta:word-count="13327" meta:character-count="92490" meta:non-whitespace-character-count="78363"/>
  </office:meta>
</office:document-meta>
</file>